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officeooo:paragraph-rsid="001150e9"/>
    </style:style>
    <style:style style:name="P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9"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10"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P11"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P12"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14"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P1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2"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23"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24"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25"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26"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27"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28" style:family="paragraph" style:parent-style-name="Standard">
      <style:paragraph-properties fo:margin-left="2.514cm" fo:margin-right="0cm" fo:text-indent="-2.514cm" style:auto-text-indent="false">
        <style:tab-stops/>
      </style:paragraph-properties>
      <style:text-properties fo:language="en" fo:country="US"/>
    </style:style>
    <style:style style:name="P29" style:family="paragraph" style:parent-style-name="Standard">
      <style:paragraph-properties fo:margin-left="2.514cm" fo:margin-right="0cm" fo:text-indent="-2.514cm" style:auto-text-indent="false">
        <style:tab-stops>
          <style:tab-stop style:position="-2.011cm"/>
        </style:tab-stops>
      </style:paragraph-properties>
    </style:style>
    <style:style style:name="P30"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31"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32"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33" style:family="paragraph" style:parent-style-name="Standard">
      <style:paragraph-properties fo:margin-left="2.514cm" fo:margin-right="0cm" fo:text-indent="-2.514cm" style:auto-text-indent="false">
        <style:tab-stops/>
      </style:paragraph-properties>
      <style:text-properties style:font-name="Garamond"/>
    </style:style>
    <style:style style:name="P34"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5"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6" style:family="paragraph" style:parent-style-name="Heading_20_1">
      <style:paragraph-properties fo:margin-left="2.514cm" fo:margin-right="0cm" fo:text-indent="-2.514cm" style:auto-text-indent="false">
        <style:tab-stops/>
      </style:paragraph-properties>
    </style:style>
    <style:style style:name="P37" style:family="paragraph" style:parent-style-name="Text_20_body">
      <style:paragraph-properties fo:margin-left="2.514cm" fo:margin-right="0cm" fo:text-indent="-2.514cm" style:auto-text-indent="false">
        <style:tab-stops/>
      </style:paragraph-properties>
    </style:style>
    <style:style style:name="P38"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9"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40"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41"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42"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3" style:family="paragraph" style:parent-style-name="Standard">
      <style:paragraph-properties fo:margin-left="2.514cm" fo:margin-right="0cm" fo:margin-top="0cm" fo:margin-bottom="0cm" style:contextual-spacing="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44" style:family="paragraph" style:parent-style-name="Standard">
      <style:paragraph-properties fo:margin-left="2.514cm" fo:margin-right="0cm" fo:margin-top="0cm" fo:margin-bottom="0cm" style:contextual-spacing="false"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45" style:family="paragraph" style:parent-style-name="Standard">
      <style:paragraph-properties fo:margin-left="2.514cm" fo:margin-right="0cm" fo:margin-top="0cm" fo:margin-bottom="0cm" style:contextual-spacing="false" fo:text-indent="-2.514cm" style:auto-text-indent="false">
        <style:tab-stops/>
      </style:paragraph-properties>
    </style:style>
    <style:style style:name="P46" style:family="paragraph" style:parent-style-name="Text_20_body">
      <style:paragraph-properties fo:margin-left="2.514cm" fo:margin-right="0cm" fo:margin-top="0cm" fo:margin-bottom="0cm" style:contextual-spacing="false" fo:text-indent="-2.514cm" style:auto-text-indent="false">
        <style:tab-stops/>
      </style:paragraph-properties>
    </style:style>
    <style:style style:name="P47" style:family="paragraph" style:parent-style-name="Standard" style:master-page-name="">
      <style:paragraph-properties fo:margin-left="2.514cm" fo:margin-right="0cm" fo:text-indent="-2.514cm"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48" style:family="paragraph" style:parent-style-name="Standard">
      <style:text-properties fo:language="en" fo:country="US"/>
    </style:style>
    <style:style style:name="P49" style:family="paragraph" style:parent-style-name="Standard">
      <style:text-properties fo:font-size="12pt" fo:language="en" fo:country="US" style:font-size-asian="12pt" style:font-size-complex="12pt"/>
    </style:style>
    <style:style style:name="P50" style:family="paragraph" style:parent-style-name="Standard">
      <style:text-properties fo:font-size="10pt" fo:language="en" fo:country="US" style:font-size-asian="10pt" style:font-size-complex="10pt"/>
    </style:style>
    <style:style style:name="P51"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52"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53" style:family="paragraph" style:parent-style-name="Standard">
      <style:paragraph-properties fo:margin-left="0cm" fo:margin-right="0cm" fo:text-indent="0cm" style:auto-text-indent="false">
        <style:tab-stops/>
      </style:paragraph-properties>
    </style:style>
    <style:style style:name="P54"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55"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6"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57"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8"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59"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60"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61" style:family="paragraph" style:parent-style-name="Text_20_body">
      <style:paragraph-properties fo:margin-left="0cm" fo:margin-right="0cm" fo:text-indent="0cm" style:auto-text-indent="false">
        <style:tab-stops/>
      </style:paragraph-properties>
    </style:style>
    <style:style style:name="P62"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63"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64"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65" style:family="paragraph" style:parent-style-name="Standard">
      <style:paragraph-properties fo:margin-left="2.487cm" fo:margin-right="0cm" fo:text-indent="-2.487cm" style:auto-text-indent="false">
        <style:tab-stops/>
      </style:paragraph-properties>
    </style:style>
    <style:style style:name="P66" style:family="paragraph" style:parent-style-name="Standard">
      <style:paragraph-properties fo:margin-left="2.487cm" fo:margin-right="0cm" fo:text-indent="-2.487cm" style:auto-text-indent="false">
        <style:tab-stops/>
      </style:paragraph-properties>
      <style:text-properties fo:language="en" fo:country="US"/>
    </style:style>
    <style:style style:name="P67"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68"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9"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0"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1"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72"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3"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4"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5" style:family="paragraph" style:parent-style-name="Standard">
      <style:paragraph-properties fo:margin-left="2.487cm" fo:margin-right="0cm" fo:text-align="start" style:justify-single-word="false" fo:text-indent="-2.487cm" style:auto-text-indent="false">
        <style:tab-stops/>
      </style:paragraph-properties>
    </style:style>
    <style:style style:name="P76"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77" style:family="paragraph" style:parent-style-name="Text_20_body">
      <style:paragraph-properties fo:margin-left="2.487cm" fo:margin-right="0cm" fo:text-indent="-2.487cm" style:auto-text-indent="false">
        <style:tab-stops/>
      </style:paragraph-properties>
    </style:style>
    <style:style style:name="P78"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79"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80" style:family="paragraph" style:parent-style-name="Standard">
      <style:paragraph-properties fo:margin-left="2.54cm" fo:margin-right="0cm" fo:text-indent="-2.54cm" style:auto-text-indent="false">
        <style:tab-stops/>
      </style:paragraph-properties>
    </style:style>
    <style:style style:name="P81"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82"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83" style:family="paragraph" style:parent-style-name="Standard">
      <style:paragraph-properties fo:margin-left="2.461cm" fo:margin-right="0cm" fo:text-indent="-2.461cm" style:auto-text-indent="false">
        <style:tab-stops/>
      </style:paragraph-properties>
    </style:style>
    <style:style style:name="P84"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85"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86"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87" style:family="paragraph" style:parent-style-name="Text_20_body">
      <style:paragraph-properties fo:margin-left="2.51cm" fo:margin-right="0cm" fo:margin-top="0cm" fo:margin-bottom="0.212cm" style:contextual-spacing="false" fo:text-indent="-2.51cm" style:auto-text-indent="false">
        <style:tab-stops/>
      </style:paragraph-properties>
      <style:text-properties fo:font-size="12pt" fo:language="en" fo:country="US" style:font-size-asian="12pt" style:font-size-complex="12pt"/>
    </style:style>
    <style:style style:name="P8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9" style:family="paragraph" style:parent-style-name="Standard">
      <style:paragraph-properties fo:margin-left="2.514cm" fo:margin-right="0cm" fo:text-indent="-2.514cm" style:auto-text-indent="false">
        <style:tab-stops/>
      </style:paragraph-properties>
      <style:text-properties fo:language="en" fo:country="US"/>
    </style:style>
    <style:style style:name="P90" style:family="paragraph" style:parent-style-name="Standard">
      <style:paragraph-properties fo:margin-left="2.514cm" fo:margin-right="0cm" fo:text-indent="-2.514cm"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46"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T51"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52"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53" style:family="text">
      <style:text-properties fo:font-variant="normal" fo:text-transform="none" fo:color="#000000" style:text-line-through-styl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fo:background-color="#ffffff"/>
    </style:style>
    <style:style style:name="T58"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60"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61"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62" style:family="text">
      <style:text-properties fo:font-variant="normal" fo:text-transform="none" fo:color="#000000" style:text-line-through-styl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65" style:family="text">
      <style:text-properties fo:font-variant="normal" fo:text-transform="none" fo:color="#000000" style:text-line-through-style="none" style:font-name="Segoe UI" fo:font-size="9.75pt" fo:letter-spacing="normal" fo:font-style="normal" style:text-underline-style="none" fo:font-weight="normal" style:text-blinking="false" fo:background-color="#ffffff"/>
    </style:style>
    <style:style style:name="T66" style:family="text">
      <style:text-properties fo:font-variant="normal" fo:text-transform="none" fo:color="#000000" style:text-line-through-style="none" style:font-name="Arial1" fo:font-size="10.0500001907349pt" fo:letter-spacing="normal" fo:font-style="normal" style:text-underline-style="none" fo:font-weight="normal" style:text-blinking="false" fo:background-color="#ffffff"/>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language="en" fo:country="US"/>
    </style:style>
    <style:style style:name="T69" style:family="text">
      <style:text-properties fo:font-variant="normal" fo:text-transform="none" fo:color="#000000" fo:letter-spacing="normal" style:text-underline-style="solid" style:text-underline-type="double" style:text-underline-width="auto" style:text-underline-color="font-color"/>
    </style:style>
    <style:style style:name="T70" style:family="text">
      <style:text-properties fo:font-variant="normal" fo:text-transform="none" fo:color="#000000" style:font-name="Arial2" fo:font-size="9pt" fo:letter-spacing="normal" fo:font-style="normal" fo:font-weight="normal"/>
    </style:style>
    <style:style style:name="T71" style:family="text">
      <style:text-properties fo:font-variant="normal" fo:text-transform="none" fo:color="#000000" style:font-name="Arial2" fo:font-size="9pt" fo:letter-spacing="normal" fo:font-weight="normal"/>
    </style:style>
    <style:style style:name="T72" style:family="text">
      <style:text-properties fo:font-variant="normal" fo:text-transform="none" fo:color="#000000" style:font-name="Helvetica" fo:font-size="9pt" fo:letter-spacing="normal" fo:font-style="normal" fo:font-weight="normal" style:font-size-asian="10pt" style:font-size-complex="10pt"/>
    </style:style>
    <style:style style:name="T73" style:family="text">
      <style:text-properties fo:font-variant="normal" fo:text-transform="none" fo:color="#000000" style:font-name="Times New Roman1" fo:font-size="10pt" fo:letter-spacing="normal" fo:font-style="normal" fo:font-weight="normal" style:font-size-asian="10pt" style:font-size-complex="10pt"/>
    </style:style>
    <style:style style:name="T74" style:family="text">
      <style:text-properties fo:font-variant="normal" fo:text-transform="none" fo:color="#000000" style:font-name="Times New Roman1" fo:font-size="12pt" fo:letter-spacing="normal" fo:font-style="normal" fo:font-weight="normal" style:font-size-asian="12pt" style:font-size-complex="12pt"/>
    </style:style>
    <style:style style:name="T7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6" style:family="text">
      <style:text-properties fo:font-variant="normal" fo:text-transform="none" fo:color="#000000" style:font-name="Arial" fo:font-size="10pt" fo:letter-spacing="normal" fo:font-style="normal" fo:font-weight="normal" style:font-size-asian="10pt" style:font-size-complex="10pt"/>
    </style:style>
    <style:style style:name="T77" style:family="text">
      <style:text-properties fo:font-variant="normal" fo:text-transform="none" fo:color="#000000" style:font-name="Arial" fo:font-size="10pt" fo:letter-spacing="normal" fo:font-style="normal" fo:font-weight="bold" style:font-size-asian="10pt" style:font-size-complex="10pt"/>
    </style:style>
    <style:style style:name="T78" style:family="text">
      <style:text-properties fo:font-variant="normal" fo:text-transform="none" fo:color="#000000" style:font-name="Arial" fo:font-size="10pt" fo:letter-spacing="normal" fo:font-style="italic" fo:font-weight="normal" style:font-size-asian="10pt" style:font-size-complex="10pt"/>
    </style:style>
    <style:style style:name="T7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1" style:family="text">
      <style:text-properties fo:font-variant="normal" fo:text-transform="none" fo:color="#000000" style:font-name="Trebuchet MS" fo:font-size="10.5pt" fo:letter-spacing="normal" fo:font-style="normal" fo:font-weight="normal" style:font-size-asian="10pt" style:font-size-complex="10pt"/>
    </style:style>
    <style:style style:name="T8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3" style:family="text">
      <style:text-properties fo:font-variant="normal" fo:text-transform="none" fo:color="#000000" fo:font-size="12pt" fo:letter-spacing="normal" style:font-size-asian="12pt" style:font-size-complex="12pt"/>
    </style:style>
    <style:style style:name="T84" style:family="text">
      <style:text-properties fo:font-variant="normal" fo:text-transform="none" fo:color="#000000" fo:font-size="9.75pt" fo:letter-spacing="normal" fo:font-style="normal" fo:font-weight="normal"/>
    </style:style>
    <style:style style:name="T85" style:family="text">
      <style:text-properties fo:font-variant="normal" fo:text-transform="none" fo:color="#000000" fo:font-size="10pt" fo:letter-spacing="normal" fo:font-style="normal" fo:font-weight="normal" style:font-size-asian="10pt" style:font-size-complex="10pt"/>
    </style:style>
    <style:style style:name="T8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7" style:family="text">
      <style:text-properties fo:font-variant="normal" fo:text-transform="none" fo:color="#000000" fo:font-size="10pt" fo:letter-spacing="normal" style:font-size-asian="10pt" style:font-size-complex="10pt"/>
    </style:style>
    <style:style style:name="T88" style:family="text">
      <style:text-properties fo:font-variant="normal" fo:text-transform="none" fo:color="#000000" style:font-name="Segoe UI" fo:font-size="9.75pt" fo:letter-spacing="normal" fo:font-style="normal" fo:font-weight="normal"/>
    </style:style>
    <style:style style:name="T8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2" style:family="text">
      <style:text-properties fo:font-variant="normal" fo:text-transform="none" fo:color="#000000" style:font-name="Linux Libertine" fo:font-size="9.75pt" fo:letter-spacing="normal" fo:language="en" fo:country="none" fo:font-style="normal" fo:font-weight="normal"/>
    </style:style>
    <style:style style:name="T93" style:family="text">
      <style:text-properties fo:font-variant="normal" fo:text-transform="none" fo:color="#333333" style:font-name="Arial4" fo:font-size="9pt" fo:letter-spacing="normal" fo:font-style="normal" fo:font-weight="normal"/>
    </style:style>
    <style:style style:name="T94" style:family="text">
      <style:text-properties fo:font-variant="normal" fo:text-transform="none" fo:color="#333333" style:font-name="Arial4" fo:font-size="9pt" fo:letter-spacing="normal" fo:font-style="normal" fo:font-weight="bold"/>
    </style:style>
    <style:style style:name="T95" style:family="text">
      <style:text-properties fo:font-variant="normal" fo:text-transform="none" fo:color="#333333" style:font-name="Arial3" fo:font-size="9pt" fo:letter-spacing="normal" fo:font-style="normal" fo:font-weight="normal"/>
    </style:style>
    <style:style style:name="T96" style:family="text">
      <style:text-properties fo:font-variant="normal" fo:text-transform="none" fo:color="#333333" style:font-name="arial" fo:font-size="9.75pt" fo:letter-spacing="normal" fo:font-style="normal" fo:font-weight="normal"/>
    </style:style>
    <style:style style:name="T97" style:family="text">
      <style:text-properties fo:font-variant="normal" fo:text-transform="none" fo:color="#333333" style:font-name="Times New Roman" fo:font-size="12pt" fo:letter-spacing="normal" fo:font-style="normal" fo:font-weight="normal" style:font-size-asian="12pt" style:font-size-complex="12pt"/>
    </style:style>
    <style:style style:name="T98" style:family="text">
      <style:text-properties fo:font-variant="normal" fo:text-transform="none" fo:color="#333333" style:font-name="Trebuchet MS1" fo:font-size="9pt" fo:letter-spacing="normal" fo:font-style="normal" fo:font-weight="normal" style:font-size-asian="10pt" style:font-size-complex="10pt"/>
    </style:style>
    <style:style style:name="T99" style:family="text">
      <style:text-properties fo:font-variant="normal" fo:text-transform="none" fo:color="#333333" style:font-name="lucida grande" fo:font-size="9.75pt" fo:letter-spacing="normal" fo:font-style="normal" fo:font-weight="normal"/>
    </style:style>
    <style:style style:name="T100" style:family="text">
      <style:text-properties fo:font-variant="normal" fo:text-transform="none" fo:color="#333333" style:font-name="Arial1" fo:font-size="10.0500001907349pt" fo:letter-spacing="normal" fo:font-style="normal" fo:font-weight="normal"/>
    </style:style>
    <style:style style:name="T101" style:family="text">
      <style:text-properties fo:font-variant="normal" fo:text-transform="none" fo:color="#333333" style:font-name="Arial1" fo:font-size="10.0500001907349pt" fo:letter-spacing="normal" fo:font-style="normal" fo:font-weight="bold"/>
    </style:style>
    <style:style style:name="T102" style:family="text">
      <style:text-properties fo:font-variant="normal" fo:text-transform="none" fo:color="#333333" style:font-name="inherit" fo:font-size="10.0500001907349pt" fo:letter-spacing="normal" fo:font-style="italic" fo:font-weight="normal"/>
    </style:style>
    <style:style style:name="T103" style:family="text">
      <style:text-properties fo:font-variant="normal" fo:text-transform="none" fo:color="#333333" style:font-name="Times new roman" fo:font-size="10pt" fo:letter-spacing="normal" fo:font-style="normal" fo:font-weight="normal" style:font-size-asian="10pt" style:font-size-complex="10pt"/>
    </style:style>
    <style:style style:name="T104" style:family="text">
      <style:text-properties fo:font-variant="normal" fo:text-transform="none" fo:color="#333333" style:font-name="Times new roman" fo:font-size="10pt" fo:letter-spacing="normal" fo:font-weight="normal" style:font-size-asian="10pt" style:font-size-complex="10pt"/>
    </style:style>
    <style:style style:name="T105" style:family="text">
      <style:text-properties fo:font-variant="normal" fo:text-transform="none" fo:color="#333333" style:font-name="Arial5" fo:font-size="10pt" fo:letter-spacing="normal" fo:font-style="normal" fo:font-weight="normal" style:font-size-asian="10pt" style:font-size-complex="10pt"/>
    </style:style>
    <style:style style:name="T106" style:family="text">
      <style:text-properties fo:font-variant="normal" fo:text-transform="none" fo:color="#333333" style:font-name="Arial5" fo:font-size="10pt" fo:letter-spacing="normal" fo:font-style="normal" style:font-size-asian="10pt" style:font-size-complex="10pt"/>
    </style:style>
    <style:style style:name="T107" style:family="text">
      <style:text-properties fo:font-variant="normal" fo:text-transform="none" fo:color="#333333" fo:font-size="10pt" fo:letter-spacing="normal" style:font-size-asian="10pt" style:font-size-complex="10pt"/>
    </style:style>
    <style:style style:name="T108"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109"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T110"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111"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tyle-asian="normal" style:font-size-complex="10pt" style:font-style-complex="normal"/>
    </style:style>
    <style:style style:name="T112"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113" style:family="text">
      <style:text-properties fo:font-variant="normal" fo:text-transform="none" fo:color="#0b0080" style:text-line-through-style="none" style:font-name="sans-serif" fo:font-size="9.75pt" fo:letter-spacing="normal" fo:font-style="normal" style:text-underline-style="none" fo:font-weight="normal" style:text-blinking="false" style:font-size-asian="10pt" style:font-size-complex="10pt"/>
    </style:style>
    <style:style style:name="T114" style:family="text">
      <style:text-properties fo:font-variant="normal" fo:text-transform="none" fo:color="#0b0080" style:text-line-through-style="none" style:font-name="sans-serif" fo:font-size="9.75pt" fo:letter-spacing="normal" fo:font-style="normal" style:text-underline-style="none" fo:font-weight="bold" style:text-blinking="false"/>
    </style:style>
    <style:style style:name="T115"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style>
    <style:style style:name="T116"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17"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font-name="sans-serif" fo:font-size="9.75pt" fo:letter-spacing="normal" fo:font-style="italic" style:text-underline-style="none" fo:font-weight="normal" style:text-blinking="false"/>
    </style:style>
    <style:style style:name="T119" style:family="text">
      <style:text-properties fo:font-variant="normal" fo:text-transform="none" fo:color="#0b008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120" style:family="text">
      <style:text-properties fo:font-variant="normal" fo:text-transform="none" fo:color="#0b0080" style:text-line-through-style="none" style:font-name="sans-serif" fo:letter-spacing="normal" fo:font-style="normal" style:text-underline-style="none" fo:font-weight="normal" style:text-blinking="false"/>
    </style:style>
    <style:style style:name="T121" style:family="text">
      <style:text-properties fo:font-variant="normal" fo:text-transform="none" fo:color="#0b0080" style:text-line-through-style="none" style:font-name="sans-serif" fo:letter-spacing="normal" fo:font-style="normal" style:text-underline-style="none" fo:font-weight="normal" style:text-blinking="false" fo:background-color="#ffffff"/>
    </style:style>
    <style:style style:name="T122"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123"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24" style:family="text">
      <style:text-properties fo:font-variant="normal" fo:text-transform="none" fo:color="#0b0080" style:text-line-through-style="none" style:font-name="sans-serif" fo:font-size="10pt" fo:letter-spacing="normal" fo:font-style="normal" style:text-underline-style="none" fo:font-weight="normal" style:text-blinking="false" style:font-size-asian="10pt" style:font-size-complex="10pt"/>
    </style:style>
    <style:style style:name="T125" style:family="text">
      <style:text-properties fo:font-variant="normal" fo:text-transform="none" fo:color="#0b0080" style:text-line-through-style="none" style:font-name="sans-serif" fo:font-size="10pt" fo:letter-spacing="normal" fo:font-style="italic"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28" style:family="text">
      <style:text-properties fo:font-variant="normal" fo:text-transform="none" fo:color="#0b0080" style:text-line-through-style="none" style:font-name="sans-serif" fo:font-size="8pt" fo:letter-spacing="normal" fo:font-style="normal" style:text-underline-style="none" fo:font-weight="normal" style:text-blinking="false" style:font-size-asian="8pt" style:font-size-complex="8pt"/>
    </style:style>
    <style:style style:name="T129"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style>
    <style:style style:name="T130"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font-size-asian="10pt" style:font-size-complex="10pt"/>
    </style:style>
    <style:style style:name="T131"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style:style>
    <style:style style:name="T132"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style>
    <style:style style:name="T133"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font-size-asian="10pt" style:font-size-complex="10pt"/>
    </style:style>
    <style:style style:name="T134"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35"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36"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style>
    <style:style style:name="T138"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140" style:family="text">
      <style:text-properties fo:font-variant="normal" fo:text-transform="none" fo:color="#0b0080" style:text-line-through-style="none" style:font-name="sans-serif" fo:font-size="10.5pt" fo:letter-spacing="normal" fo:font-style="italic" style:text-underline-style="none" fo:font-weight="normal" style:text-blinking="false"/>
    </style:style>
    <style:style style:name="T141"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style>
    <style:style style:name="T142"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font-name="sans-serif" fo:font-size="9.19999980926514pt" fo:letter-spacing="normal" fo:language="en" fo:country="US" fo:font-style="normal" style:text-underline-style="none" fo:font-weight="normal" style:text-blinking="false" style:font-size-asian="10pt" style:font-size-complex="10pt"/>
    </style:style>
    <style:style style:name="T144" style:family="text">
      <style:text-properties fo:font-variant="normal" fo:text-transform="none" fo:color="#0b008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145"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147" style:family="text">
      <style:text-properties fo:font-variant="normal" fo:text-transform="none" fo:color="#0b0080" style:text-line-through-style="none" style:font-name="Times new roman" fo:font-size="12pt" fo:letter-spacing="normal" fo:language="en" fo:country="US" fo:font-style="normal" style:text-underline-style="none" fo:font-weight="normal" style:text-blinking="false" fo:background-color="#ffffff" style:font-size-asian="12pt" style:font-size-complex="12pt"/>
    </style:style>
    <style:style style:name="T148" style:family="text">
      <style:text-properties fo:font-variant="normal" fo:text-transform="none" fo:color="#0b0080" style:text-line-through-style="none" style:font-name="Times new roman" fo:font-size="10pt" fo:letter-spacing="normal" fo:font-style="italic"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50" style:family="text">
      <style:text-properties fo:font-variant="normal" fo:text-transform="none" fo:color="#0b0080" style:text-line-through-style="none" style:font-name="Helvetica Neue"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font-name="Helvetica Neue" fo:font-size="10pt" fo:letter-spacing="normal" fo:font-style="normal" style:text-underline-style="none" fo:font-weight="normal" style:text-blinking="false" style:font-size-asian="10pt" style:font-size-complex="10pt"/>
    </style:style>
    <style:style style:name="T152" style:family="text">
      <style:text-properties fo:font-variant="normal" fo:text-transform="none" fo:color="#0b0080" style:font-name="sans-serif" fo:font-size="9.75pt" fo:letter-spacing="normal" fo:font-style="normal" style:text-underline-style="none" fo:font-weight="normal" fo:background-color="#ffffff" style:font-size-asian="10pt" style:font-size-complex="10pt"/>
    </style:style>
    <style:style style:name="T153" style:family="text">
      <style:text-properties fo:font-variant="normal" fo:text-transform="none" fo:color="#0b0080" style:font-name="Times New Roman" fo:font-size="10pt" fo:letter-spacing="normal" fo:font-style="normal" style:text-underline-style="none" fo:font-weight="normal" fo:background-color="#ffffff" style:font-size-asian="10pt" style:font-size-complex="10pt"/>
    </style:style>
    <style:style style:name="T154" style:family="text">
      <style:text-properties fo:font-variant="normal" fo:text-transform="none" fo:color="#444444" style:font-name="Helvetica Neue1" fo:font-size="9.75pt" fo:letter-spacing="normal" fo:font-style="normal" fo:font-weight="normal"/>
    </style:style>
    <style:style style:name="T155" style:family="text">
      <style:text-properties fo:font-variant="normal" fo:text-transform="none" fo:color="#444444" style:font-name="Helvetica Neue" fo:font-size="9pt" fo:letter-spacing="normal" fo:font-style="normal" fo:font-weight="normal"/>
    </style:style>
    <style:style style:name="T156" style:family="text">
      <style:text-properties fo:font-variant="normal" fo:text-transform="none" fo:color="#0099cc" style:text-line-through-style="none" style:font-name="Times New Roman" fo:font-size="10pt" fo:letter-spacing="normal" fo:font-style="normal" style:text-underline-style="solid" style:text-underline-width="auto" style:text-underline-color="font-color" fo:font-weight="normal" style:text-blinking="false" fo:background-color="#ffffff" style:font-size-asian="10pt" style:font-size-complex="10pt"/>
    </style:style>
    <style:style style:name="T157" style:family="text">
      <style:text-properties fo:font-variant="normal" fo:text-transform="none" fo:color="#a55858" style:text-line-through-style="none" style:font-name="sans-serif" fo:font-size="9.75pt" fo:letter-spacing="normal" fo:font-style="italic" style:text-underline-style="none" fo:font-weight="normal" style:text-blinking="false"/>
    </style:style>
    <style:style style:name="T158" style:family="text">
      <style:text-properties fo:font-variant="normal" fo:text-transform="none" fo:color="#a55858" style:text-line-through-style="none" style:font-name="sans-serif" fo:font-size="9.75pt" fo:letter-spacing="normal" fo:font-style="normal" style:text-underline-style="none" fo:font-weight="normal" style:text-blinking="false"/>
    </style:style>
    <style:style style:name="T159" style:family="text">
      <style:text-properties fo:font-variant="normal" fo:text-transform="none" fo:color="#a55858"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60" style:family="text">
      <style:text-properties fo:font-variant="normal" fo:text-transform="none" fo:color="#a55858" style:text-line-through-style="none" style:font-name="sans-serif" fo:font-size="11.6999998092651pt" fo:letter-spacing="normal" fo:language="en" fo:country="US" fo:font-style="normal" style:text-underline-style="none" fo:font-weight="normal" style:text-blinking="false" style:font-size-asian="10pt" style:font-size-complex="10pt"/>
    </style:style>
    <style:style style:name="T161" style:family="text">
      <style:text-properties fo:font-variant="normal" fo:text-transform="none" fo:color="#a55858" style:text-line-through-style="none" style:font-name="Helvetica Neue" fo:font-size="10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a55858" style:text-line-through-style="none" style:font-name="Times new roman" fo:font-size="10pt" fo:letter-spacing="normal" fo:font-style="normal" style:text-underline-style="none" fo:font-weight="normal" style:text-blinking="false" style:font-size-asian="10pt" style:font-size-complex="10pt"/>
    </style:style>
    <style:style style:name="T163"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64"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65" style:family="text">
      <style:text-properties fo:font-variant="normal" fo:text-transform="none" fo:color="#252525" style:font-name="sans-serif" fo:font-size="8pt" fo:letter-spacing="normal" fo:font-style="normal" fo:font-weight="normal" style:font-size-asian="8pt" style:font-size-complex="8pt"/>
    </style:style>
    <style:style style:name="T166" style:family="text">
      <style:text-properties fo:font-variant="normal" fo:text-transform="none" fo:color="#252525" style:font-name="sans-serif" fo:font-size="8pt" fo:letter-spacing="normal" fo:font-style="italic" fo:font-weight="normal" style:font-size-asian="8pt" style:font-size-complex="8pt"/>
    </style:style>
    <style:style style:name="T167" style:family="text">
      <style:text-properties fo:font-variant="normal" fo:text-transform="none" fo:color="#252525" style:font-name="sans-serif" fo:font-size="11.6999998092651pt" fo:letter-spacing="normal" fo:font-style="normal" fo:font-weight="bold"/>
    </style:style>
    <style:style style:name="T168"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69" style:family="text">
      <style:text-properties fo:font-variant="normal" fo:text-transform="none" fo:color="#252525" style:font-name="sans-serif" fo:font-size="11.6999998092651pt" fo:letter-spacing="normal" fo:font-style="normal" fo:font-weight="normal"/>
    </style:style>
    <style:style style:name="T170"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71"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72" style:family="text">
      <style:text-properties fo:font-variant="normal" fo:text-transform="none" fo:color="#252525" style:font-name="sans-serif" fo:font-size="11.6999998092651pt" fo:letter-spacing="normal" fo:font-style="italic" fo:font-weight="normal"/>
    </style:style>
    <style:style style:name="T17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7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7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7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77" style:family="text">
      <style:text-properties fo:font-variant="normal" fo:text-transform="none" fo:color="#252525" style:font-name="sans-serif" fo:letter-spacing="normal" fo:font-style="normal" fo:font-weight="normal"/>
    </style:style>
    <style:style style:name="T178" style:family="text">
      <style:text-properties fo:font-variant="normal" fo:text-transform="none" fo:color="#252525" style:font-name="sans-serif" fo:font-size="10pt" fo:letter-spacing="normal" fo:font-style="normal" fo:font-weight="normal" style:font-size-asian="10pt" style:font-size-complex="10pt"/>
    </style:style>
    <style:style style:name="T179"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80"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81" style:family="text">
      <style:text-properties fo:font-variant="normal" fo:text-transform="none" fo:color="#252525" style:font-name="sans-serif" fo:font-size="10pt" fo:letter-spacing="normal" fo:font-style="italic" fo:font-weight="normal" style:font-size-asian="10pt" style:font-size-complex="10pt"/>
    </style:style>
    <style:style style:name="T182" style:family="text">
      <style:text-properties fo:font-variant="normal" fo:text-transform="none" fo:color="#252525" style:font-name="sans-serif" fo:font-size="10.5pt" fo:letter-spacing="normal" fo:font-style="normal" fo:font-weight="normal"/>
    </style:style>
    <style:style style:name="T183" style:family="text">
      <style:text-properties fo:font-variant="normal" fo:text-transform="none" fo:color="#252525" style:font-name="sans-serif" fo:font-size="9.19999980926514pt" fo:letter-spacing="normal" fo:font-style="italic" fo:font-weight="normal"/>
    </style:style>
    <style:style style:name="T184" style:family="text">
      <style:text-properties fo:font-variant="normal" fo:text-transform="none" fo:color="#252525" style:font-name="sans-serif" fo:font-size="9.19999980926514pt" fo:letter-spacing="normal" fo:font-style="normal" fo:font-weight="normal"/>
    </style:style>
    <style:style style:name="T185" style:family="text">
      <style:text-properties fo:font-variant="normal" fo:text-transform="none" fo:color="#252525"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86"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style>
    <style:style style:name="T187"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fo:background-color="#ffffff"/>
    </style:style>
    <style:style style:name="T188"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font-size-asian="10pt" style:font-size-complex="10pt"/>
    </style:style>
    <style:style style:name="T189" style:family="text">
      <style:text-properties fo:font-variant="normal" fo:text-transform="none" fo:color="#252525" style:text-line-through-style="none" style:font-name="sans-serif" fo:font-size="11.6999998092651pt" fo:letter-spacing="normal" fo:font-style="normal" style:text-underline-style="none" fo:font-weight="bold" style:text-blinking="false" style:font-size-asian="10pt" style:font-size-complex="10pt"/>
    </style:style>
    <style:style style:name="T190"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91"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92" style:family="text">
      <style:text-properties fo:font-variant="normal" fo:text-transform="none" fo:color="#252525" style:text-line-through-style="none" style:font-name="sans-serif" fo:font-size="11.6999998092651pt" fo:letter-spacing="normal" fo:font-style="italic" style:text-underline-style="none" fo:font-weight="normal" style:text-blinking="false" style:font-size-asian="10pt" style:font-size-complex="10pt"/>
    </style:style>
    <style:style style:name="T193" style:family="text">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T194" style:family="text">
      <style:text-properties fo:font-variant="normal" fo:text-transform="none" fo:color="#252525"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95" style:family="text">
      <style:text-properties fo:font-variant="normal" fo:text-transform="none" fo:color="#252525"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96" style:family="text">
      <style:text-properties fo:font-variant="normal" fo:text-transform="none" fo:color="#252525" style:text-line-through-style="none" style:font-name="sans-serif" fo:font-size="10.5pt" fo:letter-spacing="normal" fo:font-style="normal" style:text-underline-style="none" fo:font-weight="normal" style:text-blinking="false"/>
    </style:style>
    <style:style style:name="T197" style:family="text">
      <style:text-properties fo:font-variant="normal" fo:text-transform="none" fo:color="#252525" style:text-line-through-style="none" style:font-name="sans-serif" fo:font-size="12pt" fo:letter-spacing="normal" fo:font-style="normal" style:text-underline-style="none" fo:font-weight="normal" style:text-blinking="false" style:font-size-asian="12pt" style:font-size-complex="12pt"/>
    </style:style>
    <style:style style:name="T198" style:family="text">
      <style:text-properties fo:font-variant="normal" fo:text-transform="none" fo:color="#252525" style:text-line-through-style="none" style:font-name="Times New Roman" fo:font-size="11.6999998092651pt" fo:letter-spacing="normal" fo:font-style="normal" style:text-underline-style="none" fo:font-weight="normal" style:text-blinking="false" fo:background-color="#ffffff"/>
    </style:style>
    <style:style style:name="T199" style:family="text">
      <style:text-properties fo:font-variant="normal" fo:text-transform="none" fo:color="#252525" style:text-line-through-style="none" style:font-name="Times New Roman" fo:font-size="10pt" fo:letter-spacing="normal" fo:font-style="normal" style:text-underline-style="none" fo:font-weight="normal" style:text-blinking="false" style:font-size-asian="10pt" style:font-size-complex="10pt"/>
    </style:style>
    <style:style style:name="T200" style:family="text">
      <style:text-properties fo:font-variant="normal" fo:text-transform="none" fo:color="#252525"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201" style:family="text">
      <style:text-properties fo:font-variant="normal" fo:text-transform="none" fo:color="#252525" style:text-line-through-style="none" style:font-name="Times New Roman" fo:font-size="10pt" fo:letter-spacing="normal" fo:font-style="italic" style:text-underline-style="none" fo:font-weight="normal" style:text-blinking="false" style:font-size-asian="10pt" style:font-size-complex="10pt"/>
    </style:style>
    <style:style style:name="T202" style:family="text">
      <style:text-properties fo:font-variant="normal" fo:text-transform="none" fo:color="#252525" style:text-line-through-style="none" style:font-name="Arial" fo:font-size="10pt" fo:letter-spacing="normal" fo:font-style="normal" style:text-underline-style="none" fo:font-weight="normal" style:text-blinking="false" fo:background-color="#ffffff" style:font-size-asian="10pt" style:font-size-complex="10pt"/>
    </style:style>
    <style:style style:name="T203" style:family="text">
      <style:text-properties fo:font-variant="normal" fo:text-transform="none" fo:color="#252525" style:text-line-through-style="none" style:font-name="Arial" fo:font-size="10pt" fo:letter-spacing="normal" fo:language="en" fo:country="US" fo:font-style="normal" style:text-underline-style="none" fo:font-weight="normal" style:text-blinking="false" fo:background-color="#ffffff" style:font-size-asian="10pt" style:font-size-complex="10pt"/>
    </style:style>
    <style:style style:name="T204" style:family="text">
      <style:text-properties fo:font-variant="normal" fo:text-transform="none" fo:color="#252525" style:font-name="Helvetica Neue" fo:font-size="11.6999998092651pt" fo:letter-spacing="normal" fo:font-style="normal" fo:font-weight="normal"/>
    </style:style>
    <style:style style:name="T205" style:family="text">
      <style:text-properties fo:font-variant="normal" fo:text-transform="none" fo:color="#252525" style:font-name="Helvetica Neue" fo:font-size="11.6999998092651pt" fo:letter-spacing="normal" fo:font-style="italic" fo:font-weight="normal"/>
    </style:style>
    <style:style style:name="T206" style:family="text">
      <style:text-properties fo:font-variant="normal" fo:text-transform="none" fo:color="#252525" style:font-name="Helvetica Neue" fo:font-size="10pt" fo:letter-spacing="normal" fo:font-style="normal" fo:font-weight="normal" style:font-size-asian="10pt" style:font-size-complex="10pt"/>
    </style:style>
    <style:style style:name="T207"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08" style:family="text">
      <style:text-properties fo:font-variant="normal" fo:text-transform="none" fo:color="#252525" style:font-name="Times new roman" fo:font-size="10pt" fo:letter-spacing="normal" fo:font-style="normal" fo:font-weight="normal" style:font-size-asian="10pt" style:font-size-complex="10pt"/>
    </style:style>
    <style:style style:name="T209" style:family="text">
      <style:text-properties fo:font-variant="normal" fo:text-transform="none" fo:color="#252525" style:font-name="Times new roman" fo:font-size="10pt" fo:letter-spacing="normal" fo:font-style="italic" fo:font-weight="normal" style:font-size-asian="10pt" style:font-size-complex="10pt"/>
    </style:style>
    <style:style style:name="T210" style:family="text">
      <style:text-properties fo:font-variant="normal" fo:text-transform="none" fo:color="#252525" style:font-name="Times New Roman" fo:font-size="11.6999998092651pt" fo:letter-spacing="normal" fo:font-style="normal" fo:font-weight="normal"/>
    </style:style>
    <style:style style:name="T211" style:family="text">
      <style:text-properties fo:font-variant="normal" fo:text-transform="none" fo:color="#252525" style:font-name="Times New Roman" fo:font-size="10pt" fo:letter-spacing="normal" fo:font-style="normal" fo:font-weight="bold" style:font-size-asian="10pt" style:font-size-complex="10pt"/>
    </style:style>
    <style:style style:name="T212" style:family="text">
      <style:text-properties fo:font-variant="normal" fo:text-transform="none" fo:color="#252525" fo:letter-spacing="normal"/>
    </style:style>
    <style:style style:name="T213" style:family="text">
      <style:text-properties fo:font-variant="normal" fo:text-transform="none" fo:color="#252525" fo:font-size="10pt" fo:letter-spacing="normal" style:font-size-asian="10pt" style:font-size-complex="10pt"/>
    </style:style>
    <style:style style:name="T214" style:family="text">
      <style:text-properties fo:font-variant="normal" fo:text-transform="none" fo:color="#252525" fo:font-size="10pt" fo:letter-spacing="normal" fo:language="en" fo:country="US" style:font-size-asian="10pt" style:font-size-complex="10pt"/>
    </style:style>
    <style:style style:name="T215"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16" style:family="text">
      <style:text-properties fo:font-variant="normal" fo:text-transform="none" fo:color="#252525" style:font-name="Arial" fo:font-size="10pt" fo:letter-spacing="normal" fo:font-style="normal" fo:font-weight="normal" style:font-size-asian="10pt" style:font-size-complex="10pt"/>
    </style:style>
    <style:style style:name="T217"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218" style:family="text">
      <style:text-properties fo:font-variant="normal" fo:text-transform="none" fo:color="#004d99" style:text-line-through-style="none" style:font-name="Arial1" fo:font-size="10.0500001907349pt" fo:letter-spacing="normal" fo:font-style="normal" style:text-underline-style="none" fo:font-weight="normal" style:text-blinking="false" fo:background-color="transparent"/>
    </style:style>
    <style:style style:name="T219"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20" style:family="text">
      <style:text-properties fo:font-variant="normal" fo:text-transform="none" fo:color="#1c1c1c"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1"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22"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23" style:family="text">
      <style:text-properties fo:font-variant="normal" fo:text-transform="none" fo:color="#1c1c1c" style:text-outline="false" style:text-line-through-styl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4" style:family="text">
      <style:text-properties fo:font-variant="normal" fo:text-transform="none" fo:color="#1c1c1c"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25" style:family="text">
      <style:text-properties fo:font-variant="normal" fo:text-transform="none" fo:color="#1c1c1c"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26" style:family="text">
      <style:text-properties fo:font-variant="normal" fo:text-transform="none" fo:color="#1c1c1c"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7" style:family="text">
      <style:text-properties fo:font-variant="normal" fo:text-transform="none" fo:color="#1c1c1c" style:text-outline="false" style:text-line-through-styl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28"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29" style:family="text">
      <style:text-properties fo:font-variant="normal" fo:text-transform="none" fo:color="#092f9d"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30" style:family="text">
      <style:text-properties fo:font-variant="normal" fo:text-transform="none" fo:color="#092f9d" style:text-outline="false" style:text-line-through-styl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31" style:family="text">
      <style:text-properties fo:font-variant="normal" fo:text-transform="none" fo:color="#092f9d"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32" style:family="text">
      <style:text-properties fo:font-variant="normal" fo:text-transform="none" fo:color="#092f9d"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33" style:family="text">
      <style:text-properties fo:font-variant="normal" fo:text-transform="none" fo:color="#092f9d"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34" style:family="text">
      <style:text-properties fo:font-size="10pt" style:font-size-asian="10pt" style:font-size-complex="10pt"/>
    </style:style>
    <style:style style:name="T235" style:family="text">
      <style:text-properties fo:font-size="10pt" fo:language="en" fo:country="US" style:font-size-asian="10pt" style:font-size-complex="10pt"/>
    </style:style>
    <style:style style:name="T236" style:family="text">
      <style:text-properties fo:font-size="10pt" fo:font-style="normal" style:font-size-asian="10pt" style:font-style-asian="normal" style:font-size-complex="10pt" style:font-style-complex="normal"/>
    </style:style>
    <style:style style:name="T237" style:family="text">
      <style:text-properties fo:font-size="10pt" fo:font-style="italic" style:font-size-asian="10pt" style:font-style-asian="italic" style:font-size-complex="10pt" style:font-style-complex="italic"/>
    </style:style>
    <style:style style:name="T238" style:family="text">
      <style:text-properties fo:font-size="10pt" fo:font-style="italic" style:font-size-asian="10pt" style:font-size-complex="10pt"/>
    </style:style>
    <style:style style:name="T239" style:family="text">
      <style:text-properties fo:font-size="10pt" style:text-underline-style="none" style:font-size-asian="10pt" style:font-size-complex="10pt"/>
    </style:style>
    <style:style style:name="T240" style:family="text">
      <style:text-properties style:font-name="Times New Roman"/>
    </style:style>
    <style:style style:name="T241" style:family="text">
      <style:text-properties style:font-name="Times New Roman" fo:font-size="10pt" style:font-size-asian="10pt" style:font-size-complex="10pt"/>
    </style:style>
    <style:style style:name="T242" style:family="text">
      <style:text-properties style:font-name="Times New Roman" fo:font-size="10pt" fo:language="en" fo:country="US" style:font-size-asian="10pt" style:font-size-complex="10pt"/>
    </style:style>
    <style:style style:name="T243" style:family="text">
      <style:text-properties style:font-name="Times New Roman" fo:font-size="10pt" fo:font-style="italic" style:font-size-asian="10pt" style:font-size-complex="10pt"/>
    </style:style>
    <style:style style:name="T244" style:family="text">
      <style:text-properties style:font-name="Times New Roman" fo:font-size="12pt" style:font-size-asian="12pt" style:font-size-complex="12pt"/>
    </style:style>
    <style:style style:name="T245" style:family="text">
      <style:text-properties fo:font-size="11pt" style:font-size-asian="11pt" style:font-size-complex="11pt"/>
    </style:style>
    <style:style style:name="T246" style:family="text">
      <style:text-properties fo:language="en" fo:country="US"/>
    </style:style>
    <style:style style:name="T247" style:family="text">
      <style:text-properties fo:color="#000000" style:font-name="Times New Roman" fo:font-size="10pt" fo:language="en" fo:country="US" style:font-size-asian="10pt" style:font-size-complex="10pt"/>
    </style:style>
    <style:style style:name="T248" style:family="text">
      <style:text-properties fo:color="#000000" style:font-name="Times New Roman" fo:font-size="10pt" style:font-size-asian="10pt" style:font-size-complex="10pt"/>
    </style:style>
    <style:style style:name="T249" style:family="text">
      <style:text-properties fo:color="#000000" fo:font-style="normal" fo:font-weight="normal" style:font-style-asian="normal" style:font-weight-asian="normal" style:font-style-complex="normal" style:font-weight-complex="normal"/>
    </style:style>
    <style:style style:name="T250"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51" style:family="text">
      <style:text-properties fo:color="#000000" style:font-name="Times new roman"/>
    </style:style>
    <style:style style:name="T252" style:family="text">
      <style:text-properties fo:color="#000000" style:font-name="Times new roman" fo:font-size="13.3999996185303pt"/>
    </style:style>
    <style:style style:name="T253" style:family="text">
      <style:text-properties fo:color="#000000" style:font-name="Times new roman" fo:font-size="13.3999996185303pt" fo:font-weight="bold" fo:background-color="#ffffff"/>
    </style:style>
    <style:style style:name="T254" style:family="text">
      <style:text-properties fo:color="#000000" style:font-name="Times new roman" fo:font-size="13.3999996185303pt" fo:background-color="#ffffff"/>
    </style:style>
    <style:style style:name="T255" style:family="text">
      <style:text-properties fo:color="#000000" style:font-name="Times new roman" fo:font-size="10pt" style:font-size-asian="10pt" style:font-size-complex="10pt"/>
    </style:style>
    <style:style style:name="T256" style:family="text">
      <style:text-properties fo:font-size="12pt" style:font-size-asian="12pt" style:font-size-complex="12pt"/>
    </style:style>
    <style:style style:name="T257" style:family="text">
      <style:text-properties fo:font-size="12pt" fo:language="en" fo:country="US" style:font-size-asian="12pt" style:font-size-complex="12pt"/>
    </style:style>
    <style:style style:name="T258" style:family="text">
      <style:text-properties fo:font-style="italic"/>
    </style:style>
    <style:style style:name="T259" style:family="text">
      <style:text-properties fo:font-style="italic" style:font-style-asian="italic" style:font-style-complex="italic"/>
    </style:style>
    <style:style style:name="T260" style:family="text">
      <style:text-properties fo:font-size="9pt" style:font-size-asian="9pt" style:font-size-complex="9pt"/>
    </style:style>
    <style:style style:name="T261" style:family="text">
      <style:text-properties fo:font-weight="bold"/>
    </style:style>
    <style:style style:name="T262" style:family="text">
      <style:text-properties fo:color="#0b0080" style:text-line-through-style="none" style:text-underline-style="none" style:text-blinking="false" fo:background-color="#ffffff"/>
    </style:style>
    <style:style style:name="T263" style:family="text">
      <style:text-properties fo:color="#0b0080" style:text-line-through-style="none" style:font-name="sans-serif" fo:font-size="9.75pt" style:text-underline-style="none" style:text-blinking="false"/>
    </style:style>
    <style:style style:name="T264" style:family="text">
      <style:text-properties fo:color="#0b0080" style:text-line-through-style="none" style:font-name="sans-serif" fo:font-size="9.75pt" style:text-underline-style="none" style:text-blinking="false" fo:background-color="#ffffff"/>
    </style:style>
    <style:style style:name="T265" style:family="text">
      <style:text-properties fo:color="#0b0080" style:text-line-through-style="none" style:font-name="sans-serif" fo:font-size="11.6999998092651pt" style:text-underline-style="none" style:text-blinking="false"/>
    </style:style>
    <style:style style:name="T266" style:family="text">
      <style:text-properties fo:color="#0b0080" style:text-line-through-style="none" style:font-name="sans-serif" fo:font-size="11.6999998092651pt" style:text-underline-style="none" style:text-blinking="false" fo:background-color="#ffffff"/>
    </style:style>
    <style:style style:name="T267" style:family="text">
      <style:text-properties fo:color="#0b0080" style:text-line-through-style="none" style:font-name="sans-serif" fo:font-size="11.6999998092651pt" fo:font-style="italic" style:text-underline-style="none" style:text-blinking="false"/>
    </style:style>
    <style:style style:name="T268" style:family="text">
      <style:text-properties fo:color="#0b0080" style:text-line-through-style="none" style:font-name="Times new roman" fo:font-size="10pt" style:text-underline-style="none" style:text-blinking="false" fo:background-color="#ffffff" style:font-size-asian="10pt" style:font-size-complex="10pt"/>
    </style:style>
    <style:style style:name="T269" style:family="text">
      <style:text-properties fo:color="#0b0080" style:text-line-through-style="none" style:font-name="Times new roman" fo:font-size="10pt" style:text-underline-style="none" style:text-blinking="false" style:font-size-asian="10pt" style:font-size-complex="10pt"/>
    </style:style>
    <style:style style:name="T270" style:family="text">
      <style:text-properties fo:color="#0b0080" style:font-name="sans-serif" fo:font-size="11.6999998092651pt" fo:background-color="#ffffff"/>
    </style:style>
    <style:style style:name="T271" style:family="text">
      <style:text-properties fo:color="#0b0080" style:font-name="sans-serif" fo:background-color="#ffffff"/>
    </style:style>
    <style:style style:name="T272" style:family="text">
      <style:text-properties style:text-underline-style="solid" style:text-underline-type="double" style:text-underline-width="auto" style:text-underline-color="font-color"/>
    </style:style>
    <style:style style:name="T273" style:family="text">
      <style:text-properties style:font-name="Arial" fo:font-size="10pt" style:font-size-asian="10pt" style:font-size-complex="10pt"/>
    </style:style>
    <style:style style:name="T274" style:family="text">
      <style:text-properties fo:color="#a55858" style:text-line-through-style="none" fo:font-style="italic" style:text-underline-style="none" style:text-blinking="false"/>
    </style:style>
    <style:style style:name="T275" style:family="text">
      <style:text-properties style:font-name="sans-serif"/>
    </style:style>
    <style:style style:name="T276" style:family="text">
      <style:text-properties style:font-name="sans-serif" fo:font-size="9.75pt"/>
    </style:style>
    <style:style style:name="T277" style:family="text">
      <style:text-properties style:font-name="sans-serif" fo:font-size="9.75pt" fo:font-weight="bold"/>
    </style:style>
    <style:style style:name="T278" style:family="text">
      <style:text-properties style:font-name="sans-serif" fo:language="en" fo:country="US"/>
    </style:style>
    <style:style style:name="T279" style:family="text">
      <style:text-properties fo:color="#4d4d4f" style:font-name="Arial2" fo:font-size="9pt" fo:font-weight="bold" fo:background-color="#ffffff"/>
    </style:style>
    <style:style style:name="T280"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281" style:family="text">
      <style:text-properties style:font-name="Sabon-Roman" fo:font-size="10pt" style:font-name-asian="Sabon-Roman" style:font-size-asian="10pt" style:font-name-complex="Sabon-Roman" style:font-size-complex="10pt"/>
    </style:style>
    <style:style style:name="T282" style:family="text">
      <style:text-properties style:font-name="Times new roman" fo:font-size="10pt" fo:language="en" fo:country="US" style:font-size-asian="10pt" style:font-size-complex="10pt"/>
    </style:style>
    <style:style style:name="T283" style:family="text">
      <style:text-properties style:font-name="Times new roman" fo:font-size="12pt" fo:language="en" fo:country="US" style:font-size-asian="12pt" style:font-size-complex="12pt"/>
    </style:style>
    <style:style style:name="T284" style:family="text">
      <style:text-properties fo:color="#252525"/>
    </style:style>
    <style:style style:name="T285" style:family="text">
      <style:text-properties fo:color="#252525" style:font-name="sans-serif"/>
    </style:style>
    <style:style style:name="T286" style:family="text">
      <style:text-properties fo:color="#252525" style:font-name="sans-serif" fo:font-size="11.6999998092651pt"/>
    </style:style>
    <style:style style:name="T287" style:family="text">
      <style:text-properties fo:color="#252525" style:font-name="sans-serif" fo:font-size="11.6999998092651pt" fo:font-weight="bold"/>
    </style:style>
    <style:style style:name="T288" style:family="text">
      <style:text-properties fo:color="#252525" style:font-name="sans-serif" fo:font-size="11.6999998092651pt" fo:background-color="#ffffff"/>
    </style:style>
    <style:style style:name="T289" style:family="text">
      <style:text-properties fo:color="#252525" style:font-name="sans-serif" fo:background-color="#ffffff"/>
    </style:style>
    <style:style style:name="T290" style:family="text">
      <style:text-properties fo:color="#252525" style:text-line-through-style="none" style:font-name="sans-serif" fo:font-size="11.6999998092651pt" style:text-underline-style="none" style:text-blinking="false" fo:background-color="#ffffff"/>
    </style:style>
    <style:style style:name="T291" style:family="text">
      <style:text-properties fo:color="#252525" style:text-line-through-style="none" style:font-name="Times new roman" fo:font-size="10pt" style:text-underline-style="none" style:text-blinking="false" fo:background-color="#ffffff" style:font-size-asian="10pt" style:font-size-complex="10pt"/>
    </style:style>
    <style:style style:name="T292" style:family="text">
      <style:text-properties fo:color="#252525" style:font-name="Times new roman" fo:font-size="10pt" style:font-size-asian="10pt" style:font-size-complex="10pt"/>
    </style:style>
    <style:style style:name="T293"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94"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295"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296"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297"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98"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299"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00"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01"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02"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03"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04"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05"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06"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07"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08"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09"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10"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11"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12"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13"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14"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15"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16"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17"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18"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19"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0"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1"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22"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23"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24"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5"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26"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27"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28"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29"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30"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31"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32"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3"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34"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5"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6"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7"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8"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9"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40"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41"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42"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43"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44"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45"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6"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7"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48"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49"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50"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1"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52"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53"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ersone:</text:p>
      <text:p text:style-name="P48"/>
      <text:p text:style-name="P64">Omero: 850 a.C - 800 a.C. Circa. <text:span text:style-name="T234">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2"/>
      <text:p text:style-name="P64">Talete: 640/625 a.C. - 547 a.C., Mileto, <text:span text:style-name="T234">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7"/>
      <text:p text:style-name="P82">Pitagora:<text:span text:style-name="T234"> </text:span>570 a.C. - 495 a.C., Samo, Greco.<text:span text:style-name="T234">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84"/>
      <text:p text:style-name="P83"><text:span text:style-name="T235">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299">Confucius's principles had a basis in common Chinese tradition and belief. He championed strong family loyalty, </text:span><text:a xlink:type="simple" xlink:href="http://en.wikipedia.org/wiki/Veneration_of_the_dead" text:style-name="Internet_20_link"><text:span text:style-name="T325">ancestor worship</text:span></text:a><text:span text:style-name="T299">,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text:span text:style-name="T325">Golden Rule</text:span></text:a><text:span text:style-name="T299">.</text:span></text:p>
      <text:p text:style-name="P52"/>
      <text:p text:style-name="P64">Eraclito: 535 a.C. – 475 a.C., Efeso. Scriveva attraverso aforismi, dalle leggende su lamine d'oro. <text:span text:style-name="T234">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7"/>
      <text:p text:style-name="P65"><text:span text:style-name="T295">Eschilo:</text:span><text:span text:style-name="T296"> </text:span><text:a xlink:type="simple" xlink:href="http://it.wikipedia.org/wiki/525_a.C." text:style-name="Internet_20_link"><text:span text:style-name="T324">525 </text:span></text:a><text:span text:style-name="T297">– </text:span><text:a xlink:type="simple" xlink:href="http://it.wikipedia.org/wiki/456_a.C." text:style-name="Internet_20_link">456</text:a><text:span text:style-name="T324">. E'</text:span><text:span text:style-name="T297"> stato un </text:span><text:a xlink:type="simple" xlink:href="http://it.wikipedia.org/wiki/Drammaturgo" text:style-name="Internet_20_link"><text:span text:style-name="T324">drammaturgo</text:span></text:a><text:span text:style-name="T297"> </text:span><text:a xlink:type="simple" xlink:href="http://it.wikipedia.org/wiki/Antica_Grecia" text:style-name="Internet_20_link"><text:span text:style-name="T324">greco antico</text:span></text:a><text:span text:style-name="T297">. Viene unanimemente considerato l'iniziatore della </text:span><text:a xlink:type="simple" xlink:href="http://it.wikipedia.org/wiki/Tragedia_greca" text:style-name="Internet_20_link"><text:span text:style-name="T324">tragedia greca</text:span></text:a><text:span text:style-name="T297"> nella sua forma matura ed è il primo dei poeti tragici dell'antica Grecia di cui ci siano pervenute opere per intero. A lui seguirono </text:span><text:a xlink:type="simple" xlink:href="http://it.wikipedia.org/wiki/Sofocle" text:style-name="Internet_20_link"><text:span text:style-name="T324">Sofocle</text:span></text:a><text:span text:style-name="T297"> ed </text:span><text:a xlink:type="simple" xlink:href="http://it.wikipedia.org/wiki/Euripide" text:style-name="Internet_20_link"><text:span text:style-name="T324">Euripide</text:span></text:a><text:span text:style-name="T297">. </text:span><text:span text:style-name="T301">La tradizione vuole che il suo nome derivi da un insolito gesto che era solito fare per ispirarsi prima di comporre le sue tragedie</text:span><text:span text:style-name="T302">. Eschilo viene considerato il vero padre della tragedia antica. A lui viene attribuita l'introduzione di </text:span><text:a xlink:type="simple" xlink:href="http://it.wikipedia.org/wiki/Maschera_teatrale" text:style-name="Internet_20_link"><text:span text:style-name="T328">maschera</text:span></text:a><text:span text:style-name="T302"> e </text:span><text:a xlink:type="simple" xlink:href="http://it.wikipedia.org/wiki/Coturno" text:style-name="Internet_20_link"><text:span text:style-name="T328">coturni</text:span></text:a><text:span text:style-name="T302">, inoltre è con lui che prende l'avvio la </text:span><text:a xlink:type="simple" xlink:href="http://it.wikipedia.org/wiki/Trilogia" text:style-name="Internet_20_link"><text:span text:style-name="T328">trilogia</text:span></text:a><text:span text:style-name="T302">, o "trilogia legata". Le tre opere tragiche presentate durante l'</text:span><text:a xlink:type="simple" xlink:href="http://it.wikipedia.org/wiki/Agōn" text:style-name="Internet_20_link"><text:span text:style-name="T328">agone</text:span></text:a><text:span text:style-name="T302"> erano appunto "legate" dal punto di vista contenutistico; nell'</text:span><text:a xlink:type="simple" xlink:href="http://it.wikipedia.org/wiki/Orestea" text:style-name="Internet_20_link"><text:span text:style-name="T329">Orestea</text:span></text:a><text:span text:style-name="T302"> (unica trilogia pervenutaci per intero), ad esempio, viene messa in scena la saga della stirpe degli </text:span><text:a xlink:type="simple" xlink:href="http://it.wikipedia.org/wiki/Atride" text:style-name="Internet_20_link"><text:span text:style-name="T328">Atridi</text:span></text:a><text:span text:style-name="T302">, dall'uccisione di </text:span><text:a xlink:type="simple" xlink:href="http://it.wikipedia.org/wiki/Agamennone" text:style-name="Internet_20_link"><text:span text:style-name="T328">Agamennone</text:span></text:a><text:span text:style-name="T302"> alla liberazione finale del matricida </text:span><text:a xlink:type="simple" xlink:href="http://it.wikipedia.org/wiki/Oreste_(Agamennone)" text:style-name="Internet_20_link"><text:span text:style-name="T328">Oreste</text:span></text:a><text:span text:style-name="T302">. Introducendo un secondo attore (precedentemente, infatti, sulla scena compariva un solo attore alla volta, come ci testimonia </text:span><text:a xlink:type="simple" xlink:href="http://it.wikipedia.org/wiki/Aristotele" text:style-name="Internet_20_link"><text:span text:style-name="T328">Aristotele</text:span></text:a><text:span text:style-name="T302">, </text:span><text:a xlink:type="simple" xlink:href="http://it.wikipedia.org/wiki/Poetica_(Aristotele)" text:style-name="Internet_20_link"><text:span text:style-name="T329">Poetica</text:span></text:a><text:span text:style-name="T302">, 49a), rese possibile la drammatizzazione di un conflitto. Da questo momento fu infatti possibile esprimere la narrazione tramite </text:span><text:a xlink:type="simple" xlink:href="http://it.wikipedia.org/wiki/Dialogo" text:style-name="Internet_20_link"><text:span text:style-name="T328">dialoghi</text:span></text:a><text:span text:style-name="T302">, oltre che </text:span><text:a xlink:type="simple" xlink:href="http://it.wikipedia.org/wiki/Monologo" text:style-name="Internet_20_link"><text:span text:style-name="T328">monologhi</text:span></text:a><text:span text:style-name="T302">, aumentando il coinvolgimento emotivo del pubblico e la complessità espressiva. </text:span><text:a xlink:type="simple" xlink:href="http://it.wikipedia.org/wiki/Orestea" text:style-name="Internet_20_link"><text:span text:style-name="T329">Orestea</text:span></text:a><text:span text:style-name="T302"> – trilogia: </text:span><text:a xlink:type="simple" xlink:href="http://it.wikipedia.org/wiki/Orestea#Agamennone" text:style-name="Internet_20_link">Agamennone</text:a><text:span text:style-name="T330">, </text:span><text:a xlink:type="simple" xlink:href="http://it.wikipedia.org/wiki/Orestea#Le_Coefore" text:style-name="Internet_20_link">Coefore</text:a><text:span text:style-name="T330">, </text:span><text:a xlink:type="simple" xlink:href="http://it.wikipedia.org/wiki/Orestea#Le_Eumenidi" text:style-name="Internet_20_link">Eumenidi</text:a></text:p>
      <text:p text:style-name="P52"><text:soft-page-break/></text:p>
      <text:p text:style-name="P86"><text:span text:style-name="T295">Pindaro:</text:span><text:span text:style-name="T296"> </text:span><text:a xlink:type="simple" xlink:href="http://it.wikipedia.org/wiki/518_a.C." text:style-name="Internet_20_link"><text:span text:style-name="T324">518</text:span></text:a><text:span text:style-name="T297"> – </text:span><text:a xlink:type="simple" xlink:href="http://it.wikipedia.org/wiki/438_a.C." text:style-name="Internet_20_link">438</text:a><text:span text:style-name="T324">.</text:span><text:span text:style-name="T297"> E' stato un </text:span><text:a xlink:type="simple" xlink:href="http://it.wikipedia.org/wiki/Poeta" text:style-name="Internet_20_link"><text:span text:style-name="T324">poeta</text:span></text:a><text:span text:style-name="T297"> </text:span><text:a xlink:type="simple" xlink:href="http://it.wikipedia.org/wiki/Antica_Grecia" text:style-name="Internet_20_link"><text:span text:style-name="T324">greco antico</text:span></text:a><text:span text:style-name="T297">, tra i maggiori esponenti della </text:span><text:a xlink:type="simple" xlink:href="http://it.wikipedia.org/wiki/Lirica_corale" text:style-name="Internet_20_link"><text:span text:style-name="T324">lirica corale</text:span></text:a><text:span text:style-name="T297">. </text:span><text:span text:style-name="T301">La copiosa opera poetica di Pindaro - raccolta dai filologi alessandrini in diciassette libri - è giunta a noi in maniera parziale.</text:span><text:span text:style-name="T302">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50">Per Teosseno di Tenedo</text:span></text:p>
      <text:p text:style-name="P52"/>
      <text:p text:style-name="P64">Parmenide: 515 a.C. - 450 a.C., scuola Eleastica. Suo discepolo fu Zenone. Poema <text:span text:style-name="T259">Sulla verità. </text:span><text:span text:style-name="T236">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8"/>
      <text:p text:style-name="P24">Diogene: 5 sec. a.C. Filosofo, discepolo di Anassimene. Parodiato nella commedia “Le nuvole” di Aristofane.</text:p>
      <text:p text:style-name="P24"/>
      <text:p text:style-name="P1"><text:span text:style-name="T298">Sofocle:</text:span><text:span text:style-name="T297"> </text:span><text:a xlink:type="simple" xlink:href="http://it.wikipedia.org/wiki/496_a.C." text:style-name="Internet_20_link"><text:span text:style-name="T324">496</text:span></text:a><text:span text:style-name="T297"> – </text:span><text:a xlink:type="simple" xlink:href="http://it.wikipedia.org/wiki/406_a.C." text:style-name="Internet_20_link">406</text:a><text:span text:style-name="T324">.</text:span><text:span text:style-name="T297"> E' stato un </text:span><text:a xlink:type="simple" xlink:href="http://it.wikipedia.org/wiki/Drammaturgo" text:style-name="Internet_20_link"><text:span text:style-name="T324">drammaturgo</text:span></text:a><text:span text:style-name="T297"> </text:span><text:a xlink:type="simple" xlink:href="http://it.wikipedia.org/wiki/Antica_Grecia" text:style-name="Internet_20_link"><text:span text:style-name="T324">greco antico</text:span></text:a><text:span text:style-name="T297">. </text:span><text:span text:style-name="T303">Sofocle abolì l'obbligo della "</text:span><text:a xlink:type="simple" xlink:href="http://it.wikipedia.org/wiki/Trilogia" text:style-name="Internet_20_link"><text:span text:style-name="T331">trilogia</text:span></text:a><text:span text:style-name="T303"> legata", usò per primo nella </text:span><text:a xlink:type="simple" xlink:href="http://it.wikipedia.org/wiki/Tragedia" text:style-name="Internet_20_link"><text:span text:style-name="T331">tragedia</text:span></text:a><text:span text:style-name="T303"> il terzo attore (usato poi anche da </text:span><text:a xlink:type="simple" xlink:href="http://it.wikipedia.org/wiki/Eschilo" text:style-name="Internet_20_link"><text:span text:style-name="T349">Eschilo</text:span></text:a><text:span text:style-name="T303"> in una scena dell'</text:span><text:span text:style-name="T304">Orestea</text:span><text:span text:style-name="T301">), portò da dodici a quindici i coreuti e perfezionò l'uso di </text:span><text:a xlink:type="simple" xlink:href="http://it.wikipedia.org/wiki/Scenografia" text:style-name="Internet_20_link"><text:span text:style-name="T332">scenografie</text:span></text:a><text:span text:style-name="T301"> (innovazioni di cui parla </text:span><text:a xlink:type="simple" xlink:href="http://it.wikipedia.org/wiki/Aristotele" text:style-name="Internet_20_link"><text:span text:style-name="T332">Aristotele</text:span></text:a><text:span text:style-name="T301">, </text:span><text:span text:style-name="T304">Poetica</text:span><text:span text:style-name="T301">,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text:span text:style-name="T350">Eschilo</text:span></text:a><text:span text:style-name="T301">, i cori tragici sofoclei si defilano dall'azione, partecipano sempre meno attivamente e diventano piuttosto spettatori e commentatori dei fatti. È di Sofocle l'introduzione del monologo (in greco ρήσις, </text:span><text:span text:style-name="T304">rhesis</text:span><text:span text:style-name="T301">) - per esempio, quelli di </text:span><text:a xlink:type="simple" xlink:href="http://it.wikipedia.org/wiki/Aiace_Telamonio" text:style-name="Internet_20_link"><text:span text:style-name="T332">Aiace</text:span></text:a><text:span text:style-name="T301"> o di </text:span><text:a xlink:type="simple" xlink:href="http://it.wikipedia.org/wiki/Edipo" text:style-name="Internet_20_link"><text:span text:style-name="T332">Edipo</text:span></text:a><text:span text:style-name="T301"> - che permetteva all'attore di mostrare la sua abilità e al personaggio di esprimere compiutamente i propri pensieri. Tragedie: Antigone, Edipo Re.</text:span></text:p>
      <text:p text:style-name="P34"/>
      <text:p text:style-name="P1"><text:span text:style-name="T294">Euripides:</text:span><text:span text:style-name="T293"> </text:span><text:span text:style-name="T308">480 – 406. He was a </text:span><text:a xlink:type="simple" xlink:href="http://en.wikipedia.org/wiki/Tragedy" text:style-name="Internet_20_link"><text:span text:style-name="T336">tragedian</text:span></text:a><text:span text:style-name="T308"> of </text:span><text:a xlink:type="simple" xlink:href="http://en.wikipedia.org/wiki/Classical_Athens" text:style-name="Internet_20_link"><text:span text:style-name="T336">classical Athens</text:span></text:a><text:span text:style-name="T308">. </text:span><text:span text:style-name="T307">He is one of the three whose plays have survived, with the other two being </text:span><text:a xlink:type="simple" xlink:href="http://en.wikipedia.org/wiki/Aeschylus" text:style-name="Internet_20_link"><text:span text:style-name="T338">Aeschylus</text:span></text:a><text:span text:style-name="T307"> and </text:span><text:a xlink:type="simple" xlink:href="http://en.wikipedia.org/wiki/Sophocles" text:style-name="Internet_20_link"><text:span text:style-name="T338">Sophocles</text:span></text:a><text:span text:style-name="T307">. He became "the most tragic of poets",</text:span><text:span text:style-name="T334">[nb 1]</text:span><text:span text:style-name="T307"> focusing on the inner lives and motives of his characters in a way previously unknown. Works: Medea, Bacchae.</text:span></text:p>
      <text:p text:style-name="P48"/>
      <text:p text:style-name="P28">Senofonte: <text:span text:style-name="T67">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6"/>
      <text:p text:style-name="P72">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2"/>
      <text:p text:style-name="P64">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8"><text:soft-page-break/></text:p>
      <text:p text:style-name="P68">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2"/>
      <text:p text:style-name="P27">Euclide: 323 a.C. - 285 a.C., Alessandria di Egitto, <text:span text:style-name="T234">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3"/>
      <text:p text:style-name="P73">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4"/>
      <text:p text:style-name="P75"><text:span text:style-name="T8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text:span text:style-name="T147">Strabone</text:span></text:a><text:span text:style-name="T89"> (</text:span><text:span text:style-name="T90">Geografia</text:span><text:span text:style-name="T8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0">Sulla commedia antica</text:span><text:span text:style-name="T89">, e di critica letteraria. Coniò per se stesso il termine “filologo”, nel senso di amante della cultura; dando inizio, anche terminologicamente, alla filologia alessandrina.</text:span></text:p>
      <text:p text:style-name="P58"/>
      <text:p text:style-name="P28">Guido Tolomeo: II secolo d.C., egiziano e cittadino romano. Astronomo famoso per aver suggerito un modello di cosmo destinato a sopravvivere fino in età moderna. <text:span text:style-name="T234">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2"/>
      <text:p text:style-name="P2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2"/>
      <text:p text:style-name="P1"><text:span text:style-name="T174">Pietro Abelardo: </text:span><text:a xlink:type="simple" xlink:href="http://it.wikipedia.org/wiki/1079" text:style-name="Internet_20_link">1079</text:a><text:span text:style-name="T135"> </text:span><text:span text:style-name="T214">– </text:span><text:a xlink:type="simple" xlink:href="http://it.wikipedia.org/wiki/1142" text:style-name="Internet_20_link">1142</text:a><text:span text:style-name="T135">.</text:span><text:span text:style-name="T176"> F</text:span><text:a xlink:type="simple" xlink:href="http://it.wikipedia.org/wiki/Filosofo" text:style-name="Internet_20_link"><text:span text:style-name="T135">ilosofo</text:span></text:a><text:span text:style-name="T176">, </text:span><text:a xlink:type="simple" xlink:href="http://it.wikipedia.org/wiki/Teologo" text:style-name="Internet_20_link"><text:span text:style-name="T135">teologo</text:span></text:a><text:span text:style-name="T191"> </text:span><text:span text:style-name="T176">e </text:span><text:a xlink:type="simple" xlink:href="http://it.wikipedia.org/wiki/Compositore" text:style-name="Internet_20_link"><text:span text:style-name="T135">compositore</text:span></text:a><text:span text:style-name="T191"> </text:span><text:a xlink:type="simple" xlink:href="http://it.wikipedia.org/wiki/Francia" text:style-name="Internet_20_link"><text:span text:style-name="T135">francese</text:span></text:a><text:span text:style-name="T176">, talvolta chiamato anche </text:span><text:span text:style-name="T174">Pietro Palatino </text:span><text:span text:style-name="T176">a seguito della </text:span><text:a xlink:type="simple" xlink:href="http://it.wikipedia.org/wiki/Lingua_latina" text:style-name="Internet_20_link"><text:span text:style-name="T135">latinizzazione</text:span></text:a><text:span text:style-name="T191"> </text:span><text:span text:style-name="T176">del nome della sua città di origine. Precursore della </text:span><text:a xlink:type="simple" xlink:href="http://it.wikipedia.org/wiki/Scolastica_(filosofia)" text:style-name="Internet_20_link"><text:span text:style-name="T135">Scolastica</text:span></text:a><text:span text:style-name="T176">, fu uno dei più importanti e famosi filosofi e pensatori del </text:span><text:a xlink:type="simple" xlink:href="http://it.wikipedia.org/wiki/Medioevo" text:style-name="Internet_20_link"><text:span text:style-name="T135">medioevo</text:span></text:a><text:span text:style-name="T176">. </text:span><text:span text:style-name="T179">Per alcune idee fu considerato </text:span><text:a xlink:type="simple" xlink:href="http://it.wikipedia.org/wiki/Eretico" text:style-name="Internet_20_link"><text:span text:style-name="T127">eretico</text:span></text:a><text:span text:style-name="T195"> </text:span><text:span text:style-name="T179">dalla Chiesa cattolica in base al </text:span><text:a xlink:type="simple" xlink:href="http://it.wikipedia.org/wiki/Concilio_Lateranense_II" text:style-name="Internet_20_link"><text:span text:style-name="T127">Concilio Lateranense II</text:span></text:a><text:span text:style-name="T195"> </text:span><text:span text:style-name="T179">del </text:span><text:a xlink:type="simple" xlink:href="http://it.wikipedia.org/wiki/1139" text:style-name="Internet_20_link"><text:span text:style-name="T127">1139</text:span></text:a><text:span text:style-name="T179">. (Capisco per credere, invece di credere per capire). </text:span><text:span text:style-name="T178">Compito della </text:span><text:a xlink:type="simple" xlink:href="http://it.wikipedia.org/wiki/Logica" text:style-name="Internet_20_link"><text:span text:style-name="T123">logica</text:span></text:a><text:span text:style-name="T194"> </text:span><text:span text:style-name="T178">è stabilire la verità o falsità di un discorso e solo la libera ricerca razionale può condurre alla verità. Nell'opera </text:span><text:span text:style-name="T181">Sic et non</text:span><text:span text:style-name="T178"> (Sì e no), raccoglieva un centinaio di proposizioni, tratte dai diciassette libri del </text:span><text:span text:style-name="T181">Decretum</text:span><text:span text:style-name="T178"> di </text:span><text:a xlink:type="simple" xlink:href="http://it.wikipedia.org/wiki/Yves_di_Chartres" text:style-name="Internet_20_link"><text:span text:style-name="T123">Yves di Chartres</text:span></text:a><text:span text:style-name="T178">, attraverso le quali indicava il corretto metodo per affrontare le controversie teologiche: distingueva i testi della </text:span><text:a xlink:type="simple" xlink:href="http://it.wikipedia.org/wiki/Bibbia" text:style-name="Internet_20_link"><text:span text:style-name="T123">Bibbia</text:span></text:a><text:span text:style-name="T178">, ai quali bisognava credere necessariamente, dai testi </text:span><text:a xlink:type="simple" xlink:href="http://it.wikipedia.org/wiki/Patristica" text:style-name="Internet_20_link"><text:span text:style-name="T123">patristici</text:span></text:a><text:span text:style-name="T178">, che potevano essere liberamente analizzati.</text:span></text:p>
      <text:p text:style-name="P22"/>
      <text:p text:style-name="P1">Tommaso d'Aquino: 1225 – 1274, Lazio. Frate Domenicano e Teologo. Soprannominato “Bue Muto”. <text:span text:style-name="T234">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34">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2"/>
      <text:p text:style-name="P64">Guglielmo da Ockham: 1290 – 1348 d.C. Summa totius logicae. Il rasoio di Ockham: gli enti non si devono moltiplicare sensa necessità. Un ragionamenti devono essere essenziali. Proprietatis terminorum (le proprietà dei termini). Tentativo di logica predicativa.</text:p>
      <text:p text:style-name="P22"/>
      <text:p text:style-name="P22"><text:span text:style-name="T256">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2"/>
      <text:p text:style-name="P22"><text:span text:style-name="T15">Hans Memling</text:span><text:span text:style-name="T67"> </text:span><text:span text:style-name="T10">(also spelled </text:span><text:span text:style-name="T15">Memlinc</text:span><text:span text:style-name="T10">; 1430 – 1494) was a German-born painter who moved to </text:span><text:a xlink:type="simple" xlink:href="http://en.wikipedia.org/wiki/Flanders" text:style-name="Internet_20_link"><text:span text:style-name="T109">Flanders</text:span></text:a><text:span text:style-name="T67"> </text:span><text:span text:style-name="T10">and worked in the tradition of </text:span><text:a xlink:type="simple" xlink:href="http://en.wikipedia.org/wiki/Early_Netherlandish_painting" text:style-name="Internet_20_link"><text:span text:style-name="T109">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text:span text:style-name="T109">Rogier van der Weyden</text:span></text:a><text:span text:style-name="T10">.</text:span> </text:p>
      <text:p text:style-name="P51"/>
      <text:p text:style-name="P29"><text:span text:style-name="T257">Niccolò Copernico: 1473 – 1543, Polonia. Astronomo famoso per aver affermato l'eliocentrismo. </text:span><text:span text:style-name="T235">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2"/>
      <text:p text:style-name="P64">Giordano Bruno: 1548 – 1600, filosofo. <text:span text:style-name="T234">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7"/>
      <text:p text:style-name="P64"><text:span text:style-name="T42">Frederik Ruysch:</text:span><text:span text:style-name="T40"> </text:span><text:a xlink:type="simple" xlink:href="http://it.wikipedia.org/wiki/1638" text:style-name="Internet_20_link">1638</text:a><text:span text:style-name="T130"> </text:span><text:span text:style-name="T87">– </text:span><text:a xlink:type="simple" xlink:href="http://it.wikipedia.org/wiki/1731" text:style-name="Internet_20_link"><text:span text:style-name="T130">1731</text:span></text:a><text:span text:style-name="T40">, è stato un </text:span><text:a xlink:type="simple" xlink:href="http://it.wikipedia.org/wiki/Botanico" text:style-name="Internet_20_link"><text:span text:style-name="T130">botanico</text:span></text:a><text:span text:style-name="T61"> </text:span><text:span text:style-name="T40">e </text:span><text:a xlink:type="simple" xlink:href="http://it.wikipedia.org/wiki/Anatomista" text:style-name="Internet_20_link"><text:span text:style-name="T130">anatomista</text:span></text:a><text:span text:style-name="T61"> </text:span><text:a xlink:type="simple" xlink:href="http://it.wikipedia.org/wiki/Paesi_Bassi" text:style-name="Internet_20_link"><text:span text:style-name="T130">olandese</text:span></text:a><text:span text:style-name="T40">, ricordato per i progressi attuati nella preservazione anatomica dei cadaveri, umani ed animali, e per la creazione di </text:span><text:a xlink:type="simple" xlink:href="http://it.wikipedia.org/wiki/Diorama" text:style-name="Internet_20_link"><text:span text:style-name="T130">diorami</text:span></text:a><text:span text:style-name="T61"> </text:span><text:span text:style-name="T40">o scene composte da parti del </text:span><text:a xlink:type="simple" xlink:href="http://it.wikipedia.org/wiki/Corpo_umano" text:style-name="Internet_20_link"><text:span text:style-name="T130">corpo umano</text:span></text:a><text:span text:style-name="T40">.</text:span><text:span text:style-name="T124"> </text:span><text:span text:style-name="T40">Ruysch giunse con i suoi studi al riconoscimento delle valvole nel </text:span><text:a xlink:type="simple" xlink:href="http://it.wikipedia.org/wiki/Sistema_linfatico" text:style-name="Internet_20_link"><text:span text:style-name="T130">sistema linfatico</text:span></text:a><text:span text:style-name="T40">, dell'</text:span><text:a xlink:type="simple" xlink:href="http://it.wikipedia.org/wiki/Organo_vomeronasale" text:style-name="Internet_20_link"><text:span text:style-name="T130">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67"/>
      <text:p text:style-name="P67"/>
      <text:p text:style-name="P67">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text:soft-page-break/>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7"/>
      <text:p text:style-name="P64"><text:span text:style-name="T16">Gottfried Wilhelm von Leibniz</text:span><text:span text:style-name="T234">: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7"/>
      <text:p text:style-name="P22">Edmond Halley: 1656 -1742, Astronomo e fisico inglese. Cometa di Halley (ciclicità di 76 anni, raffigurata anche nel dipinto di giotto nella cappella degli Scrovegni). Pose le basi della moderna astronomia cometaria.</text:p>
      <text:p text:style-name="P49"/>
      <text:p text:style-name="P2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34">He started as merchant, after finished in prison for his political connections and after became an intelligence agent for Tories.</text:span> <text:span text:style-name="T234">The life and the strange surprising adventures of Robinson Crusoe (1719), Captain Singleton, Memoirs of a cavalier, A Journal of the Plague Year (1722), Moll Flanders (1722), Roxana.</text:span></text:p>
      <text:p text:style-name="P22"/>
      <text:p text:style-name="P2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2"/>
      <text:p text:style-name="P67"><text:soft-page-break/><text:span text:style-name="T18">George Berkeley: </text:span><text:a xlink:type="simple" xlink:href="http://it.wikipedia.org/wiki/1685" text:style-name="Internet_20_link">1685</text:a><text:span text:style-name="T112"> </text:span><text:span text:style-name="T83">– </text:span><text:a xlink:type="simple" xlink:href="http://it.wikipedia.org/wiki/1753" text:style-name="Internet_20_link">1753</text:a><text:span text:style-name="T112">.</text:span><text:span text:style-name="T14"> E' stato un </text:span><text:a xlink:type="simple" xlink:href="http://it.wikipedia.org/wiki/Filosofo" text:style-name="Internet_20_link"><text:span text:style-name="T112">filosofo</text:span></text:a><text:span text:style-name="T14">, </text:span><text:a xlink:type="simple" xlink:href="http://it.wikipedia.org/wiki/Teologo" text:style-name="Internet_20_link"><text:span text:style-name="T112">teologo</text:span></text:a><text:span text:style-name="T52"> </text:span><text:span text:style-name="T14">e </text:span><text:a xlink:type="simple" xlink:href="http://it.wikipedia.org/wiki/Vescovo" text:style-name="Internet_20_link"><text:span text:style-name="T112">vescovo</text:span></text:a><text:span text:style-name="T52"> </text:span><text:a xlink:type="simple" xlink:href="http://it.wikipedia.org/wiki/Irlanda" text:style-name="Internet_20_link"><text:span text:style-name="T112">irlandese</text:span></text:a><text:span text:style-name="T14">, uno dei tre grandi </text:span><text:a xlink:type="simple" xlink:href="http://it.wikipedia.org/wiki/Empirismo" text:style-name="Internet_20_link"><text:span text:style-name="T112">empiristi</text:span></text:a><text:span text:style-name="T52"> </text:span><text:a xlink:type="simple" xlink:href="http://it.wikipedia.org/wiki/Gran_Bretagna" text:style-name="Internet_20_link"><text:span text:style-name="T112">britannici</text:span></text:a><text:span text:style-name="T52"> </text:span><text:span text:style-name="T14">assieme a </text:span><text:a xlink:type="simple" xlink:href="http://it.wikipedia.org/wiki/John_Locke" text:style-name="Internet_20_link"><text:span text:style-name="T112">John Locke</text:span></text:a><text:span text:style-name="T52"> </text:span><text:span text:style-name="T14">e </text:span><text:a xlink:type="simple" xlink:href="http://it.wikipedia.org/wiki/David_Hume" text:style-name="Internet_20_link"><text:span text:style-name="T112">David Hume</text:span></text:a><text:span text:style-name="T14">.</text:span><text:span text:style-name="T256"> </text:span><text:span text:style-name="T10">Nel </text:span><text:a xlink:type="simple" xlink:href="http://it.wikipedia.org/wiki/1709" text:style-name="Internet_20_link"><text:span text:style-name="T109">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text:span text:style-name="T157">Trattato sui principi della conoscenza umana</text:span></text:a><text:span text:style-name="T10">. Nel </text:span><text:a xlink:type="simple" xlink:href="http://it.wikipedia.org/wiki/1713" text:style-name="Internet_20_link"><text:span text:style-name="T109">1713</text:span></text:a><text:span text:style-name="T50"> </text:span><text:span text:style-name="T10">scrisse anche I </text:span><text:a xlink:type="simple" xlink:href="http://it.wikipedia.org/w/index.php?title=Dialoghi_tra_Hylas_e_Philonous&amp;action=edit&amp;redlink=1" text:style-name="Internet_20_link"><text:span text:style-name="T157">Dialoghi tra Hylas e Philonous</text:span></text:a><text:span text:style-name="T10">.</text:span> </text:p>
      <text:p text:style-name="P22"/>
      <text:p text:style-name="P22">Alexander Pope: 1688 – 1755, English poet. Considered one of the most important in the VIII century. He traduced the “Homer”, but it is more known for his satiric way to write. Usava il Distico Eroico come forma poetica.</text:p>
      <text:p text:style-name="P22"/>
      <text:p text:style-name="P26"><text:span text:style-name="T234">Samuel Richardson: 1689 – 1761, English writer. </text:span><text:span text:style-name="T236">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4"/>
      <text:p text:style-name="P68">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4"/>
      <text:p text:style-name="P26"><text:span text:style-name="T17">André-Jacques Garnerin</text:span><text:span text:style-name="T33">:</text:span><text:span text:style-name="T111"> 1769 </text:span><text:span text:style-name="T86">– </text:span><text:span text:style-name="T111">1823,</text:span><text:span text:style-name="T12"> è stato un </text:span><text:a xlink:type="simple" xlink:href="http://it.wikipedia.org/wiki/Inventore" text:style-name="Internet_20_link"><text:span text:style-name="T111">inventore</text:span></text:a><text:span text:style-name="T60"> </text:span><text:a xlink:type="simple" xlink:href="http://it.wikipedia.org/wiki/Francia" text:style-name="Internet_20_link"><text:span text:style-name="T111">francese</text:span></text:a><text:span text:style-name="T12">. È stato il primo uomo ad utilizzare il </text:span><text:a xlink:type="simple" xlink:href="http://it.wikipedia.org/wiki/Paracadute" text:style-name="Internet_20_link"><text:span text:style-name="T111">paracadute</text:span></text:a><text:span text:style-name="T122">.</text:span></text:p>
      <text:p text:style-name="P52"/>
      <text:p text:style-name="P26"><text:span text:style-name="T15">François Marie Charles Fourier: <text:s/></text:span><text:span text:style-name="T10">1772 – 1837, France. He was a French </text:span><text:a xlink:type="simple" xlink:href="http://en.wikipedia.org/wiki/Philosopher" text:style-name="Internet_20_link"><text:span text:style-name="T109">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text:span text:style-name="T118">feminism</text:span></text:a><text:span text:style-name="T55"> </text:span><text:span text:style-name="T10">in 1837.</text:span></text:p>
      <text:p text:style-name="P7"/>
      <text:p text:style-name="P37"><text:soft-page-break/><text:span text:style-name="T173">Jean-François Champollion: </text:span><text:span text:style-name="T175">1790 – 1832, <text:s/></text:span><text:a xlink:type="simple" xlink:href="http://en.wikipedia.org/wiki/French_people" text:style-name="Internet_20_link"><text:span text:style-name="T134">French</text:span></text:a><text:span text:style-name="T190"> </text:span><text:a xlink:type="simple" xlink:href="http://en.wikipedia.org/wiki/Academia" text:style-name="Internet_20_link"><text:span text:style-name="T134">scholar</text:span></text:a><text:span text:style-name="T175">, </text:span><text:a xlink:type="simple" xlink:href="http://en.wikipedia.org/wiki/Philology" text:style-name="Internet_20_link">philologist</text:a><text:span text:style-name="T134"> </text:span><text:span text:style-name="T175">and </text:span><text:a xlink:type="simple" xlink:href="http://en.wikipedia.org/wiki/Oriental_studies" text:style-name="Internet_20_link"><text:span text:style-name="T134">orientalist</text:span></text:a><text:span text:style-name="T175">, </text:span><text:a xlink:type="simple" xlink:href="http://en.wikipedia.org/wiki/Decipher" text:style-name="Internet_20_link">decipherer</text:a><text:span text:style-name="T134"> </text:span><text:span text:style-name="T175">of the </text:span><text:a xlink:type="simple" xlink:href="http://en.wikipedia.org/wiki/Egyptian_hieroglyphs" text:style-name="Internet_20_link"><text:span text:style-name="T134">Egyptian hieroglyphs</text:span></text:a><text:span text:style-name="T175">. </text:span><text:span text:style-name="T169">Champollion published the first translation of the </text:span><text:a xlink:type="simple" xlink:href="http://en.wikipedia.org/wiki/Rosetta_Stone" text:style-name="Internet_20_link">Rosetta Stone</text:a><text:span text:style-name="T131"> </text:span><text:span text:style-name="T169">hieroglyphs in 1822, showing that the Egyptian </text:span><text:a xlink:type="simple" xlink:href="http://en.wikipedia.org/wiki/Writing_system" text:style-name="Internet_20_link">writing system</text:a><text:span text:style-name="T131"> </text:span><text:span text:style-name="T169">was a combination of </text:span><text:a xlink:type="simple" xlink:href="http://en.wikipedia.org/wiki/Phonetic" text:style-name="Internet_20_link">phonetic</text:a><text:span text:style-name="T131"> </text:span><text:span text:style-name="T169">and </text:span><text:a xlink:type="simple" xlink:href="http://en.wikipedia.org/wiki/Ideographic" text:style-name="Internet_20_link"><text:span text:style-name="T131">ideographic</text:span></text:a><text:span text:style-name="T186"> </text:span><text:a xlink:type="simple" xlink:href="http://en.wikipedia.org/wiki/Sign_(linguistics)" text:style-name="Internet_20_link"><text:span text:style-name="T131">signs</text:span></text:a><text:span text:style-name="T169">. By 20, he could also speak </text:span><text:a xlink:type="simple" xlink:href="http://en.wikipedia.org/wiki/Latin" text:style-name="Internet_20_link"><text:span text:style-name="T132">Latin</text:span></text:a><text:span text:style-name="T169">, </text:span><text:a xlink:type="simple" xlink:href="http://en.wikipedia.org/wiki/Greek_language" text:style-name="Internet_20_link"><text:span text:style-name="T132">Greek</text:span></text:a><text:span text:style-name="T169">, </text:span><text:a xlink:type="simple" xlink:href="http://en.wikipedia.org/wiki/Hebrew_language" text:style-name="Internet_20_link"><text:span text:style-name="T132">Hebrew</text:span></text:a><text:span text:style-name="T169">, </text:span><text:a xlink:type="simple" xlink:href="http://en.wikipedia.org/wiki/Amharic_language" text:style-name="Internet_20_link"><text:span text:style-name="T132">Amharic</text:span></text:a><text:span text:style-name="T169">, </text:span><text:a xlink:type="simple" xlink:href="http://en.wikipedia.org/wiki/Sanskrit" text:style-name="Internet_20_link"><text:span text:style-name="T132">Sanskrit</text:span></text:a><text:span text:style-name="T169">, </text:span><text:a xlink:type="simple" xlink:href="http://en.wikipedia.org/wiki/Avestan" text:style-name="Internet_20_link"><text:span text:style-name="T132">Avestan</text:span></text:a><text:span text:style-name="T169">, </text:span><text:a xlink:type="simple" xlink:href="http://en.wikipedia.org/wiki/Parthian_language" text:style-name="Internet_20_link"><text:span text:style-name="T132">Pahlavi</text:span></text:a><text:span text:style-name="T169">, </text:span><text:a xlink:type="simple" xlink:href="http://en.wikipedia.org/wiki/Arabic_language" text:style-name="Internet_20_link"><text:span text:style-name="T132">Arabic</text:span></text:a><text:span text:style-name="T169">, </text:span><text:a xlink:type="simple" xlink:href="http://en.wikipedia.org/wiki/Syriac_language" text:style-name="Internet_20_link"><text:span text:style-name="T132">Syriac</text:span></text:a><text:span text:style-name="T169">, </text:span><text:a xlink:type="simple" xlink:href="http://en.wikipedia.org/wiki/Chaldean_Neo-Aramaic" text:style-name="Internet_20_link"><text:span text:style-name="T132">Chaldean</text:span></text:a><text:span text:style-name="T169">, </text:span><text:a xlink:type="simple" xlink:href="http://en.wikipedia.org/wiki/Persian_language" text:style-name="Internet_20_link">Persian</text:a><text:span text:style-name="T132"> </text:span><text:span text:style-name="T169">and </text:span><text:a xlink:type="simple" xlink:href="http://en.wikipedia.org/wiki/Ge%27ez" text:style-name="Internet_20_link">Ge'ez</text:a><text:span text:style-name="T132"> </text:span><text:span text:style-name="T169">in addition to his native </text:span><text:a xlink:type="simple" xlink:href="http://en.wikipedia.org/wiki/French_language" text:style-name="Internet_20_link"><text:span text:style-name="T132">French</text:span></text:a><text:span text:style-name="T169">.</text:span></text:p>
      <text:p text:style-name="P7"/>
      <text:p text:style-name="P26"><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text:span text:style-name="T123">Papal States</text:span></text:a><text:span text:style-name="T32">, he came in touch with the main thoughts of the </text:span><text:a xlink:type="simple" xlink:href="http://en.wikipedia.org/wiki/Age_of_Enlightenment" text:style-name="Internet_20_link"><text:span text:style-name="T123">Enlightenment</text:span></text:a><text:span text:style-name="T32">, and, by his own literary evolution, created a remarkable and renowned poetic work, related to the </text:span><text:a xlink:type="simple" xlink:href="http://en.wikipedia.org/wiki/Romanticism" text:style-name="Internet_20_link"><text:span text:style-name="T123">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7"/>
      <text:p text:style-name="P64">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text:soft-page-break/>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0"/>
      <text:p text:style-name="P1"><text:span text:style-name="T246">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41"> </text:span></text:p>
      <text:p text:style-name="P30"/>
      <text:p text:style-name="P22"><text:span text:style-name="T240">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40"> <text:s/></text:span><text:span text:style-name="T9">Fortemente interessato al miglioramento della razza ed alla selezione di una élite intellettuale. La sua teoria è anche detta Darwinismo Sociale.</text:span></text:p>
      <text:p text:style-name="P3"/>
      <text:p text:style-name="P22"><text:span text:style-name="T167">Frederick Law Olmsted</text:span><text:span text:style-name="T210">: </text:span><text:span text:style-name="T169">1822 – 1903. </text:span><text:a xlink:type="simple" xlink:href="http://en.wikipedia.org/wiki/United_States" text:style-name="Internet_20_link"><text:span text:style-name="T132">American</text:span></text:a><text:span text:style-name="T198"> </text:span><text:span text:style-name="T169">landscape architect, journalist, social critic, and public administrator. </text:span><text:span text:style-name="T177">He is popularly considered to be the father of American </text:span><text:a xlink:type="simple" xlink:href="http://en.wikipedia.org/wiki/Landscape_architecture" text:style-name="Internet_20_link"><text:span text:style-name="T121">landscape architecture</text:span></text:a><text:span text:style-name="T177">, although many scholars have bestowed that title upon </text:span><text:a xlink:type="simple" xlink:href="http://en.wikipedia.org/wiki/Andrew_Jackson_Downing" text:style-name="Internet_20_link"><text:span text:style-name="T121">Andrew Jackson Downing</text:span></text:a><text:span text:style-name="T177">.</text:span><text:span text:style-name="T9"> Central Park di New York.</text:span></text:p>
      <text:p text:style-name="P3"/>
      <text:p text:style-name="P64"><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0"/>
      <text:p text:style-name="P64"><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0"/>
      <text:p text:style-name="P11"><text:span text:style-name="T287">Henry Hobson Richardson: </text:span><text:span text:style-name="T286">1838 – 1886 was a prominent </text:span><text:a xlink:type="simple" xlink:href="http://en.wikipedia.org/wiki/United_States" text:style-name="Internet_20_link"><text:span text:style-name="T270">American</text:span></text:a><text:span text:style-name="T284"> </text:span><text:a xlink:type="simple" xlink:href="http://en.wikipedia.org/wiki/Architect" text:style-name="Internet_20_link"><text:span text:style-name="T270">architect</text:span></text:a><text:span text:style-name="T288">.</text:span><text:span text:style-name="T286"> </text:span><text:span text:style-name="T285">The style he popularized is named for him: </text:span><text:a xlink:type="simple" xlink:href="http://en.wikipedia.org/wiki/Richardsonian_Romanesque" text:style-name="Internet_20_link"><text:span text:style-name="T271">Richardsonian Romanesque</text:span></text:a><text:span text:style-name="T285">. Along with </text:span><text:a xlink:type="simple" xlink:href="http://en.wikipedia.org/wiki/Louis_Sullivan" text:style-name="Internet_20_link"><text:span text:style-name="T271">Louis Sullivan</text:span></text:a><text:span text:style-name="T289"> </text:span><text:span text:style-name="T285">and </text:span><text:a xlink:type="simple" xlink:href="http://en.wikipedia.org/wiki/Frank_Lloyd_Wright" text:style-name="Internet_20_link"><text:span text:style-name="T271">Frank Lloyd Wright</text:span></text:a><text:span text:style-name="T285">, Richardson is one of "the recognized trinity of American architecture". Innamorato del romanico francese. Magazzini Marshall Field a Chicago (1885).</text:span></text:p>
      <text:p text:style-name="P16"/>
      <text:p text:style-name="P1"><text:span text:style-name="T221">Charles Sanders Peirce:</text:span><text:span text:style-name="T222"> </text:span><text:span text:style-name="T224">1839 – 1914 was an </text:span><text:a xlink:type="simple" xlink:href="https://en.wikipedia.org/wiki/American_philosopher" text:style-name="Internet_20_link"><text:span text:style-name="T233">American philosopher</text:span></text:a><text:span text:style-name="T224">, </text:span><text:a xlink:type="simple" xlink:href="https://en.wikipedia.org/wiki/Logic" text:style-name="Internet_20_link"><text:span text:style-name="T233">logician</text:span></text:a><text:span text:style-name="T224">, </text:span><text:a xlink:type="simple" xlink:href="https://en.wikipedia.org/wiki/Mathematics" text:style-name="Internet_20_link"><text:span text:style-name="T233">mathematician</text:span></text:a><text:span text:style-name="T224">, and </text:span><text:a xlink:type="simple" xlink:href="https://en.wikipedia.org/wiki/Science" text:style-name="Internet_20_link"><text:span text:style-name="T233">scientist</text:span></text:a><text:span text:style-name="T224"> who is sometimes known as "the father of </text:span><text:a xlink:type="simple" xlink:href="https://en.wikipedia.org/wiki/Pragmatism" text:style-name="Internet_20_link"><text:span text:style-name="T233">pragmatism</text:span></text:a><text:span text:style-name="T224">". </text:span><text:span text:style-name="T226">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text:span text:style-name="T232">semiotics</text:span></text:a><text:span text:style-name="T226">, and for his founding of </text:span><text:a xlink:type="simple" xlink:href="https://en.wikipedia.org/wiki/Pragmatism" text:style-name="Internet_20_link"><text:span text:style-name="T232">pragmatism</text:span></text:a><text:span text:style-name="T226">. </text:span><text:span text:style-name="T310">He made major contributions to logic, but logic for him encompassed much of that which is now called </text:span><text:a xlink:type="simple" xlink:href="https://en.wikipedia.org/wiki/Epistemology" text:style-name="Internet_20_link"><text:span text:style-name="T339">epistemology</text:span></text:a><text:span text:style-name="T310"> and </text:span><text:a xlink:type="simple" xlink:href="https://en.wikipedia.org/wiki/Philosophy_of_science" text:style-name="Internet_20_link"><text:span text:style-name="T339">philosophy of science</text:span></text:a><text:span text:style-name="T310">.</text:span><text:span text:style-name="T226"> He saw logic as the formal branch of </text:span><text:a xlink:type="simple" xlink:href="https://en.wikipedia.org/wiki/Semiotics" text:style-name="Internet_20_link"><text:span text:style-name="T232">semiotics</text:span></text:a><text:span text:style-name="T226">, of which he is a founder, and which foreshadowed the debate among </text:span><text:a xlink:type="simple" xlink:href="https://en.wikipedia.org/wiki/Logical_positivists" text:style-name="Internet_20_link"><text:span text:style-name="T232">logical positivists</text:span></text:a><text:span text:style-name="T226"> and proponents of </text:span><text:a xlink:type="simple" xlink:href="https://en.wikipedia.org/wiki/Philosophy_of_language" text:style-name="Internet_20_link"><text:span text:style-name="T232">philosophy of language</text:span></text:a><text:span text:style-name="T226"> that dominated 20th century Western philosophy; additionally, he defined the concept of </text:span><text:a xlink:type="simple" xlink:href="https://en.wikipedia.org/wiki/Abductive_reasoning" text:style-name="Internet_20_link"><text:span text:style-name="T232">abductive reasoning</text:span></text:a><text:span text:style-name="T226">, as well as rigorously formulated </text:span><text:a xlink:type="simple" xlink:href="https://en.wikipedia.org/wiki/Mathematical_induction" text:style-name="Internet_20_link"><text:span text:style-name="T232">mathematical induction</text:span></text:a><text:span text:style-name="T226"> and </text:span><text:a xlink:type="simple" xlink:href="https://en.wikipedia.org/wiki/Deductive_reasoning" text:style-name="Internet_20_link"><text:span text:style-name="T232">deductive reasoning</text:span></text:a><text:span text:style-name="T226">. As early as 1886 he saw that </text:span><text:a xlink:type="simple" xlink:href="https://en.wikipedia.org/wiki/Logic_gate" text:style-name="Internet_20_link"><text:span text:style-name="T232">logical operations could be carried out by electrical switching circuits</text:span></text:a><text:span text:style-name="T226">. Cerca di capire come a partire dalla </text:span><text:span text:style-name="T227">percezione</text:span><text:span text:style-name="T226"> del mondo, riusciamo a produrre “senso”. Ogni forma di conoscenza sia il prodotto di segni, e pensa che </text:span><text:soft-page-break/><text:span text:style-name="T226">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6"/>
      <text:p text:style-name="P11"><text:span text:style-name="T287">Otto Koloman Wagner: </text:span><text:span text:style-name="T286">1841 – 1918. </text:span><text:a xlink:type="simple" xlink:href="http://en.wikipedia.org/wiki/Austria" text:style-name="Internet_20_link">Austrian</text:a><text:span text:style-name="T270"> </text:span><text:span text:style-name="T286">architect and </text:span><text:a xlink:type="simple" xlink:href="http://en.wikipedia.org/wiki/Urban_planner" text:style-name="Internet_20_link"><text:span text:style-name="T270">urban planner</text:span></text:a><text:span text:style-name="T286">, </text:span><text:span text:style-name="T285">known for his lasting impact on the appearance of his home town </text:span><text:a xlink:type="simple" xlink:href="http://en.wikipedia.org/wiki/Vienna" text:style-name="Internet_20_link"><text:span text:style-name="T271">Vienna</text:span></text:a><text:span text:style-name="T285">, to which he contributed many landmarks. Si riunì con Gustav Klimt allo scopo di aggiornare la cultura figurativa del paese.</text:span></text:p>
      <text:p text:style-name="P28"/>
      <text:p text:style-name="P1"><text:span text:style-name="T246">Alexander Graham Bell: 1847-1922, scottish. Inventore e scenziato contribuì notevolmente nel campo delle comunicazioni e dell'aviazione. </text:span><text:span text:style-name="T247">(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48">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text:span text:style-name="T45">fibre ottiche</text:span></text:a><text:span text:style-name="T1">).</text:span><text:span text:style-name="T248"> Un s</text:span><text:span text:style-name="T1">istema primitivo di </text:span><text:a xlink:type="simple" xlink:href="http://it.wikipedia.org/wiki/Condizionatore" text:style-name="Internet_20_link"><text:span text:style-name="T45">aria condizionata</text:span></text:a><text:span text:style-name="T1">, nel quale delle ventole inviavano aria su grandi blocchi di ghiaccio.</text:span><text:span text:style-name="T248">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text:span text:style-name="T45">biomasse</text:span></text:a><text:span text:style-name="T1">).</text:span><text:span text:style-name="T248"> E</text:span><text:span text:style-name="T1">strazione di acqua dall'umidità</text:span><text:span text:style-name="T45"> </text:span><text:span text:style-name="T1">dell'aria.</text:span><text:span text:style-name="T248">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248">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48"><text:s/></text:span></text:p>
      <text:p text:style-name="P32"/>
      <text:p text:style-name="P72">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2"/>
      <text:p text:style-name="P77"><text:span text:style-name="T173">Antoni Gaudí i Cornet: </text:span><text:span text:style-name="T175">1852 – 1926. </text:span><text:a xlink:type="simple" xlink:href="http://en.wikipedia.org/wiki/Spain" text:style-name="Internet_20_link">Spanish</text:a><text:span text:style-name="T134"> </text:span><text:a xlink:type="simple" xlink:href="http://en.wikipedia.org/wiki/Catalan_people" text:style-name="Internet_20_link">Catalan</text:a><text:span text:style-name="T134"> </text:span><text:span text:style-name="T175">architect. </text:span><text:span text:style-name="T179">The </text:span><text:a xlink:type="simple" xlink:href="http://en.wikipedia.org/wiki/Sagrada_Família" text:style-name="Internet_20_link"><text:span text:style-name="T126">Sagrada Família</text:span></text:a><text:span text:style-name="T179">. </text:span><text:span text:style-name="T178">Gaudí's work was influenced by his passions in life: </text:span><text:a xlink:type="simple" xlink:href="http://en.wikipedia.org/wiki/Architecture" text:style-name="Internet_20_link"><text:span text:style-name="T124">architecture</text:span></text:a><text:span text:style-name="T178">, nature, and religion. Gaudí considered every detail of his creations and integrated into his architecture such crafts as </text:span><text:a xlink:type="simple" xlink:href="http://en.wikipedia.org/wiki/Ceramic" text:style-name="Internet_20_link"><text:span text:style-name="T124">ceramics</text:span></text:a><text:span text:style-name="T178">, </text:span><text:a xlink:type="simple" xlink:href="http://en.wikipedia.org/wiki/Stained_glass" text:style-name="Internet_20_link"><text:span text:style-name="T124">stained glass</text:span></text:a><text:span text:style-name="T178">, </text:span><text:a xlink:type="simple" xlink:href="http://en.wikipedia.org/wiki/Wrought_iron" text:style-name="Internet_20_link"><text:span text:style-name="T124">wrought iron work</text:span></text:a><text:span text:style-name="T193"> </text:span><text:a xlink:type="simple" xlink:href="http://en.wikipedia.org/wiki/Forging" text:style-name="Internet_20_link">forging</text:a><text:span text:style-name="T124"> </text:span><text:span text:style-name="T178">and </text:span><text:a xlink:type="simple" xlink:href="http://en.wikipedia.org/wiki/Carpentry" text:style-name="Internet_20_link"><text:span text:style-name="T124">carpentry</text:span></text:a><text:span text:style-name="T178">. He also introduced new techniques in the treatment of materials, such as </text:span><text:a xlink:type="simple" xlink:href="http://en.wikipedia.org/wiki/Trencadís" text:style-name="Internet_20_link">trencadís</text:a><text:span text:style-name="T125"> </text:span><text:span text:style-name="T178">which used waste ceramic pieces. Under the influence of </text:span><text:a xlink:type="simple" xlink:href="http://en.wikipedia.org/wiki/Gothic_Revival_architecture" text:style-name="Internet_20_link">neo-Gothic art</text:a><text:span text:style-name="T124"> </text:span><text:span text:style-name="T178">and Oriental techniques, Gaudí became part of the </text:span><text:span text:style-name="T181">Modernista </text:span><text:span text:style-name="T178">movement </text:span><text:soft-page-break/><text:span text:style-name="T178">which was reaching its peak in the late 19th and early 20th centuries. Visione Materica, strutturalismo sbilenco, inventività spaziale. Emarginato nei decenni razionalisti.</text:span></text:p>
      <text:p text:style-name="P32"/>
      <text:p text:style-name="P1"><text:span text:style-name="T248">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text:span text:style-name="T110">strutturalismo</text:span></text:a><text:span text:style-name="T11">.</text:span><text:span text:style-name="T248"> </text:span><text:span text:style-name="T81">Il metodo strutturale verrà estrapolato dalla disciplina della linguistica, e sarà importato, successivamente alla sua fondazione, da molte altre discipline, tra le quali la semiotica. </text:span><text:span text:style-name="T248"> </text:span></text:p>
      <text:p text:style-name="P32"/>
      <text:p text:style-name="P1"><text:span text:style-name="T247">Henri Bergson: </text:span><text:span text:style-name="T11">1859 – 1941 </text:span><text:a xlink:type="simple" xlink:href="http://en.wikipedia.org/wiki/French_philosophy" text:style-name="Internet_20_link"><text:span text:style-name="T113">French philosopher</text:span></text:a><text:span text:style-name="T11">. Immediate experience and </text:span><text:a xlink:type="simple" xlink:href="http://en.wikipedia.org/wiki/Intuition_(knowledge)" text:style-name="Internet_20_link"><text:span text:style-name="T248">intuition</text:span></text:a><text:span text:style-name="T113"> </text:span><text:span text:style-name="T11">are more significant than </text:span><text:a xlink:type="simple" xlink:href="http://en.wikipedia.org/wiki/Rationalism" text:style-name="Internet_20_link"><text:span text:style-name="T248">rationalism</text:span></text:a><text:span text:style-name="T113"> </text:span><text:span text:style-name="T11">and </text:span><text:a xlink:type="simple" xlink:href="http://en.wikipedia.org/wiki/Science" text:style-name="Internet_20_link"><text:span text:style-name="T248">science</text:span></text:a><text:span text:style-name="T113"> </text:span><text:span text:style-name="T11">for understanding </text:span><text:a xlink:type="simple" xlink:href="http://en.wikipedia.org/wiki/Reality" text:style-name="Internet_20_link"><text:span text:style-name="T113">reality</text:span></text:a><text:span text:style-name="T11">. 1927 - </text:span><text:a xlink:type="simple" xlink:href="http://en.wikipedia.org/wiki/Nobel_Prize_in_Literature" text:style-name="Internet_20_link"><text:span text:style-name="T248">Nobel Prize in Literature</text:span></text:a><text:span text:style-name="T113">.</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0"/>
      <text:p text:style-name="P64"><text:span text:style-name="T189">Victor Horta:</text:span><text:span text:style-name="T188"> 1861 – 1947. </text:span><text:a xlink:type="simple" xlink:href="http://en.wikipedia.org/wiki/Belgium" text:style-name="Internet_20_link"><text:span text:style-name="T133">Belgian</text:span></text:a><text:span text:style-name="T200"> </text:span><text:a xlink:type="simple" xlink:href="http://en.wikipedia.org/wiki/Architect" text:style-name="Internet_20_link"><text:span text:style-name="T133">architect</text:span></text:a><text:span text:style-name="T200"> </text:span><text:span text:style-name="T188">and designer. </text:span><text:a xlink:type="simple" xlink:href="http://en.wikipedia.org/wiki/John_Julius_Norwich" text:style-name="Internet_20_link"><text:span text:style-name="T123">John Julius Norwich</text:span></text:a><text:span text:style-name="T200"> </text:span><text:span text:style-name="T193">described him as "undoubtedly the key European </text:span><text:a xlink:type="simple" xlink:href="http://en.wikipedia.org/wiki/Art_Nouveau" text:style-name="Internet_20_link"><text:span text:style-name="T123">Art Nouveau</text:span></text:a><text:span text:style-name="T200"> </text:span><text:span text:style-name="T193">architect." Indeed, Horta is one of the most important names in Art Nouveau architecture; the construction of his </text:span><text:a xlink:type="simple" xlink:href="http://en.wikipedia.org/wiki/Hôtel_Tassel" text:style-name="Internet_20_link"><text:span text:style-name="T123">Hôtel Tassel</text:span></text:a><text:span text:style-name="T200"> </text:span><text:span text:style-name="T193">in </text:span><text:a xlink:type="simple" xlink:href="http://en.wikipedia.org/wiki/Brussels" text:style-name="Internet_20_link"><text:span text:style-name="T123">Brussels</text:span></text:a><text:span text:style-name="T200"> </text:span><text:span text:style-name="T193">in 1892-3 means that he is sometimes credited as the first to introduce the style to </text:span><text:a xlink:type="simple" xlink:href="http://en.wikipedia.org/wiki/Architecture" text:style-name="Internet_20_link"><text:span text:style-name="T123">architecture</text:span></text:a><text:span text:style-name="T200"> </text:span><text:span text:style-name="T193">from the </text:span><text:a xlink:type="simple" xlink:href="http://en.wikipedia.org/wiki/Decorative_art" text:style-name="Internet_20_link"><text:span text:style-name="T123">decorative arts</text:span></text:a><text:span text:style-name="T193">. Casa di Rue de Turin.</text:span></text:p>
      <text:p text:style-name="P10"/>
      <text:p text:style-name="P1"><text:span text:style-name="T189">Henry Clemens van de Velde</text:span><text:span text:style-name="T199">: </text:span><text:span text:style-name="T188">1863 – 1957. </text:span><text:a xlink:type="simple" xlink:href="http://en.wikipedia.org/wiki/Belgium" text:style-name="Internet_20_link"><text:span text:style-name="T133">Belgian</text:span></text:a><text:span text:style-name="T200"> </text:span><text:span text:style-name="T188">painter, architect and interior designer. </text:span><text:span text:style-name="T193">Together with </text:span><text:a xlink:type="simple" xlink:href="http://en.wikipedia.org/wiki/Victor_Horta" text:style-name="Internet_20_link"><text:span text:style-name="T123">Victor Horta</text:span></text:a><text:span text:style-name="T200"> </text:span><text:span text:style-name="T193">and </text:span><text:a xlink:type="simple" xlink:href="http://en.wikipedia.org/wiki/Paul_Hankar" text:style-name="Internet_20_link"><text:span text:style-name="T123">Paul Hankar</text:span></text:a><text:span text:style-name="T200"> </text:span><text:span text:style-name="T193">he could be considered as one of the main founders and representatives of </text:span><text:a xlink:type="simple" xlink:href="http://en.wikipedia.org/wiki/Art_Nouveau" text:style-name="Internet_20_link"><text:span text:style-name="T123">Art Nouveau</text:span></text:a><text:span text:style-name="T200"> </text:span><text:span text:style-name="T193">in Belgium. Van de Velde spent the most important part of his career in </text:span><text:a xlink:type="simple" xlink:href="http://en.wikipedia.org/wiki/Germany" text:style-name="Internet_20_link"><text:span text:style-name="T123">Germany</text:span></text:a><text:span text:style-name="T200"> </text:span><text:span text:style-name="T193">and had a decisive influence on German architecture and design at the beginning of the 20th century.</text:span></text:p>
      <text:p text:style-name="P17"/>
      <text:p text:style-name="P1"><text:span text:style-name="T197">Max Weber: 1864 – 1920. </text:span><text:span text:style-name="T220">German </text:span><text:a xlink:type="simple" xlink:href="http://en.wikipedia.org/wiki/Sociology" text:style-name="Internet_20_link"><text:span text:style-name="T229">sociologist</text:span></text:a><text:span text:style-name="T220">, philosopher, jurist, and </text:span><text:a xlink:type="simple" xlink:href="http://en.wikipedia.org/wiki/Political_economy" text:style-name="Internet_20_link"><text:span text:style-name="T229">political economist</text:span></text:a><text:span text:style-name="T220"> whose ideas profoundly influenced </text:span><text:a xlink:type="simple" xlink:href="http://en.wikipedia.org/wiki/Social_theory" text:style-name="Internet_20_link"><text:span text:style-name="T229">social theory</text:span></text:a><text:span text:style-name="T220"> and </text:span><text:a xlink:type="simple" xlink:href="http://en.wikipedia.org/wiki/Social_research" text:style-name="Internet_20_link"><text:span text:style-name="T229">social research</text:span></text:a><text:span text:style-name="T220">.</text:span><text:span text:style-name="T230">[3]</text:span><text:span text:style-name="T223"> </text:span><text:span text:style-name="T225">Weber is often cited, with </text:span><text:a xlink:type="simple" xlink:href="http://en.wikipedia.org/wiki/Émile_Durkheim" text:style-name="Internet_20_link"><text:span text:style-name="T231">Émile Durkheim</text:span></text:a><text:span text:style-name="T225"> and </text:span><text:a xlink:type="simple" xlink:href="http://en.wikipedia.org/wiki/Karl_Marx" text:style-name="Internet_20_link"><text:span text:style-name="T231">Karl Marx</text:span></text:a><text:span text:style-name="T225">, as among the three founders of sociology. Weber was a key proponent of </text:span><text:a xlink:type="simple" xlink:href="http://en.wikipedia.org/wiki/Antipositivism" text:style-name="Internet_20_link"><text:span text:style-name="T231">methodological antipositivism</text:span></text:a><text:span text:style-name="T225">.</text:span><text:span text:style-name="T223"> </text:span><text:span text:style-name="T225">Weber's main intellectual concern was understanding the processes of </text:span><text:a xlink:type="simple" xlink:href="http://en.wikipedia.org/wiki/Rationalisation_(sociology)" text:style-name="Internet_20_link"><text:span text:style-name="T231">rationalisation</text:span></text:a><text:span text:style-name="T225">, </text:span><text:a xlink:type="simple" xlink:href="http://en.wikipedia.org/wiki/Secularisation" text:style-name="Internet_20_link"><text:span text:style-name="T231">secularisation</text:span></text:a><text:span text:style-name="T225">, and "</text:span><text:a xlink:type="simple" xlink:href="http://en.wikipedia.org/wiki/Disenchantment" text:style-name="Internet_20_link"><text:span text:style-name="T231">disenchantment</text:span></text:a><text:span text:style-name="T225">" that he associated with the rise of capitalism and </text:span><text:a xlink:type="simple" xlink:href="http://en.wikipedia.org/wiki/Modernity" text:style-name="Internet_20_link"><text:span text:style-name="T231">modernity</text:span></text:a><text:span text:style-name="T225">.</text:span></text:p>
      <text:p text:style-name="P10"/>
      <text:p text:style-name="P10"/>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text:span text:style-name="T110">organic architecture</text:span></text:a><text:span text:style-name="T53">. This philosophy was best exemplified by his design for </text:span><text:a xlink:type="simple" xlink:href="http://en.wikipedia.org/wiki/Fallingwater" text:style-name="Internet_20_link"><text:span text:style-name="T110">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text:span text:style-name="T110">Prairie School</text:span></text:a><text:span text:style-name="T45"> </text:span><text:span text:style-name="T53">movement of architecture and developed the concept of the </text:span><text:a xlink:type="simple" xlink:href="http://en.wikipedia.org/wiki/Usonia" text:style-name="Internet_20_link"><text:span text:style-name="T110">Usonian</text:span></text:a><text:span text:style-name="T45"> </text:span><text:span text:style-name="T53">home, his unique vision for urban planning in the United States.</text:span><text:span text:style-name="T46"> </text:span></text:p>
      <text:p text:style-name="P10"/>
      <text:p text:style-name="P1"><text:span text:style-name="T189">Joseph Maria Olbrich</text:span><text:span text:style-name="T199">: </text:span><text:span text:style-name="T188">1867 – 1908. </text:span><text:a xlink:type="simple" xlink:href="http://en.wikipedia.org/wiki/Austria" text:style-name="Internet_20_link"><text:span text:style-name="T133">Austrian</text:span></text:a><text:span text:style-name="T200"> </text:span><text:a xlink:type="simple" xlink:href="http://en.wikipedia.org/wiki/Architect" text:style-name="Internet_20_link"><text:span text:style-name="T133">architect</text:span></text:a><text:span text:style-name="T200"> </text:span><text:span text:style-name="T188">and co-founder of the </text:span><text:a xlink:type="simple" xlink:href="http://en.wikipedia.org/wiki/Vienna_Secession" text:style-name="Internet_20_link"><text:span text:style-name="T133">Vienna Secession</text:span></text:a><text:span text:style-name="T188">. </text:span><text:span text:style-name="T193">In 1897, </text:span><text:a xlink:type="simple" xlink:href="http://en.wikipedia.org/wiki/Gustav_Klimt" text:style-name="Internet_20_link"><text:span text:style-name="T123">Gustav Klimt</text:span></text:a><text:span text:style-name="T193">, Olbrich, </text:span><text:a xlink:type="simple" xlink:href="http://en.wikipedia.org/wiki/Josef_Hoffmann" text:style-name="Internet_20_link">Josef Hoffmann</text:a><text:span text:style-name="T123"> </text:span><text:span text:style-name="T193">and </text:span><text:a xlink:type="simple" xlink:href="http://en.wikipedia.org/wiki/Koloman_Moser" text:style-name="Internet_20_link">Koloman Moser</text:a><text:span text:style-name="T123"> </text:span><text:span text:style-name="T193">founded the </text:span><text:a xlink:type="simple" xlink:href="http://en.wikipedia.org/wiki/Vienna_Secession" text:style-name="Internet_20_link">Vienna Secession</text:a><text:span text:style-name="T125"> </text:span><text:span text:style-name="T193">artistic group. Olbrich designed their exhibition building, the famous </text:span><text:a xlink:type="simple" xlink:href="http://en.wikipedia.org/wiki/Secession_hall_(Austria)" text:style-name="Internet_20_link"><text:span text:style-name="T123">Secession Hall</text:span></text:a><text:span text:style-name="T193">, which became the movement's landmark.</text:span></text:p>
      <text:p text:style-name="P10"/>
      <text:p text:style-name="P10"><text:span text:style-name="T256">Charles Rennie Mackintosh: 1868 – 1928. Architetto, designer, pittore scozzese</text:span>. Esponente del <text:soft-page-break/>cosiddetto Glasgow Movement. Esponente di maggior rilievo dell'Art Nouveau nel Regno Unito.</text:p>
      <text:p text:style-name="P10"/>
      <text:p text:style-name="P1"><text:span text:style-name="T189">Adolf Loos:</text:span><text:span text:style-name="T188"> 1870 – 1933. Austrian and Czechoslovak architect. He was influential in European </text:span><text:a xlink:type="simple" xlink:href="http://en.wikipedia.org/wiki/Modern_architecture" text:style-name="Internet_20_link"><text:span text:style-name="T133">Modern architecture</text:span></text:a><text:span text:style-name="T188">, and in his essay </text:span><text:a xlink:type="simple" xlink:href="http://en.wikipedia.org/wiki/Ornament_and_Crime" text:style-name="Internet_20_link"><text:span text:style-name="T138">Ornament and Crime</text:span></text:a><text:span text:style-name="T192"> </text:span><text:span text:style-name="T193">he abandoned the aesthetic principles of the </text:span><text:a xlink:type="simple" xlink:href="http://en.wikipedia.org/wiki/Vienna_Secession" text:style-name="Internet_20_link"><text:span text:style-name="T123">Vienna Secession</text:span></text:a><text:span text:style-name="T193">. In this and many other essays he contributed to the elaboration of a body of theory and criticism of </text:span><text:a xlink:type="simple" xlink:href="http://en.wikipedia.org/wiki/Modernism" text:style-name="Internet_20_link"><text:span text:style-name="T123">Modernism</text:span></text:a><text:span text:style-name="T194"> </text:span><text:span text:style-name="T193">in architecture. Edifici ascetici, purissimi nei volumi. </text:span><text:span text:style-name="T178">He explored the idea that the progress of culture is associated with the deletion of </text:span><text:a xlink:type="simple" xlink:href="http://en.wikipedia.org/wiki/Ornament_(architecture)" text:style-name="Internet_20_link"><text:span text:style-name="T123">ornament</text:span></text:a><text:span text:style-name="T194"> </text:span><text:span text:style-name="T178">from everyday objects, and that it was therefore a crime to force craftsmen or builders to waste their time on ornamentation that served to hasten the time when an object would become obsolete.</text:span></text:p>
      <text:p text:style-name="P20"/>
      <text:p text:style-name="P67"><text:span text:style-name="T167">Josef Hoffmann: </text:span><text:span text:style-name="T169">1870 – 1956. </text:span><text:a xlink:type="simple" xlink:href="http://en.wikipedia.org/wiki/Austrians" text:style-name="Internet_20_link"><text:span text:style-name="T132">Austrian</text:span></text:a><text:span text:style-name="T187"> </text:span><text:a xlink:type="simple" xlink:href="http://en.wikipedia.org/wiki/Architect" text:style-name="Internet_20_link"><text:span text:style-name="T132">architect</text:span></text:a><text:span text:style-name="T187"> </text:span><text:span text:style-name="T169">and </text:span><text:a xlink:type="simple" xlink:href="http://en.wikipedia.org/wiki/Designer" text:style-name="Internet_20_link"><text:span text:style-name="T132">designer</text:span></text:a><text:span text:style-name="T187"> </text:span><text:span text:style-name="T169">of consumer goods. </text:span><text:span text:style-name="T177">L'uso della linea caratterizza il linguaggio di Hoffmann, in quanto marca gli spigoli, riquadra e suddivide le superfici. Padiglione Austriaco alla Biennale di Venezia del 1934.</text:span></text:p>
      <text:p text:style-name="P20"/>
      <text:p text:style-name="P1"><text:span text:style-name="T215">Rube Goldberg: </text:span><text:span text:style-name="T219">1883 – 1970. American </text:span><text:a xlink:type="simple" xlink:href="http://en.wikipedia.org/wiki/Cartoonist" text:style-name="Internet_20_link"><text:span text:style-name="T228">cartoonist</text:span></text:a><text:span text:style-name="T219">, sculptor, author, engineer, and inventor. </text:span><text:span text:style-name="T300">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text:span text:style-name="T326">Pulitzer Prize</text:span></text:a><text:span text:style-name="T300"> for his political cartooning in 1948 and the Banshees' Silver Lady Award 1959.</text:span><text:span text:style-name="T335">[1] <text:s/></text:span><text:span text:style-name="T351">Rube Goldberg was known to the world as a cartoonist, he was first an engineer.</text:span><text:span text:style-name="T309"> </text:span><text:span text:style-name="T351">This was an era in which a syndicated cartoonist could make a healthy living: </text:span><text:a xlink:type="simple" xlink:href="http://query.nytimes.com/mem/archive-free/pdf?res=9E01E4D9153CEF3BBC4F53DFB0668388679EDE" text:style-name="Internet_20_link"><text:span text:style-name="T352">according to a short profile published by The New York Times in 1963</text:span></text:a><text:span text:style-name="T351">, Goldberg was earning a salary upwards of $50,000 by 1916 — over $1 million by today’s standards.</text:span><text:span text:style-name="T309"> H</text:span><text:span text:style-name="T351">e drew the first, "Automatic Weight Reducing Machine," in 1914, and in 1921 Marcel Duchamp </text:span><text:a xlink:type="simple" xlink:href="http://www.newyorker.com/tech/elements/object-of-interest-rube-goldberg-machines" text:style-name="Internet_20_link"><text:span text:style-name="T353">published some of Goldberg’s designs in New York Dada</text:span></text:a><text:span text:style-name="T351">.</text:span><text:span text:style-name="T309"> He is the inspiration for various international competitions, known as </text:span><text:a xlink:type="simple" xlink:href="http://en.wikipedia.org/wiki/Rube_Goldberg_Machine_Contest" text:style-name="Internet_20_link"><text:span text:style-name="T337">Rube Goldberg Machine Contests</text:span></text:a><text:span text:style-name="T309">, which challenge participants to make a complicated machine to perform a simple task.</text:span></text:p>
      <text:p text:style-name="P10"/>
      <text:p text:style-name="P10"><text:span text:style-name="T256">Ezra Loomis Pound:</text:span> <text:span text:style-name="T256">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0"/>
      <text:p text:style-name="P37"><text:span text:style-name="T54">Ludwig Mies van der Rohe: 1</text:span><text:span text:style-name="T53">886 – 1969, German-American </text:span><text:a xlink:type="simple" xlink:href="http://en.wikipedia.org/wiki/Architect" text:style-name="Internet_20_link"><text:span text:style-name="T113">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text:span text:style-name="T113">Le Corbusier</text:span></text:a><text:span text:style-name="T53">, </text:span><text:a xlink:type="simple" xlink:href="http://en.wikipedia.org/wiki/Alvar_Aalto" text:style-name="Internet_20_link"><text:span text:style-name="T113">Alvar Aalto</text:span></text:a><text:span text:style-name="T53">, and </text:span><text:a xlink:type="simple" xlink:href="http://en.wikipedia.org/wiki/Frank_Lloyd_Wright" text:style-name="Internet_20_link"><text:span text:style-name="T113">Frank Lloyd Wright</text:span></text:a><text:span text:style-name="T53">, he is widely regarded as one of the pioneering masters of </text:span><text:a xlink:type="simple" xlink:href="http://en.wikipedia.org/wiki/Modern_architecture" text:style-name="Internet_20_link"><text:span text:style-name="T113">modern architecture</text:span></text:a><text:span text:style-name="T53">. </text:span><text:span text:style-name="T10">Mies, like many of his post-</text:span><text:a xlink:type="simple" xlink:href="http://en.wikipedia.org/wiki/World_War_I" text:style-name="Internet_20_link">World War I</text:a><text:span text:style-name="T108">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plate glass</text:a><text:span text:style-name="T108">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text:span text:style-name="T108">less is more</text:span></text:a><text:span text:style-name="T10">" and "</text:span><text:a xlink:type="simple" xlink:href="http://en.wikipedia.org/wiki/God_is_in_the_detail" text:style-name="Internet_20_link"><text:span text:style-name="T108">God is in the details</text:span></text:a><text:span text:style-name="T10">".</text:span></text:p>
      <text:p text:style-name="P39"/>
      <text:p text:style-name="P37"><text:span text:style-name="T54">Erich Mendelsohn: </text:span><text:a xlink:type="simple" xlink:href="http://it.wikipedia.org/wiki/1887" text:style-name="Internet_20_link">1887</text:a><text:span text:style-name="T113"> </text:span><text:span text:style-name="T53">– </text:span><text:a xlink:type="simple" xlink:href="http://it.wikipedia.org/wiki/1953" text:style-name="Internet_20_link"><text:span text:style-name="T113">1953</text:span></text:a><text:span text:style-name="T53">, </text:span><text:a xlink:type="simple" xlink:href="http://it.wikipedia.org/wiki/Architetto" text:style-name="Internet_20_link"><text:span text:style-name="T113">architetto</text:span></text:a><text:span text:style-name="T53"> </text:span><text:a xlink:type="simple" xlink:href="http://it.wikipedia.org/wiki/Germania" text:style-name="Internet_20_link"><text:span text:style-name="T113">tedesco</text:span></text:a><text:span text:style-name="T53">. </text:span><text:span text:style-name="T10">Eric Mendelsohn è un celebre architetto del </text:span><text:a xlink:type="simple" xlink:href="http://it.wikipedia.org/wiki/XX_secolo" text:style-name="Internet_20_link">XX secolo</text:a><text:span text:style-name="T108"> </text:span><text:span text:style-name="T10">conosciuto per i suoi edifici espressionisti, si afferma in età giovanile, grazie alla realizzazione fra il </text:span><text:a xlink:type="simple" xlink:href="http://it.wikipedia.org/wiki/1918" text:style-name="Internet_20_link">1918</text:a><text:span text:style-name="T108"> </text:span><text:span text:style-name="T10">e il </text:span><text:a xlink:type="simple" xlink:href="http://it.wikipedia.org/wiki/1924" text:style-name="Internet_20_link">1924</text:a><text:span text:style-name="T108"> </text:span><text:span text:style-name="T10">della "</text:span><text:a xlink:type="simple" xlink:href="http://it.wikipedia.org/wiki/Torre_Einstein" text:style-name="Internet_20_link"><text:span text:style-name="T108">Torre Einstein</text:span></text:a><text:span text:style-name="T10">" a </text:span><text:a xlink:type="simple" xlink:href="http://it.wikipedia.org/wiki/Potsdam" text:style-name="Internet_20_link"><text:span text:style-name="T108">Potsdam</text:span></text:a><text:span text:style-name="T10">. La torre, progettata come edificio - </text:span><text:a xlink:type="simple" xlink:href="http://it.wikipedia.org/wiki/Telescopio" text:style-name="Internet_20_link"><text:span text:style-name="T108">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text:span text:style-name="T108">corrente espressionista</text:span></text:a><text:span text:style-name="T10">. In questi anni l'unico materiale edile che </text:span><text:soft-page-break/><text:span text:style-name="T10">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0"/>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text:span text:style-name="T156">[5]</text:span></text:a><text:span text:style-name="T46"> This idea takes on concrete form in the absolute films made in the 1920s by Ruttmann, Viking Eggeling, Hans Richter and others.</text:span></text:p>
      <text:p text:style-name="P1"/>
      <text:p text:style-name="P37"><text:span text:style-name="T54">Le Corbusier</text:span><text:span text:style-name="T53"> (</text:span><text:span text:style-name="T54">Charles-Edouard Jeanneret-Gris): </text:span><text:a xlink:type="simple" xlink:href="http://it.wikipedia.org/wiki/1887" text:style-name="Internet_20_link">1887</text:a><text:span text:style-name="T113"> </text:span><text:span text:style-name="T53">– </text:span><text:a xlink:type="simple" xlink:href="http://it.wikipedia.org/wiki/1965" text:style-name="Internet_20_link"><text:span text:style-name="T113">1965</text:span></text:a><text:span text:style-name="T53">, </text:span><text:a xlink:type="simple" xlink:href="http://it.wikipedia.org/wiki/Architetto" text:style-name="Internet_20_link"><text:span text:style-name="T113">architetto</text:span></text:a><text:span text:style-name="T53">, </text:span><text:a xlink:type="simple" xlink:href="http://it.wikipedia.org/wiki/Urbanista" text:style-name="Internet_20_link"><text:span text:style-name="T113">urbanista</text:span></text:a><text:span text:style-name="T53">, </text:span><text:a xlink:type="simple" xlink:href="http://it.wikipedia.org/wiki/Pittore" text:style-name="Internet_20_link">pittore</text:a><text:span text:style-name="T113"> </text:span><text:span text:style-name="T53">e </text:span><text:a xlink:type="simple" xlink:href="http://it.wikipedia.org/wiki/Designer" text:style-name="Internet_20_link"><text:span text:style-name="T113">designer</text:span></text:a><text:span text:style-name="T53"> </text:span><text:a xlink:type="simple" xlink:href="http://it.wikipedia.org/wiki/Svizzera" text:style-name="Internet_20_link"><text:span text:style-name="T113">svizzero</text:span></text:a><text:span text:style-name="T53"> </text:span><text:a xlink:type="simple" xlink:href="http://it.wikipedia.org/wiki/Naturalizzazione" text:style-name="Internet_20_link"><text:span text:style-name="T113">naturalizzato</text:span></text:a><text:span text:style-name="T53"> </text:span><text:a xlink:type="simple" xlink:href="http://it.wikipedia.org/wiki/Francia" text:style-name="Internet_20_link"><text:span text:style-name="T113">francese</text:span></text:a><text:span text:style-name="T53">. </text:span><text:span text:style-name="T10">Tra le figure più influenti della </text:span><text:a xlink:type="simple" xlink:href="http://it.wikipedia.org/wiki/Storia_dell%27architettura" text:style-name="Internet_20_link"><text:span text:style-name="T108">storia dell'Architettura</text:span></text:a><text:span text:style-name="T10">, viene ricordato – assieme a </text:span><text:a xlink:type="simple" xlink:href="http://it.wikipedia.org/wiki/Ludwig_Mies_van_der_Rohe" text:style-name="Internet_20_link"><text:span text:style-name="T108">Ludwig Mies van der Rohe</text:span></text:a><text:span text:style-name="T10">, </text:span><text:a xlink:type="simple" xlink:href="http://it.wikipedia.org/wiki/Walter_Gropius" text:style-name="Internet_20_link"><text:span text:style-name="T108">Walter Gropius</text:span></text:a><text:span text:style-name="T10">, </text:span><text:a xlink:type="simple" xlink:href="http://it.wikipedia.org/wiki/Frank_Lloyd_Wright" text:style-name="Internet_20_link">Frank Lloyd Wright</text:a><text:span text:style-name="T108"> </text:span><text:span text:style-name="T10">e </text:span><text:a xlink:type="simple" xlink:href="http://it.wikipedia.org/wiki/Alvar_Aalto" text:style-name="Internet_20_link">Alvar Aalto</text:a><text:span text:style-name="T108"> </text:span><text:span text:style-name="T10">– come maestro del </text:span><text:a xlink:type="simple" xlink:href="http://it.wikipedia.org/wiki/Movimento_Moderno" text:style-name="Internet_20_link"><text:span text:style-name="T108">Movimento Moderno</text:span></text:a><text:span text:style-name="T10">. Pioniere nell'uso del </text:span><text:a xlink:type="simple" xlink:href="http://it.wikipedia.org/wiki/Calcestruzzo_armato" text:style-name="Internet_20_link">calcestruzzo armato</text:a><text:span text:style-name="T108"> </text:span><text:span text:style-name="T10">per l'</text:span><text:a xlink:type="simple" xlink:href="http://it.wikipedia.org/wiki/Architettura" text:style-name="Internet_20_link"><text:span text:style-name="T108">architettura</text:span></text:a><text:span text:style-name="T10">, è stato anche uno dei padri dell'</text:span><text:a xlink:type="simple" xlink:href="http://it.wikipedia.org/wiki/Urbanistica" text:style-name="Internet_20_link">urbanistica</text:a><text:span text:style-name="T108"> </text:span><text:span text:style-name="T10">contemporanea. Membro fondatore dei </text:span><text:a xlink:type="simple" xlink:href="http://it.wikipedia.org/wiki/Congrès_Internationaux_d%27Architecture_moderne" text:style-name="Internet_20_link"><text:span text:style-name="T108">Congrès Internationaux d'Architecture moderne</text:span></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text:span text:style-name="T108">corvo</text:span></text:a><text:span text:style-name="T10">.</text:span><text:span text:style-name="T46"> Una delle maggiori architetture è la C</text:span><text:span text:style-name="T48">hapelle de Ronchamp</text:span></text:p>
      <text:p text:style-name="P1"/>
      <text:p text:style-name="P2"><text:span text:style-name="T167">Vaslav Nijinsky: </text:span><text:span text:style-name="T169">1889 – 1950. Russian </text:span><text:a xlink:type="simple" xlink:href="https://en.wikipedia.org/wiki/Ballet_dancer"><text:span text:style-name="T132">ballet dancer</text:span></text:a><text:span text:style-name="T187"> </text:span><text:span text:style-name="T169">and </text:span><text:a xlink:type="simple" xlink:href="https://en.wikipedia.org/wiki/Choreographer"><text:span text:style-name="T132">choreographer</text:span></text:a><text:span text:style-name="T187"> </text:span><text:span text:style-name="T169">of Polish descent, cited as the greatest male dancer of the early 20th century.</text:span><text:span text:style-name="T141"> </text:span><text:span text:style-name="T178">He was celebrated for his virtuosity and for the depth and intensity of his characterizations. He could dance </text:span><text:a xlink:type="simple" xlink:href="https://en.wikipedia.org/wiki/En_pointe"><text:span text:style-name="T125">en pointe</text:span></text:a><text:span text:style-name="T178">, a rare skill among male dancers at the time</text:span><text:span text:style-name="T124"> </text:span><text:span text:style-name="T178">and was admired for his seemingly gravity-defying leaps.</text:span></text:p>
      <text:p text:style-name="P1"/>
      <text:p text:style-name="P64">Edwin Hubble: 1889 – 1953, astronomo e astrofisico statunitense. <text:span text:style-name="T234">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7"/>
      <text:p text:style-name="P64"><text:span text:style-name="T305">Franz Viktor Werfel:</text:span><text:span text:style-name="T306"> 1890 – 1945. </text:span><text:a xlink:type="simple" xlink:href="https://en.wikipedia.org/wiki/Austrians" text:style-name="Internet_20_link"><text:span text:style-name="T333">Austrian</text:span></text:a><text:span text:style-name="T306">-</text:span><text:a xlink:type="simple" xlink:href="https://en.wikipedia.org/wiki/Bohemian" text:style-name="Internet_20_link"><text:span text:style-name="T333">Bohemian</text:span></text:a><text:span text:style-name="T306"> </text:span><text:a xlink:type="simple" xlink:href="https://en.wikipedia.org/wiki/Novelist" text:style-name="Internet_20_link"><text:span text:style-name="T333">novelist</text:span></text:a><text:span text:style-name="T306">, </text:span><text:a xlink:type="simple" xlink:href="https://en.wikipedia.org/wiki/Playwright" text:style-name="Internet_20_link"><text:span text:style-name="T333">playwright</text:span></text:a><text:span text:style-name="T306">, and </text:span><text:a xlink:type="simple" xlink:href="https://en.wikipedia.org/wiki/Poetry" text:style-name="Internet_20_link"><text:span text:style-name="T333">poet</text:span></text:a><text:span text:style-name="T306"> whose career spanned </text:span><text:a xlink:type="simple" xlink:href="https://en.wikipedia.org/wiki/World_War_I" text:style-name="Internet_20_link"><text:span text:style-name="T333">World War I</text:span></text:a><text:span text:style-name="T306">, the </text:span><text:a xlink:type="simple" xlink:href="https://en.wikipedia.org/wiki/Interwar_period" text:style-name="Internet_20_link"><text:span text:style-name="T333">Interwar period</text:span></text:a><text:span text:style-name="T306">, and </text:span><text:a xlink:type="simple" xlink:href="https://en.wikipedia.org/wiki/World_War_II" text:style-name="Internet_20_link"><text:span text:style-name="T333">World War II</text:span></text:a><text:span text:style-name="T306">. </text:span><text:span text:style-name="T300">He is primarily known as the author of </text:span><text:a xlink:type="simple" xlink:href="https://en.wikipedia.org/wiki/The_Forty_Days_of_Musa_Dagh" text:style-name="Internet_20_link"><text:span text:style-name="T327">The Forty Days of Musa Dagh</text:span></text:a><text:span text:style-name="T300"> (1933, English tr. 1934, 2012), a novel based on events that took place during the </text:span><text:a xlink:type="simple" xlink:href="https://en.wikipedia.org/wiki/Armenian_Genocide" text:style-name="Internet_20_link"><text:span text:style-name="T326">Armenian Genocide</text:span></text:a><text:span text:style-name="T300"> of 1915, and </text:span><text:a xlink:type="simple" xlink:href="https://en.wikipedia.org/wiki/The_Song_of_Bernadette_(novel)" text:style-name="Internet_20_link"><text:span text:style-name="T327">The Song of Bernadette</text:span></text:a><text:span text:style-name="T300"> (1941), a novel about the life and visions of the French Catholic saint </text:span><text:a xlink:type="simple" xlink:href="https://en.wikipedia.org/wiki/Bernadette_Soubirous" text:style-name="Internet_20_link"><text:span text:style-name="T326">Bernadette Soubirous</text:span></text:a><text:span text:style-name="T300">, which was made into a Hollywood film of the same </text:span><text:a xlink:type="simple" xlink:href="https://en.wikipedia.org/wiki/The_Song_of_Bernadette_(film)" text:style-name="Internet_20_link"><text:span text:style-name="T326">name</text:span></text:a><text:span text:style-name="T300">.</text:span></text:p>
      <text:p text:style-name="P67"/>
      <text:p text:style-name="P1"><text:span text:style-name="T246">Bertolt Brecht: 1898 – 1956, German poet, playwright and theater director. </text:span><text:span text:style-name="T24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41"> </text:span><text:span text:style-name="T1">The radio was then in its first phase of being a substitute: a substitute for theater, opera, concerts, lectures, café music, local newspapers, and so forth.</text:span><text:span text:style-name="T24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41"> “</text:span></text:p>
      <text:p text:style-name="P30"/>
      <text:p text:style-name="P85"><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text:span><text:soft-page-break/><text:span text:style-name="T9">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8"/>
      <text:p text:style-name="P26"><text:span text:style-name="T234">Kurt Julian Weill: 1900 – 1950. German Composer, best known for his fruitful collaborations with Bertold </text:span><text:span text:style-name="T24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241"> </text:span></text:p>
      <text:p text:style-name="P31"/>
      <text:p text:style-name="P26"><text:span text:style-name="T168">Werner Karl Heisenberg</text:span><text:span text:style-name="T211">: </text:span><text:span text:style-name="T170">1901 – 1976. </text:span><text:a xlink:type="simple" xlink:href="http://en.wikipedia.org/wiki/Germans" text:style-name="Internet_20_link">German</text:a><text:span text:style-name="T133"> </text:span><text:a xlink:type="simple" xlink:href="http://en.wikipedia.org/wiki/Theoretical_physicist" text:style-name="Internet_20_link">theoretical physicist</text:a><text:span text:style-name="T200"> </text:span><text:span text:style-name="T170">and one of the key pioneers of </text:span><text:a xlink:type="simple" xlink:href="http://en.wikipedia.org/wiki/Quantum_mechanics" text:style-name="Internet_20_link"><text:span text:style-name="T133">quantum mechanics</text:span></text:a><text:span text:style-name="T170">. </text:span><text:span text:style-name="T178">He published his work in 1925 in a breakthrough </text:span><text:a xlink:type="simple" xlink:href="http://en.wikipedia.org/wiki/Über_quantentheoretische_Umdeutung_kinematischer_und_mechanischer_Beziehungen" text:style-name="Internet_20_link"><text:span text:style-name="T123">paper</text:span></text:a><text:span text:style-name="T178">. In the subsequent series of papers with </text:span><text:a xlink:type="simple" xlink:href="http://en.wikipedia.org/wiki/Max_Born" text:style-name="Internet_20_link"><text:span text:style-name="T123">Max Born</text:span></text:a><text:span text:style-name="T200"> </text:span><text:span text:style-name="T178">an <text:s/></text:span><text:a xlink:type="simple" xlink:href="http://en.wikipedia.org/wiki/Pascual_Jordan" text:style-name="Internet_20_link"><text:span text:style-name="T123">Pascual Jordan</text:span></text:a><text:span text:style-name="T178">, during the same year, this </text:span><text:a xlink:type="simple" xlink:href="http://en.wikipedia.org/wiki/Matrix_mechanics" text:style-name="Internet_20_link"><text:span text:style-name="T123">matrix formulation</text:span></text:a><text:span text:style-name="T200"> </text:span><text:span text:style-name="T178">of </text:span><text:a xlink:type="simple" xlink:href="http://en.wikipedia.org/wiki/Quantum_mechanics" text:style-name="Internet_20_link"><text:span text:style-name="T123">quantum mechanics</text:span></text:a><text:span text:style-name="T200"> </text:span><text:span text:style-name="T178">was substantially elaborated. In 1927 he published his </text:span><text:a xlink:type="simple" xlink:href="http://en.wikipedia.org/wiki/Uncertainty_principle" text:style-name="Internet_20_link"><text:span text:style-name="T123">uncertainty principle</text:span></text:a><text:span text:style-name="T178">, upon which he built his </text:span><text:a xlink:type="simple" xlink:href="http://en.wikipedia.org/wiki/Philosophy" text:style-name="Internet_20_link"><text:span text:style-name="T123">philosophy</text:span></text:a><text:span text:style-name="T200"> </text:span><text:span text:style-name="T178">and for which he is best known. Heisenberg was awarded the </text:span><text:a xlink:type="simple" xlink:href="http://en.wikipedia.org/wiki/Nobel_Prize_in_Physics" text:style-name="Internet_20_link"><text:span text:style-name="T123">Nobel Prize in Physics</text:span></text:a><text:span text:style-name="T200"> </text:span><text:span text:style-name="T178">for 1932 "for the creation of </text:span><text:a xlink:type="simple" xlink:href="http://en.wikipedia.org/wiki/Quantum_mechanics" text:style-name="Internet_20_link"><text:span text:style-name="T123">quantum mechanics</text:span></text:a><text:span text:style-name="T178">".</text:span></text:p>
      <text:p text:style-name="P24"/>
      <text:p text:style-name="P28">Alfred Tarski: <text:span text:style-name="T10">1901 - 1983 </text:span><text:a xlink:type="simple" xlink:href="http://en.wikipedia.org/wiki/Poles" text:style-name="Internet_20_link"><text:span text:style-name="T109">Polish</text:span></text:a><text:span text:style-name="T50"> </text:span><text:a xlink:type="simple" xlink:href="http://en.wikipedia.org/wiki/Logic" text:style-name="Internet_20_link"><text:span text:style-name="T109">logician</text:span></text:a><text:span text:style-name="T10">, </text:span><text:a xlink:type="simple" xlink:href="http://en.wikipedia.org/wiki/Mathematician" text:style-name="Internet_20_link"><text:span text:style-name="T109">mathematician</text:span></text:a><text:span text:style-name="T50"> </text:span><text:span text:style-name="T10">and </text:span><text:a xlink:type="simple" xlink:href="http://en.wikipedia.org/wiki/Philosophy" text:style-name="Internet_20_link"><text:span text:style-name="T109">philosopher</text:span></text:a><text:span text:style-name="T10">. Educated at the </text:span><text:a xlink:type="simple" xlink:href="http://en.wikipedia.org/wiki/University_of_Warsaw" text:style-name="Internet_20_link"><text:span text:style-name="T109">University of Warsaw</text:span></text:a><text:span text:style-name="T50">.</text:span><text:span text:style-name="T10"> He emigrated to the USA in 1939. A prolific author best known for his work on </text:span><text:a xlink:type="simple" xlink:href="http://en.wikipedia.org/wiki/Model_theory" text:style-name="Internet_20_link"><text:span text:style-name="T108">model theory</text:span></text:a><text:span text:style-name="T10">, </text:span><text:a xlink:type="simple" xlink:href="http://en.wikipedia.org/wiki/Metamathematics" text:style-name="Internet_20_link"><text:span text:style-name="T108">metamathematics</text:span></text:a><text:span text:style-name="T10">, and </text:span><text:a xlink:type="simple" xlink:href="http://en.wikipedia.org/wiki/Algebraic_logic" text:style-name="Internet_20_link"><text:span text:style-name="T108">algebraic logic</text:span></text:a><text:span text:style-name="T10">, he also contributed to </text:span><text:a xlink:type="simple" xlink:href="http://en.wikipedia.org/wiki/Abstract_algebra" text:style-name="Internet_20_link"><text:span text:style-name="T108">abstract algebra</text:span></text:a><text:span text:style-name="T10">, </text:span><text:a xlink:type="simple" xlink:href="http://en.wikipedia.org/wiki/Topology" text:style-name="Internet_20_link"><text:span text:style-name="T108">topology</text:span></text:a><text:span text:style-name="T10">, </text:span><text:a xlink:type="simple" xlink:href="http://en.wikipedia.org/wiki/Geometry" text:style-name="Internet_20_link"><text:span text:style-name="T108">geometry</text:span></text:a><text:span text:style-name="T10">, </text:span><text:a xlink:type="simple" xlink:href="http://en.wikipedia.org/wiki/Measure_theory" text:style-name="Internet_20_link"><text:span text:style-name="T108">measure theory</text:span></text:a><text:span text:style-name="T10">, </text:span><text:a xlink:type="simple" xlink:href="http://en.wikipedia.org/wiki/Mathematical_logic" text:style-name="Internet_20_link"><text:span text:style-name="T108">mathematical logic</text:span></text:a><text:span text:style-name="T10">, </text:span><text:a xlink:type="simple" xlink:href="http://en.wikipedia.org/wiki/Set_theory" text:style-name="Internet_20_link"><text:span text:style-name="T108">set theory</text:span></text:a><text:span text:style-name="T10">, and </text:span><text:a xlink:type="simple" xlink:href="http://en.wikipedia.org/wiki/Analytic_philosophy" text:style-name="Internet_20_link"><text:span text:style-name="T108">analytic philosophy</text:span></text:a><text:span text:style-name="T10">. Along with his contemporary, </text:span><text:a xlink:type="simple" xlink:href="http://en.wikipedia.org/wiki/Kurt_Gödel" text:style-name="Internet_20_link"><text:span text:style-name="T108">Kurt Gödel</text:span></text:a><text:span text:style-name="T10">, he changed the face of logic in the twentieth century, especially through his work on the concept of </text:span><text:a xlink:type="simple" xlink:href="http://en.wikipedia.org/wiki/Truth" text:style-name="Internet_20_link">truth</text:a><text:span text:style-name="T108"> </text:span><text:span text:style-name="T10">and the theory of models. Definizione della verità: la verità non può esistere sul piano linguistico ma solamente nel campo metalinguistico. (Vedi, Uninettuto – Logica matematica 02)</text:span></text:p>
      <text:p text:style-name="P6"/>
      <text:p text:style-name="P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8"/>
      <text:p text:style-name="P2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8"/>
      <text:p text:style-name="P28"><text:span text:style-name="T77">Gregory Bateson: </text:span><text:span text:style-name="T76">1904 – 1980. </text:span><text:a xlink:type="simple" xlink:href="http://en.wikipedia.org/wiki/England" text:style-name="Internet_20_link"><text:span text:style-name="T144">English</text:span></text:a><text:span text:style-name="T64"> </text:span><text:a xlink:type="simple" xlink:href="http://en.wikipedia.org/wiki/Anthropology" text:style-name="Internet_20_link"><text:span text:style-name="T144">anthropologist</text:span></text:a><text:span text:style-name="T76">, </text:span><text:a xlink:type="simple" xlink:href="http://en.wikipedia.org/wiki/Social_sciences" text:style-name="Internet_20_link"><text:span text:style-name="T144">social scientist</text:span></text:a><text:span text:style-name="T76">, </text:span><text:a xlink:type="simple" xlink:href="http://en.wikipedia.org/wiki/Linguistics" text:style-name="Internet_20_link"><text:span text:style-name="T144">linguist</text:span></text:a><text:span text:style-name="T76">, </text:span><text:a xlink:type="simple" xlink:href="http://en.wikipedia.org/wiki/Visual_anthropology" text:style-name="Internet_20_link"><text:span text:style-name="T144">visual anthropologist</text:span></text:a><text:span text:style-name="T76">,</text:span><text:a xlink:type="simple" xlink:href="http://en.wikipedia.org/wiki/Semiotics" text:style-name="Internet_20_link"><text:span text:style-name="T144">semiotician</text:span></text:a><text:span text:style-name="T64"> </text:span><text:span text:style-name="T76">and </text:span><text:a xlink:type="simple" xlink:href="http://en.wikipedia.org/wiki/Cybernetics" text:style-name="Internet_20_link"><text:span text:style-name="T144">cyberneticist</text:span></text:a><text:span text:style-name="T64"> </text:span><text:span text:style-name="T76">whose work intersected that of many other fields.</text:span><text:span text:style-name="T273"> </text:span><text:span text:style-name="T10"><text:s/></text:span><text:span text:style-name="T7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text:span><text:soft-page-break/><text:span text:style-name="T76">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78">paranoico</text:span><text:span text:style-name="T76">. Oppure potrebbe scegliere l’alternativa opposta e prendere alla lettera tutti i messaggi che gli vengono rivolti, diverrebbe, in questo caso, </text:span><text:span text:style-name="T78">ebefrenico</text:span><text:span text:style-name="T76">. Infine potrebbe scegliere di ignorare i messaggi dell’ambiente, e fare il possibile per evitare una risposta da parte dello stesso, divenendo chiuso e silenzioso, assumerebbe così un atteggiamento </text:span><text:span text:style-name="T78">catatonico</text:span><text:span text:style-name="T76">. Ordine: “Disobbedisci!”</text:span></text:p>
      <text:p text:style-name="P28"><text:span text:style-name="T76"/></text:p>
      <text:p text:style-name="P1"><text:span text:style-name="T174">Carlo Scarpa:</text:span><text:span text:style-name="T217"> </text:span><text:span text:style-name="T176">1906 – 1978, </text:span><text:a xlink:type="simple" xlink:href="https://en.wikipedia.org/wiki/Italy"><text:span text:style-name="T135">Italian</text:span></text:a><text:span text:style-name="T203"> </text:span><text:a xlink:type="simple" xlink:href="https://en.wikipedia.org/wiki/Architect"><text:span text:style-name="T135">architect</text:span></text:a><text:span text:style-name="T176">, influenced by the materials, landscape, and the history of Venetian culture, and Japan.</text:span><text:span text:style-name="T143"> </text:span><text:span text:style-name="T176">Scarpa was also a glass and furniture designer of note. </text:span><text:span text:style-name="T170">Scarpa was born in </text:span><text:a xlink:type="simple" xlink:href="https://en.wikipedia.org/wiki/Venice"><text:span text:style-name="T133">Venice</text:span></text:a><text:span text:style-name="T170">. Much of his early childhood was spent in </text:span><text:a xlink:type="simple" xlink:href="https://en.wikipedia.org/wiki/Vicenza"><text:span text:style-name="T133">Vicenza</text:span></text:a><text:span text:style-name="T170">, where his family relocated when he was 2 years old</text:span></text:p>
      <text:p text:style-name="P28"><text:span text:style-name="T76"/></text:p>
      <text:p text:style-name="P12"/>
      <text:p text:style-name="P1"><text:span text:style-name="T80">Nicholas Winton: </text:span><text:span text:style-name="T170">1909, British humanitarian who organised the rescue of 669, mostly Jewish, children from Nazi-occupied </text:span><text:a xlink:type="simple" xlink:href="http://en.wikipedia.org/wiki/Czechoslovakia" text:style-name="Internet_20_link"><text:span text:style-name="T133">Czechoslovakia</text:span></text:a><text:span text:style-name="T202"> </text:span><text:span text:style-name="T170">on the eve of the </text:span><text:a xlink:type="simple" xlink:href="http://en.wikipedia.org/wiki/Second_World_War" text:style-name="Internet_20_link"><text:span text:style-name="T133">Second World War</text:span></text:a><text:span text:style-name="T170">, in an operation later known as the Czech </text:span><text:a xlink:type="simple" xlink:href="http://en.wikipedia.org/wiki/Kindertransport" text:style-name="Internet_20_link"><text:span text:style-name="T133">Kindertransport</text:span></text:a><text:span text:style-name="T170">. Winton found homes for the children and arranged for their safe passage to Britain. Winton kept quiet about his humanitarian exploits for many years, until his wife Grete found a detailed scrapbook in their attic in 1988.</text:span><text:span text:style-name="T142"> </text:span><text:span text:style-name="T170">It contained lists of the children, including their parents' names, and the names and addresses of the families that took them in. By sending letters to these addresses, 80 of "Winton's children" were found in Britain.</text:span><text:span text:style-name="T142"> </text:span><text:span text:style-name="T170">The world found out about his work in 1988 during an episode of the BBC television programme </text:span><text:a xlink:type="simple" xlink:href="http://en.wikipedia.org/wiki/That%27s_Life!" text:style-name="Internet_20_link"><text:span text:style-name="T138">That's Life!</text:span></text:a><text:bookmark text:name="cite_ref-23"/><text:span text:style-name="T188"> </text:span><text:span text:style-name="T170">when he was invited as a member of the audience. At one point Winton's scrapbook was shown, and his achievements were explained.</text:span></text:p>
      <text:p text:style-name="P12"/>
      <text:p text:style-name="P28"><text:span text:style-name="T16">Lawrence George Durrell: </text:span><text:span text:style-name="T11">1912 – 1990 was an expatriate British novelist, poet,</text:span><text:a xlink:type="simple" xlink:href="http://en.wikipedia.org/wiki/Dramatist" text:style-name="Internet_20_link"><text:span text:style-name="T110">dramatist</text:span></text:a><text:span text:style-name="T11">, and </text:span><text:a xlink:type="simple" xlink:href="http://en.wikipedia.org/wiki/Travel_writer" text:style-name="Internet_20_link"><text:span text:style-name="T110">travel writer</text:span></text:a><text:span text:style-name="T11">, though he resisted affiliation with </text:span><text:a xlink:type="simple" xlink:href="http://en.wikipedia.org/wiki/UK" text:style-name="Internet_20_link"><text:span text:style-name="T110">Britain</text:span></text:a><text:span text:style-name="T51"> </text:span><text:span text:style-name="T11">and preferred to be considered </text:span><text:a xlink:type="simple" xlink:href="http://en.wikipedia.org/wiki/World_citizen" text:style-name="Internet_20_link"><text:span text:style-name="T110">cosmopolitan</text:span></text:a><text:span text:style-name="T11">.</text:span><text:span text:style-name="T7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2"/>
      <text:p text:style-name="P22"><text:span text:style-name="T15">Boris Viktorovich Rauschenbach: </text:span><text:span text:style-name="T10">1915 – 2001 was a preeminent </text:span><text:a xlink:type="simple" xlink:href="http://en.wikipedia.org/wiki/Soviet_Union" text:style-name="Internet_20_link"><text:span text:style-name="T109">Soviet</text:span></text:a><text:span text:style-name="T50"> </text:span><text:a xlink:type="simple" xlink:href="http://en.wikipedia.org/wiki/Physicist" text:style-name="Internet_20_link"><text:span text:style-name="T109">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Christian theology</text:a><text:span text:style-name="T109"> </text:span><text:span text:style-name="T10">and theory of </text:span><text:a xlink:type="simple" xlink:href="http://en.wikipedia.org/wiki/Art" text:style-name="Internet_20_link"><text:span text:style-name="T109">Art</text:span></text:a><text:span text:style-name="T10">.</text:span> </text:p>
      <text:p text:style-name="P22"/>
      <text:p text:style-name="P37"><text:span text:style-name="T29">Merce Cunningham: </text:span><text:span text:style-name="T117">1919 </text:span><text:span text:style-name="T27">– </text:span><text:a xlink:type="simple" xlink:href="http://it.wikipedia.org/wiki/2009" text:style-name="Internet_20_link"><text:span text:style-name="T117">2009</text:span></text:a><text:span text:style-name="T27"> è stato un </text:span><text:a xlink:type="simple" xlink:href="http://it.wikipedia.org/wiki/Danza" text:style-name="Internet_20_link"><text:span text:style-name="T117">danzatore</text:span></text:a><text:span text:style-name="T58"> e </text:span><text:a xlink:type="simple" xlink:href="http://it.wikipedia.org/wiki/Coreografo" text:style-name="Internet_20_link"><text:span text:style-name="T117">coreografo</text:span></text:a><text:span text:style-name="T58"> </text:span><text:a xlink:type="simple" xlink:href="http://it.wikipedia.org/wiki/Stati_Uniti_d%27America" text:style-name="Internet_20_link"><text:span text:style-name="T117">statunitense</text:span></text:a><text:span text:style-name="T27">. </text:span><text:span text:style-name="T10">È stato uno dei maggiori creatori della </text:span><text:a xlink:type="simple" xlink:href="http://it.wikipedia.org/w/index.php?title=Modern_Dance&amp;action=edit&amp;redlink=1" text:style-name="Internet_20_link"><text:span text:style-name="T158">Modern Dance</text:span></text:a><text:span text:style-name="T10"> americana e ha posto le basi della </text:span><text:a xlink:type="simple" xlink:href="http://it.wikipedia.org/w/index.php?title=Post_modern_dance&amp;action=edit&amp;redlink=1" text:style-name="Internet_20_link"><text:span text:style-name="T158">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text:span text:style-name="T145">1986</text:span></text:a><text:span text:style-name="T1"> è stato l'ideatore e lo sperimentatore di </text:span><text:a xlink:type="simple" xlink:href="http://it.wikipedia.org/wiki/Life_Forms" text:style-name="Internet_20_link"><text:span text:style-name="T145">Life Forms</text:span></text:a><text:span text:style-name="T1">, primo software di creazione e notazione dei movimenti di danza. Dal </text:span><text:a xlink:type="simple" xlink:href="http://it.wikipedia.org/wiki/1942" text:style-name="Internet_20_link"><text:span text:style-name="T146">1942</text:span></text:a><text:span text:style-name="T1"> collabora col compositore d’avanguardia </text:span><text:a xlink:type="simple" xlink:href="http://it.wikipedia.org/wiki/John_Cage" text:style-name="Internet_20_link"><text:span text:style-name="T146">John Cage</text:span></text:a><text:span text:style-name="T1"> - che sarà suo compagno durante mezzo secolo, fino alla morte nel </text:span><text:a xlink:type="simple" xlink:href="http://it.wikipedia.org/wiki/1992" text:style-name="Internet_20_link"><text:span text:style-name="T146">1992</text:span></text:a><text:span text:style-name="T1"> - col quale condivide il rifiuto dei metodi formali dell’arte del </text:span><text:a xlink:type="simple" xlink:href="http://it.wikipedia.org/wiki/XIX_secolo" text:style-name="Internet_20_link"><text:span text:style-name="T146">XIX secolo</text:span></text:a><text:span text:style-name="T1">, messi già in discussione da </text:span><text:a xlink:type="simple" xlink:href="http://it.wikipedia.org/wiki/Duchamp" text:style-name="Internet_20_link"><text:span text:style-name="T146">Duchamp</text:span></text:a><text:span text:style-name="T1">.</text:span><text:span text:style-name="T10"> </text:span></text:p>
      <text:p text:style-name="P22"/>
      <text:p text:style-name="P28"><text:span text:style-name="T234">Vilém Flusser: 1920-1991, Prague. Czech-born philosopher. Jewish. </text:span><text:span text:style-name="T241">The father studied mathematics and physics, under Albert Einstein. </text:span><text:span text:style-name="T1">lost all of his family in the German concentration camp.</text:span><text:span text:style-name="T24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41"> </text:span></text:p>
      <text:p text:style-name="P31"><text:soft-page-break/></text:p>
      <text:p text:style-name="P37"><text:span text:style-name="T29">Hans Robert Jauss</text:span><text:span text:style-name="T27">: </text:span><text:a xlink:type="simple" xlink:href="http://it.wikipedia.org/wiki/1921" text:style-name="Internet_20_link">1921</text:a><text:span text:style-name="T117"> </text:span><text:span text:style-name="T27">– </text:span><text:a xlink:type="simple" xlink:href="http://it.wikipedia.org/wiki/1997" text:style-name="Internet_20_link">1997</text:a><text:span text:style-name="T117">.</text:span><text:span text:style-name="T27"> E' stato un </text:span><text:a xlink:type="simple" xlink:href="http://it.wikipedia.org/wiki/Accademico" text:style-name="Internet_20_link"><text:span text:style-name="T117">accademico</text:span></text:a><text:span text:style-name="T58"> </text:span><text:a xlink:type="simple" xlink:href="http://it.wikipedia.org/wiki/Germania" text:style-name="Internet_20_link"><text:span text:style-name="T117">tedesco</text:span></text:a><text:span text:style-name="T27">. È noto per il suo lavoro sulla teoria della </text:span><text:a xlink:type="simple" xlink:href="http://it.wikipedia.org/wiki/Ricezione" text:style-name="Internet_20_link"><text:span text:style-name="T117">ricezione</text:span></text:a><text:span text:style-name="T27">, e sulla </text:span><text:a xlink:type="simple" xlink:href="http://it.wikipedia.org/wiki/Letteratura_francese" text:style-name="Internet_20_link">letteratura francese</text:a><text:span text:style-name="T117"> </text:span><text:a xlink:type="simple" xlink:href="http://it.wikipedia.org/wiki/Medioevo" text:style-name="Internet_20_link">medievale</text:a><text:span text:style-name="T117"> </text:span><text:span text:style-name="T27">e moderna. </text:span><text:span text:style-name="T10">Egli non intendeva l'opera come se contenesse un </text:span><text:a xlink:type="simple" xlink:href="http://it.wikipedia.org/wiki/Messaggio" text:style-name="Internet_20_link">messaggio</text:a><text:span text:style-name="T108"> </text:span><text:span text:style-name="T10">ma riconosceva il lettore come protagonista di un processo attivo e </text:span><text:a xlink:type="simple" xlink:href="http://it.wikipedia.org/wiki/Poesia" text:style-name="Internet_20_link">poetico</text:a><text:span text:style-name="T108"> </text:span><text:span text:style-name="T10">nel quale la ricerca </text:span><text:a xlink:type="simple" xlink:href="http://it.wikipedia.org/wiki/Filologia" text:style-name="Internet_20_link">filologica</text:a><text:span text:style-name="T108"> </text:span><text:span text:style-name="T10">è in grado di unirsi all'</text:span><text:a xlink:type="simple" xlink:href="http://it.wikipedia.org/wiki/Ermeneutica" text:style-name="Internet_20_link"><text:span text:style-name="T108">ermeneutica</text:span></text:a><text:span text:style-name="T10">: per cui l'opera vive nell'attenzione e nell'interesse che le tributa il </text:span><text:a xlink:type="simple" xlink:href="http://it.wikipedia.org/wiki/Pubblico" text:style-name="Internet_20_link"><text:span text:style-name="T108">pubblico</text:span></text:a><text:span text:style-name="T10">.</text:span></text:p>
      <text:p text:style-name="P31"/>
      <text:p text:style-name="P31">Ernst Lossa: 1929-1944, Germania, zingaro.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1"/>
      <text:p text:style-name="P37"><text:span text:style-name="T29">Frank Owen Gehry</text:span><text:span text:style-name="T27">: 1929, </text:span><text:span text:style-name="T117">architect,</text:span><text:span text:style-name="T58"> </text:span><text:a xlink:type="simple" xlink:href="http://en.wikipedia.org/wiki/Pritzker_Prize" text:style-name="Internet_20_link">Pritzker Priz</text:a><text:span text:style-name="T117">e, </text:span><text:a xlink:type="simple" xlink:href="http://en.wikipedia.org/wiki/Canadian-American" text:style-name="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text:span text:style-name="T108">tourist attractions</text:span></text:a><text:span text:style-name="T10">. His works are cited as being among the most important works of </text:span><text:a xlink:type="simple" xlink:href="http://en.wikipedia.org/wiki/Contemporary_architecture" text:style-name="Internet_20_link">contemporary architecture</text:a><text:span text:style-name="T108"> </text:span><text:span text:style-name="T10">in the 2010 </text:span><text:a xlink:type="simple" xlink:href="http://en.wikipedia.org/wiki/World_Architecture_Survey" text:style-name="Internet_20_link"><text:span text:style-name="T108">World Architecture Survey</text:span></text:a><text:span text:style-name="T10">, which led </text:span><text:a xlink:type="simple" xlink:href="http://en.wikipedia.org/wiki/Vanity_Fair_(magazine)" text:style-name="Internet_20_link">Vanity </text:a><text:a xlink:type="simple" xlink:href="http://en.wikipedia.org/wiki/Vanity_Fair_(magazine)" text:style-name="Internet_20_link">Fair</text:a><text:span text:style-name="T118"> </text:span><text:span text:style-name="T10">to label him as "the most important architect of our age".</text:span><text:span text:style-name="T108"> </text:span><text:span text:style-name="T10">Gehry's best-known works include the </text:span><text:a xlink:type="simple" xlink:href="http://en.wikipedia.org/wiki/Titanium" text:style-name="Internet_20_link"><text:span text:style-name="T108">titanium</text:span></text:a><text:span text:style-name="T10">-covered </text:span><text:a xlink:type="simple" xlink:href="http://en.wikipedia.org/wiki/Guggenheim_Museum_Bilbao" text:style-name="Internet_20_link">Guggenheim Museum</text:a><text:span text:style-name="T108"> </text:span><text:span text:style-name="T10">in </text:span><text:a xlink:type="simple" xlink:href="http://en.wikipedia.org/wiki/Bilbao" text:style-name="Internet_20_link"><text:span text:style-name="T108">Bilbao</text:span></text:a><text:span text:style-name="T49">.</text:span></text:p>
      <text:p text:style-name="P40"/>
      <text:p text:style-name="P37"><text:span text:style-name="T49">Jaques Derrida: 1930 – 2004. Philosopher, b</text:span><text:span text:style-name="T63">est known for developing a form of </text:span><text:a xlink:type="simple" xlink:href="http://en.wikipedia.org/wiki/Semiotics" text:style-name="Internet_20_link"><text:span text:style-name="T129">semiotic</text:span></text:a><text:span text:style-name="T50"> </text:span><text:span text:style-name="T63">analysis known as </text:span><text:a xlink:type="simple" xlink:href="http://en.wikipedia.org/wiki/Deconstruction" text:style-name="Internet_20_link"><text:span text:style-name="T129">deconstruction</text:span></text:a><text:span text:style-name="T63">. </text:span><text:span text:style-name="T62">He is one of the major figures associated with </text:span><text:a xlink:type="simple" xlink:href="http://en.wikipedia.org/wiki/Post-structuralism" text:style-name="Internet_20_link"><text:span text:style-name="T123">post-structuralism</text:span></text:a><text:span text:style-name="T61"> </text:span><text:span text:style-name="T62">and </text:span><text:a xlink:type="simple" xlink:href="http://en.wikipedia.org/wiki/Postmodern_philosophy" text:style-name="Internet_20_link"><text:span text:style-name="T123">postmodern philosophy</text:span></text:a><text:span text:style-name="T62">. His work still has a major influence in the academe <text:s/>where </text:span><text:a xlink:type="simple" xlink:href="http://en.wikipedia.org/wiki/Continental_philosophy" text:style-name="Internet_20_link">continental philosophy</text:a><text:span text:style-name="T123"> </text:span><text:span text:style-name="T62">is predominant, particularly in debates around </text:span><text:a xlink:type="simple" xlink:href="http://en.wikipedia.org/wiki/Ontology" text:style-name="Internet_20_link"><text:span text:style-name="T123">ontology</text:span></text:a><text:span text:style-name="T62">, </text:span><text:a xlink:type="simple" xlink:href="http://en.wikipedia.org/wiki/Epistemology" text:style-name="Internet_20_link">epistemology</text:a><text:span text:style-name="T123"> </text:span><text:span text:style-name="T62">(especially concerning </text:span><text:a xlink:type="simple" xlink:href="http://en.wikipedia.org/wiki/Social_sciences" text:style-name="Internet_20_link"><text:span text:style-name="T123">social sciences</text:span></text:a><text:span text:style-name="T62">), </text:span><text:a xlink:type="simple" xlink:href="http://en.wikipedia.org/wiki/Ethics" text:style-name="Internet_20_link"><text:span text:style-name="T123">ethics</text:span></text:a><text:span text:style-name="T62">, </text:span><text:a xlink:type="simple" xlink:href="http://en.wikipedia.org/wiki/Aesthetics" text:style-name="Internet_20_link"><text:span text:style-name="T123">aesthetics</text:span></text:a><text:span text:style-name="T62">, </text:span><text:a xlink:type="simple" xlink:href="http://en.wikipedia.org/wiki/Hermeneutics" text:style-name="Internet_20_link"><text:span text:style-name="T123">hermeneutics</text:span></text:a><text:span text:style-name="T62">, and the </text:span><text:a xlink:type="simple" xlink:href="http://en.wikipedia.org/wiki/Philosophy_of_language" text:style-name="Internet_20_link"><text:span text:style-name="T123">philosophy of language</text:span></text:a><text:span text:style-name="T62">.</text:span></text:p>
      <text:p text:style-name="P40"/>
      <text:p text:style-name="P37"><text:span text:style-name="T163">Sławomir Mrożek:</text:span><text:span text:style-name="T164"> </text:span><text:a xlink:type="simple" xlink:href="http://it.wikipedia.org/wiki/1930" text:style-name="Internet_20_link"><text:span text:style-name="T117">1930</text:span></text:a><text:span text:style-name="T185"> - </text:span><text:a xlink:type="simple" xlink:href="http://it.wikipedia.org/wiki/2013" text:style-name="Internet_20_link"><text:span text:style-name="T117">2013</text:span></text:a><text:span text:style-name="T164"> è stato un </text:span><text:a xlink:type="simple" xlink:href="http://it.wikipedia.org/wiki/Drammaturgo" text:style-name="Internet_20_link">drammaturgo</text:a><text:span text:style-name="T117"> </text:span><text:span text:style-name="T164">e </text:span><text:a xlink:type="simple" xlink:href="http://it.wikipedia.org/wiki/Scrittore" text:style-name="Internet_20_link"><text:span text:style-name="T117">scrittore</text:span></text:a><text:span text:style-name="T185"> </text:span><text:a xlink:type="simple" xlink:href="http://it.wikipedia.org/wiki/Polonia" text:style-name="Internet_20_link"><text:span text:style-name="T117">polacco</text:span></text:a><text:span text:style-name="T164">. </text:span><text:span text:style-name="T165">Scrittore abilissimo di </text:span><text:span text:style-name="T166">feuilleton </text:span><text:span text:style-name="T165">satirici, comincia a scrivere per il teatro dal 1958. Un tipico rappresentante di quegli </text:span><text:a xlink:type="simple" xlink:href="http://it.wikipedia.org/wiki/Intellettuale" text:style-name="Internet_20_link">intellettuali</text:a><text:span text:style-name="T128"> </text:span><text:span text:style-name="T165">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66">Teatro e realtà</text:span><text:span text:style-name="T165">, in "Dialog", 1989). Spesso visto come un </text:span><text:a xlink:type="simple" xlink:href="http://it.wikipedia.org/wiki/Drammaturgo" text:style-name="Internet_20_link">drammaturgo</text:a><text:span text:style-name="T128"> </text:span><text:span text:style-name="T165">del "</text:span><text:a xlink:type="simple" xlink:href="http://it.wikipedia.org/wiki/Teatro_dell%27assurdo" text:style-name="Internet_20_link"><text:span text:style-name="T128">teatro dell'assurdo</text:span></text:a><text:span text:style-name="T165">" caratteristica che è vera solo per la sua primissima produzione. Nel tempo si avvicinerà sempre più alla </text:span><text:a xlink:type="simple" xlink:href="http://it.wikipedia.org/wiki/Poetica" text:style-name="Internet_20_link">poetica</text:a><text:span text:style-name="T128"> </text:span><text:span text:style-name="T165">di </text:span><text:a xlink:type="simple" xlink:href="http://it.wikipedia.org/wiki/Stanisław_Ignacy_Witkiewicz" text:style-name="Internet_20_link">Witkiewicz</text:a><text:span text:style-name="T128"> </text:span><text:span text:style-name="T165">e </text:span><text:a xlink:type="simple" xlink:href="http://it.wikipedia.org/wiki/Witold_Gombrowicz" text:style-name="Internet_20_link"><text:span text:style-name="T128">Gombrowicz</text:span></text:a><text:span text:style-name="T165">.</text:span></text:p>
      <text:p text:style-name="P31"/>
      <text:p text:style-name="P28"><text:span text:style-name="T241">Roy Ascott: 1934. </text:span><text:span text:style-name="T11">President of the </text:span><text:a xlink:type="simple" xlink:href="http://en.wikipedia.org/wiki/Planetary_Collegium" text:style-name="Internet_20_link"><text:span text:style-name="T241">Planetary Collegium</text:span></text:a><text:span text:style-name="T152">. Artist, professor, researcher. </text:span><text:span text:style-name="T153">Inspired by</text:span><text:span text:style-name="T2"> Henri Bergson, Norbert Wiener, Heinz von Foerster, the I Ching, Teilhard de Chardin, Peter Russell, Charles Fourier, and Marcel Duchamp</text:span><text:span text:style-name="T153">.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53">.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53">.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53">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53">.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text:span><text:soft-page-break/><text:span text:style-name="T2">very infrastructure for spiritual interchange that could lead to the harmonization and creative development of the whole planet"</text:span><text:span text:style-name="T153"> </text:span></text:p>
      <text:p text:style-name="P22"/>
      <text:p text:style-name="P28">David Hockney: 1937, English painter, droughtsman, printmaker, stage designer and photographer. <text:span text:style-name="T234">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8"/>
      <text:p text:style-name="P28"><text:span text:style-name="T234">Delia Ann Derbyshire: 1937-2001, English composer of electronic and “concréte” music. The White Noise. </text:span><text:span text:style-name="T241">Creator also of the historical “Doctor Who” Theme (1963). </text:span><text:span text:style-name="T1">In November 1960 she joined the BBC as</text:span><text:span text:style-name="T241">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1"/>
      <text:p text:style-name="P28"><text:span text:style-name="T241">Max Neuhaus: </text:span><text:span text:style-name="T97">1939 – 2009, Percussionist.</text:span><text:span text:style-name="T241"> </text:span><text:span text:style-name="T9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41"> </text:span></text:p>
      <text:p text:style-name="P31"/>
      <text:p text:style-name="P1"><text:span text:style-name="T311">Julia Kristeva:</text:span><text:span text:style-name="T312"> </text:span><text:a xlink:type="simple" xlink:href="https://en.wikipedia.org/wiki/Bulgarians" text:style-name="Internet_20_link"><text:span text:style-name="T342">Bulgarian</text:span></text:a><text:span text:style-name="T312">-</text:span><text:a xlink:type="simple" xlink:href="https://en.wikipedia.org/wiki/France" text:style-name="Internet_20_link"><text:span text:style-name="T342">French</text:span></text:a><text:span text:style-name="T312"> </text:span><text:a xlink:type="simple" xlink:href="https://en.wikipedia.org/wiki/Philosopher" text:style-name="Internet_20_link"><text:span text:style-name="T342">philosopher</text:span></text:a><text:span text:style-name="T312">, </text:span><text:a xlink:type="simple" xlink:href="https://en.wikipedia.org/wiki/Literary_critic" text:style-name="Internet_20_link"><text:span text:style-name="T342">literary critic</text:span></text:a><text:span text:style-name="T312">, </text:span><text:a xlink:type="simple" xlink:href="https://en.wikipedia.org/wiki/Psychoanalysis" text:style-name="Internet_20_link"><text:span text:style-name="T342">psychoanalyst</text:span></text:a><text:span text:style-name="T312">, </text:span><text:a xlink:type="simple" xlink:href="https://en.wikipedia.org/wiki/Sociologist" text:style-name="Internet_20_link"><text:span text:style-name="T342">sociologist</text:span></text:a><text:span text:style-name="T312"> and </text:span><text:a xlink:type="simple" xlink:href="https://en.wikipedia.org/wiki/Novelist" text:style-name="Internet_20_link"><text:span text:style-name="T342">novelist</text:span></text:a><text:span text:style-name="T312"> who has lived in </text:span><text:a xlink:type="simple" xlink:href="https://en.wikipedia.org/wiki/France" text:style-name="Internet_20_link"><text:span text:style-name="T342">France</text:span></text:a><text:span text:style-name="T312"> since the mid-1960s. </text:span><text:span text:style-name="T317">She is now a Professor at the </text:span><text:a xlink:type="simple" xlink:href="https://en.wikipedia.org/wiki/University_Paris_Diderot" text:style-name="Internet_20_link"><text:span text:style-name="T344">University Paris Diderot</text:span></text:a><text:span text:style-name="T317">. Kristeva became influential in international critical analysis, </text:span><text:a xlink:type="simple" xlink:href="https://en.wikipedia.org/wiki/Cultural_theory" text:style-name="Internet_20_link"><text:span text:style-name="T344">cultural theory</text:span></text:a><text:span text:style-name="T317"> and </text:span><text:a xlink:type="simple" xlink:href="https://en.wikipedia.org/wiki/Feminism" text:style-name="Internet_20_link"><text:span text:style-name="T344">feminism</text:span></text:a><text:span text:style-name="T317"> after publishing her first book </text:span><text:span text:style-name="T318">Semeiotikè</text:span><text:span text:style-name="T319"> in 1969. Her sizable body of work includes books and essays which address </text:span><text:a xlink:type="simple" xlink:href="https://en.wikipedia.org/wiki/Intertextuality" text:style-name="Internet_20_link"><text:span text:style-name="T345">intertextuality</text:span></text:a><text:span text:style-name="T319">, the </text:span><text:a xlink:type="simple" xlink:href="https://en.wikipedia.org/wiki/Semiotic" text:style-name="Internet_20_link"><text:span text:style-name="T345">semiotic</text:span></text:a><text:span text:style-name="T319">, and </text:span><text:a xlink:type="simple" xlink:href="https://en.wikipedia.org/wiki/Abjection" text:style-name="Internet_20_link"><text:span text:style-name="T345">abjection</text:span></text:a><text:span text:style-name="T319">, in the fields of linguistics, literary theory and criticism, </text:span><text:a xlink:type="simple" xlink:href="https://en.wikipedia.org/wiki/Psychoanalysis" text:style-name="Internet_20_link"><text:span text:style-name="T345">psychoanalysis</text:span></text:a><text:span text:style-name="T319">, biography and autobiography, political and cultural analysis, art and art history. Together with </text:span><text:a xlink:type="simple" xlink:href="https://en.wikipedia.org/wiki/Roland_Barthes" text:style-name="Internet_20_link"><text:span text:style-name="T345">Roland Barthes</text:span></text:a><text:span text:style-name="T319">, </text:span><text:a xlink:type="simple" xlink:href="https://en.wikipedia.org/wiki/Tzvetan_Todorov" text:style-name="Internet_20_link"><text:span text:style-name="T345">Tzvetan Todorov</text:span></text:a><text:span text:style-name="T319">, </text:span><text:a xlink:type="simple" xlink:href="https://en.wikipedia.org/wiki/Lucien_Goldmann" text:style-name="Internet_20_link"><text:span text:style-name="T345">Lucien Goldmann</text:span></text:a><text:span text:style-name="T319">, </text:span><text:a xlink:type="simple" xlink:href="https://en.wikipedia.org/wiki/Gérard_Genette" text:style-name="Internet_20_link"><text:span text:style-name="T345">Gérard Genette</text:span></text:a><text:span text:style-name="T319">, </text:span><text:a xlink:type="simple" xlink:href="https://en.wikipedia.org/wiki/Claude_Lévi-Strauss" text:style-name="Internet_20_link"><text:span text:style-name="T345">Claude Lévi-Strauss</text:span></text:a><text:span text:style-name="T319">, </text:span><text:a xlink:type="simple" xlink:href="https://en.wikipedia.org/wiki/Jacques_Lacan" text:style-name="Internet_20_link"><text:span text:style-name="T345">Jacques Lacan</text:span></text:a><text:span text:style-name="T319">, </text:span><text:a xlink:type="simple" xlink:href="https://en.wikipedia.org/wiki/Algirdas_Julien_Greimas" text:style-name="Internet_20_link"><text:span text:style-name="T345">Algirdas Julien Greimas</text:span></text:a><text:span text:style-name="T319">, and </text:span><text:a xlink:type="simple" xlink:href="https://en.wikipedia.org/wiki/Louis_Althusser" text:style-name="Internet_20_link"><text:span text:style-name="T345">Louis Althusser</text:span></text:a><text:span text:style-name="T319">, she stands as one of the foremost </text:span><text:a xlink:type="simple" xlink:href="https://en.wikipedia.org/wiki/Structuralism" text:style-name="Internet_20_link"><text:span text:style-name="T345">structuralists</text:span></text:a><text:span text:style-name="T319">, in that time when structuralism took a major place in </text:span><text:a xlink:type="simple" xlink:href="https://en.wikipedia.org/wiki/Humanities" text:style-name="Internet_20_link"><text:span text:style-name="T345">humanities</text:span></text:a><text:span text:style-name="T319">. Her works also have an important place in </text:span><text:a xlink:type="simple" xlink:href="https://en.wikipedia.org/wiki/Post-structuralist" text:style-name="Internet_20_link"><text:span text:style-name="T345">post-structuralist</text:span></text:a><text:span text:style-name="T319"> thought. </text:span><text:span text:style-name="T320">She is also the founder and head of the </text:span><text:a xlink:type="simple" xlink:href="https://en.wikipedia.org/wiki/Simone_de_Beauvoir_Prize" text:style-name="Internet_20_link"><text:span text:style-name="T346">Simone de Beauvoir Prize</text:span></text:a><text:span text:style-name="T320"> committee</text:span></text:p>
      <text:p text:style-name="P31"/>
      <text:p text:style-name="P37"><text:span text:style-name="T174">Remment Lucas "Rem" Koolhaas: </text:span><text:span text:style-name="T176">1944. Dutch </text:span><text:a xlink:type="simple" xlink:href="https://en.wikipedia.org/wiki/Architect" text:style-name="Internet_20_link"><text:span text:style-name="T136">architect</text:span></text:a><text:span text:style-name="T176">, </text:span><text:a xlink:type="simple" xlink:href="https://en.wikipedia.org/wiki/Architectural_theory" text:style-name="Internet_20_link"><text:span text:style-name="T136">architectural theorist</text:span></text:a><text:span text:style-name="T176">, </text:span><text:a xlink:type="simple" xlink:href="https://en.wikipedia.org/wiki/Urbanist" text:style-name="Internet_20_link">urbanist</text:a><text:span text:style-name="T136"> </text:span><text:span text:style-name="T176">and Professor in Practice of Architecture and Urban Design at the </text:span><text:a xlink:type="simple" xlink:href="https://en.wikipedia.org/wiki/Harvard_Graduate_School_of_Design" text:style-name="Internet_20_link">Graduate School of Design</text:a><text:span text:style-name="T136"> </text:span><text:span text:style-name="T176">at </text:span><text:a xlink:type="simple" xlink:href="https://en.wikipedia.org/wiki/Harvard_University" text:style-name="Internet_20_link"><text:span text:style-name="T136">Harvard University</text:span></text:a><text:span text:style-name="T176">. Founding partner of </text:span><text:a xlink:type="simple" xlink:href="https://en.wikipedia.org/wiki/Office_for_Metropolitan_Architecture" text:style-name="Internet_20_link"><text:span text:style-name="T136">OMA</text:span></text:a><text:span text:style-name="T176">, and of its research-oriented counterpart AMO based in Rotterdam, the Netherlands. In 2005, he co-founded </text:span><text:a xlink:type="simple" xlink:href="https://en.wikipedia.org/wiki/Volume_Magazine" text:style-name="Internet_20_link">Volume Magazine</text:a><text:span text:style-name="T136"> </text:span><text:span text:style-name="T176">together with </text:span><text:a xlink:type="simple" xlink:href="https://en.wikipedia.org/wiki/Mark_Wigley" text:style-name="Internet_20_link">Mark Wigley</text:a><text:span text:style-name="T136"> </text:span><text:span text:style-name="T176">and </text:span><text:a xlink:type="simple" xlink:href="https://en.wikipedia.org/w/index.php?title=Ole_Bouman&amp;action=edit&amp;redlink=1" text:style-name="Internet_20_link">Ole Bouman</text:a><text:span text:style-name="T160">. </text:span><text:span text:style-name="T169">In 2000, Rem Koolhaas won the </text:span><text:a xlink:type="simple" xlink:href="https://en.wikipedia.org/wiki/Pritzker_Prize" text:style-name="Internet_20_link"><text:span text:style-name="T131">Pritzker Prize</text:span></text:a><text:span text:style-name="T169">.</text:span><text:span text:style-name="T141"> </text:span><text:span text:style-name="T169">In 2008, </text:span><text:a xlink:type="simple" xlink:href="https://en.wikipedia.org/wiki/Time_(magazine)" text:style-name="Internet_20_link">Time</text:a><text:span text:style-name="T137"> </text:span><text:span text:style-name="T169">put him in their top 100 of </text:span><text:a xlink:type="simple" xlink:href="https://en.wikipedia.org/wiki/Time_100" text:style-name="Internet_20_link"><text:span text:style-name="T137">The World's Most Influential People</text:span></text:a><text:span text:style-name="T169">.</text:span></text:p>
      <text:p text:style-name="P31"/>
      <text:p text:style-name="P31"/>
      <text:p text:style-name="P28"><text:span text:style-name="T241">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48"/>
      <text:p text:style-name="P1"><text:span text:style-name="T246">Bruce Andrews: 1948, U.S. poet part of the movement of the Language Poets, he studied in Harvard. </text:span><text:a xlink:type="simple" xlink:href="http://www.ubu.com/contemp/andrews/index.html" text:style-name="Internet_20_link">http://www.ubu.com/contemp/andrews/index.html</text:a><text:span text:style-name="T246"> . </text:span><text:span text:style-name="T242">“The poetics of L=A=N=G=U=A=G=E” (2001) (</text:span><text:a xlink:type="simple" xlink:href="http://www.ubu.com/papers/andrews.html" text:style-name="Internet_20_link">http://www.ubu.com/papers/andrews.html</text:a><text:span text:style-name="T24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8"/>
      <text:p text:style-name="P28">Charles Bernstein : 1950, U.S. poet, theorist, editor and literary scholar, inside the movement pf the <text:soft-page-break/>Language Poets, he studied in Harvard studying Ludwig Wittgenstein.</text:p>
      <text:p text:style-name="P28"/>
      <text:p text:style-name="P1"><text:span text:style-name="T246">Michael Basinski: 1950, U.S. visual and sound poet. Works at University of New York at Buffalo. </text:span><text:span text:style-name="T235">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http://www.poetryfoundation.org/poetrymagazine/poem/182409</text:a><text:span text:style-name="T235"> </text:span></text:p>
      <text:p text:style-name="P22"/>
      <text:p text:style-name="P1"><text:span text:style-name="T174">Linton Kwesi Johnson</text:span><text:span text:style-name="T180">: </text:span><text:a xlink:type="simple" xlink:href="http://en.wikipedia.org/wiki/Jamaica" text:style-name="Internet_20_link"><text:span text:style-name="T135">Jamaica</text:span></text:a><text:span text:style-name="T176">, 1952. UK-based </text:span><text:a xlink:type="simple" xlink:href="http://en.wikipedia.org/wiki/Dub_poetry" text:style-name="Internet_20_link"><text:span text:style-name="T135">dub poet</text:span></text:a><text:span text:style-name="T176">. In 2002 he became the second living </text:span><text:a xlink:type="simple" xlink:href="http://en.wikipedia.org/wiki/Poet" text:style-name="Internet_20_link"><text:span text:style-name="T135">poet</text:span></text:a><text:span text:style-name="T176">, and the only black poet, to be published in the </text:span><text:a xlink:type="simple" xlink:href="http://en.wikipedia.org/wiki/Penguin_Classics" text:style-name="Internet_20_link">Penguin Modern </text:a><text:a xlink:type="simple" xlink:href="http://en.wikipedia.org/wiki/Penguin_Classics" text:style-name="Internet_20_link">Classics</text:a><text:span text:style-name="T135"> </text:span><text:span text:style-name="T176">series.</text:span><text:span text:style-name="T126"> </text:span><text:span text:style-name="T176">His performance poetry involves the recitation of his own verse in </text:span><text:a xlink:type="simple" xlink:href="http://en.wikipedia.org/wiki/Jamaican_Patois" text:style-name="Internet_20_link"><text:span text:style-name="T135">Jamaican Patois</text:span></text:a><text:span text:style-name="T195"> </text:span><text:span text:style-name="T176">over </text:span><text:a xlink:type="simple" xlink:href="http://en.wikipedia.org/wiki/Dub_(music)" text:style-name="Internet_20_link"><text:span text:style-name="T135">dub</text:span></text:a><text:span text:style-name="T176">-</text:span><text:a xlink:type="simple" xlink:href="http://en.wikipedia.org/wiki/Reggae" text:style-name="Internet_20_link"><text:span text:style-name="T135">reggae</text:span></text:a><text:span text:style-name="T176">, usually written in collaboration with renowned British reggae producer/artist </text:span><text:a xlink:type="simple" xlink:href="http://en.wikipedia.org/wiki/Dennis_Bovell" text:style-name="Internet_20_link"><text:span text:style-name="T135">Dennis Bovell</text:span></text:a><text:span text:style-name="T176">.</text:span></text:p>
      <text:p text:style-name="P22"/>
      <text:p text:style-name="P28"/>
      <text:p text:style-name="P28">Andreas Ammer: 1960, Germany, musical composer. <text:span text:style-name="T234">Chrashing Aeroplanes, Radio Inferno (1994), Apokalypse Live, The Official Olympic Bootleg.</text:span></text:p>
      <text:p text:style-name="P28"/>
      <text:p text:style-name="P28">Erica Baum: 1961, New York, visual artist. M.F.A. In photography. <text:span text:style-name="T234">Work examples: Dog Ear, The Naked Eye (shows photographs of old 60s-70s books, with colorful pages, semi-opened). </text:span><text:span text:style-name="T24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41"> “. “</text:span><text:span text:style-name="T1">per lo più vado alla ricerca dell’astrazione. Voglio che la mia immagine sia solo vagamente riferibile alla fonte.</text:span><text:span text:style-name="T241"> “</text:span></text:p>
      <text:p text:style-name="P31"/>
      <text:p text:style-name="P28"><text:span text:style-name="T168">David Foster Wallace</text:span><text:span text:style-name="T211">: </text:span><text:span text:style-name="T170">1962 – 2008, American novelist, short story writer, essayist, and professor of English and creative writing. </text:span><text:span text:style-name="T178">Wallace is widely known for his 1996 novel </text:span><text:a xlink:type="simple" xlink:href="http://en.wikipedia.org/wiki/Infinite_Jest" text:style-name="Internet_20_link"><text:span text:style-name="T125">Infinite Jest</text:span></text:a><text:span text:style-name="T178">, which was cited by </text:span><text:a xlink:type="simple" xlink:href="http://en.wikipedia.org/wiki/Time_(magazine)" text:style-name="Internet_20_link"><text:span text:style-name="T125">Time</text:span></text:a><text:span text:style-name="T201"> </text:span><text:span text:style-name="T178">magazine as one of the 100 best English-language novels from 1923 to 2005.</text:span></text:p>
      <text:p text:style-name="P31"/>
      <text:p text:style-name="P28"><text:span text:style-name="T241">Liza Lim: </text:span><text:span text:style-name="T11">(1966 in </text:span><text:a xlink:type="simple" xlink:href="http://en.wikipedia.org/wiki/Perth,_Western_Australia" text:style-name="Internet_20_link"><text:span text:style-name="T110">Perth, Western Australia</text:span></text:a><text:span text:style-name="T11">) is an Australian </text:span><text:a xlink:type="simple" xlink:href="http://en.wikipedia.org/wiki/Composer" text:style-name="Internet_20_link"><text:span text:style-name="T110">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41"> </text:span><text:span text:style-name="T7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41"> </text:span></text:p>
      <text:p text:style-name="P48"/>
      <text:p text:style-name="P1"><text:span text:style-name="T246">Ana Prvacki : 1976 , videoartista, serba, video a scopo sociale per una migliore convivenza tra persone e farle vivere meglio. Website: </text:span><text:a xlink:type="simple" xlink:href="http://anaprvacki.com/bio" text:style-name="Internet_20_link">http://anaprvacki.com/bio</text:a><text:span text:style-name="T246"> </text:span></text:p>
      <text:p text:style-name="P28"/>
      <text:p text:style-name="P66"><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69"/>
      <text:p text:style-name="P69"/>
      <text:p text:style-name="P3"/>
      <text:p text:style-name="P28"/>
      <text:p text:style-name="P1"><text:span text:style-name="T246">Laurel Beckman: videoartist, University of California Santa Barbara. </text:span><text:span text:style-name="T4">Working with and nurturing eccentric public spaces, Laurel Beckman highlights perception and public display. Attending to </text:span><text:soft-page-break/><text:span text:style-name="T4">themes at the crossroads of consciousness + social conditions, meta-physics + science, Beckman’s practice investigates perceptual phenomena, language, the built environment, and affect.</text:span><text:span text:style-name="T242"> Works: International Velvet, Zap, Terrazzo. Website: </text:span><text:a xlink:type="simple" xlink:href="http://www.arts.ucsb.edu/faculty/beckman/zap.php" text:style-name="Internet_20_link">http://www.arts.ucsb.edu/faculty/beckman/zap.php</text:a><text:span text:style-name="T242"> </text:span></text:p>
      <text:p text:style-name="P28"/>
      <text:p text:style-name="P28">Margaret Pezalla: paper works, MFA at California Institute of Art.</text:p>
      <text:p text:style-name="P28"/>
      <text:p text:style-name="P1"><text:span text:style-name="T246">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41"> </text:span></text:p>
      <text:p text:style-name="P28"/>
      <text:p text:style-name="P28">Gabriel Barcia-Colombo: Capturing memories in videoart. <text:span text:style-name="T234">Art piece representing people closed in different containers showing different reaction of the people inside. Woman inside a blender. Very funny.</text:span></text:p>
      <text:p text:style-name="P28"/>
      <text:p text:style-name="P28">Zenos Frudakis: Greek born in U.S. Sculptor and painter. <text:span text:style-name="T234">Scultures: Freedom, Reaching.</text:span></text:p>
      <text:p text:style-name="P26"/>
      <text:p text:style-name="P52">Ramesh Raskar: Imaging at a trillion frames per second (TED). Laser collaption, recognization and recostruction of an image.</text:p>
      <text:p text:style-name="P52"/>
      <text:p text:style-name="P52">Matt Mills: Image recognition that triggers augmented reality (TED). Trigger objects as platform to reproduce videos.</text:p>
      <text:p text:style-name="P52"/>
      <text:p text:style-name="P52">René Descartes (Renatus Cartesius)</text:p>
      <text:p text:style-name="P52"/>
      <text:p text:style-name="P52">Teeteto: matematico: dimostra che non esistono più dei 5 solidi regolari.</text:p>
      <text:p text:style-name="P51"/>
      <text:p text:style-name="P65"><text:span text:style-name="T257">Benjamin Millepied: (1977) </text:span><text:span text:style-name="T10">is a French dancer and choreographer, perhaps most widely known for his work in the movie Black Swan which he starred in and choreographed working in L.A. Dance Project, founded by himself.</text:span></text:p>
      <text:p text:style-name="P52"/>
      <text:p text:style-name="P52">Pindaro</text:p>
      <text:p text:style-name="P52"/>
      <text:p text:style-name="P52">Rousseau</text:p>
      <text:p text:style-name="P52"/>
      <text:p text:style-name="P52">Esiodo</text:p>
      <text:p text:style-name="P52"/>
      <text:p text:style-name="P64">Michael Levy: ricercatore musicale di melodie antiche (greche e romane) e degli strumenti lyra e kithara.</text:p>
      <text:p text:style-name="P52"/>
      <text:p text:style-name="P53"><text:span text:style-name="T257">Amy Freed: playwriter, </text:span><text:span text:style-name="T70">Amy Freed is the author of </text:span><text:span text:style-name="Emphasis"><text:span text:style-name="T71">Restoration Comedy,  The Beard of Avon, Freedomland, Safe in Hell, The Psychic Life of Savages, You, Nero</text:span></text:span><text:span text:style-name="T67"> </text:span><text:span text:style-name="T70">and other plays.    She 's a past recipient of the Charles McArthur Playwriting Award (D.C.)  The New York Art's Club Joseph Kesserling Award, a several-times winner of  the LA Critic's Circle Award, and a Pulitzer Prize Finalist.</text:span> </text:p>
      <text:p text:style-name="P52"/>
      <text:p text:style-name="P52">Eratostane</text:p>
      <text:p text:style-name="P52"/>
      <text:p text:style-name="P52"/>
      <text:p text:style-name="P64"/>
      <text:p text:style-name="P52"/>
      <text:p text:style-name="P64">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text:soft-page-break/>al sole)</text:p>
      <text:p text:style-name="P52"/>
      <text:p text:style-name="P64"/>
      <text:p text:style-name="P64"/>
      <text:p text:style-name="P64"><text:span text:style-name="T15">Ario</text:span><text:span text:style-name="T67"> </text:span><text:span text:style-name="T10">(in </text:span><text:a xlink:type="simple" xlink:href="http://it.wikipedia.org/wiki/Lingua_latina" text:style-name="Internet_20_link"><text:span text:style-name="T109">latino</text:span></text:a><text:span text:style-name="T67"> </text:span><text:span text:style-name="T24">Arius</text:span><text:span text:style-name="T10">; </text:span><text:a xlink:type="simple" xlink:href="http://it.wikipedia.org/wiki/Libia" text:style-name="Internet_20_link"><text:span text:style-name="T109">Libia</text:span></text:a><text:span text:style-name="T10">, </text:span><text:a xlink:type="simple" xlink:href="http://it.wikipedia.org/wiki/256" text:style-name="Internet_20_link"><text:span text:style-name="T109">256</text:span></text:a><text:span text:style-name="T67"> – </text:span><text:a xlink:type="simple" xlink:href="http://it.wikipedia.org/wiki/Costantinopoli" text:style-name="Internet_20_link"><text:span text:style-name="T109">Costantinopoli</text:span></text:a><text:span text:style-name="T10">, </text:span><text:a xlink:type="simple" xlink:href="http://it.wikipedia.org/wiki/336" text:style-name="Internet_20_link"><text:span text:style-name="T109">336</text:span></text:a><text:span text:style-name="T10">) è stato un </text:span><text:a xlink:type="simple" xlink:href="http://it.wikipedia.org/wiki/Presbitero" text:style-name="Internet_20_link"><text:span text:style-name="T109">presbitero</text:span></text:a><text:span text:style-name="T67"> </text:span><text:span text:style-name="T10">e </text:span><text:a xlink:type="simple" xlink:href="http://it.wikipedia.org/wiki/Teologo" text:style-name="Internet_20_link"><text:span text:style-name="T109">teologo</text:span></text:a><text:span text:style-name="T67"> </text:span><text:a xlink:type="simple" xlink:href="http://it.wikipedia.org/wiki/Berberi" text:style-name="Internet_20_link"><text:span text:style-name="T109">berbero</text:span></text:a><text:span text:style-name="T10">. La corrente teologica cristiana sorta attorno alle sue dottrine religiose fu condannata come </text:span><text:a xlink:type="simple" xlink:href="http://it.wikipedia.org/wiki/Eresia" text:style-name="Internet_20_link"><text:span text:style-name="T109">eretica</text:span></text:a><text:span text:style-name="T67"> </text:span><text:span text:style-name="T10">nel </text:span><text:a xlink:type="simple" xlink:href="http://it.wikipedia.org/wiki/Primo_Concilio_di_Nicea" text:style-name="Internet_20_link"><text:span text:style-name="T109">primo Concilio di Nicea</text:span></text:a><text:span text:style-name="T10">, e venne in seguito indicata con il nome di </text:span><text:a xlink:type="simple" xlink:href="http://it.wikipedia.org/wiki/Arianesimo" text:style-name="Internet_20_link"><text:span text:style-name="T109">arianesimo</text:span></text:a><text:span text:style-name="T10">. Si diffuse prevalentemente tra i popoli germanici.</text:span><text:bookmark text:name="cite_ref-1"/><text:a xlink:type="simple" xlink:href="http://it.wikipedia.org/wiki/Ario#cite_note-1" text:style-name="Internet_20_link"><text:span text:style-name="T120">[1]</text:span></text:a> </text:p>
      <text:p text:style-name="P64"/>
      <text:p text:style-name="P64"/>
      <text:p text:style-name="P64">Witten: Teoria delle stringhe. Teoria del tutto (gravitazione universale + fisica quantistica). </text:p>
      <text:p text:style-name="P64"/>
      <text:p text:style-name="P64"/>
      <text:p text:style-name="P64">Seneca: 0 – 65 d.C. Precettore di Nerone.</text:p>
      <text:p text:style-name="P64"/>
      <text:p text:style-name="P64">Abelardo: Metodo delle questioni.</text:p>
      <text:p text:style-name="P64"/>
      <text:p text:style-name="P64"/>
      <text:p text:style-name="P64"/>
      <text:p text:style-name="P64">Giordano Bruno: <text:s/>Ars memoriae: la tecnica della memoria.</text:p>
      <text:p text:style-name="P64"/>
      <text:p text:style-name="P64"/>
      <text:p text:style-name="P64"/>
      <text:p text:style-name="P64"/>
      <text:p text:style-name="P64"/>
      <text:p text:style-name="P64">Bertrand Russell: (Paradosso di Russell: l'insieme degli insiemi che non appartengono a se stessi, è contraddittorio).</text:p>
      <text:p text:style-name="P64"/>
      <text:p text:style-name="P65"/>
      <text:p text:style-name="P65"/>
      <text:p text:style-name="P65"/>
      <text:p text:style-name="P52"/>
      <text:p text:style-name="P81"><text:span text:style-name="T246">Michel Chion: </text:span><text:span text:style-name="T281">Pieces that belong to the musique concrète category tend to have what one might call a </text:span><text:span text:style-name="T280">narrative discourse</text:span><text:span text:style-name="T281">.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280">cinéma pour l’oreille </text:span><text:span text:style-name="T281">(cinema for the ear).</text:span></text:p>
      <text:p text:style-name="P52"/>
      <text:p text:style-name="P52"/>
      <text:p text:style-name="P52">Eyal Gever: Israeli 3D artist which turns disaster into arts.</text:p>
      <text:p text:style-name="P52"/>
      <text:p text:style-name="P52">Luciano De Crescenzo</text:p>
      <text:p text:style-name="P52"/>
      <text:p text:style-name="P51">Bertrand Russel</text:p>
      <text:p text:style-name="P51"/>
      <text:p text:style-name="P22">Angelo Beolco detto Il Ruzante</text:p>
      <text:p text:style-name="P22"/>
      <text:p text:style-name="P22">Leon Battista Alberti</text:p>
      <text:p text:style-name="P28"/>
      <text:p text:style-name="P28">Reza Aliabadi: architect</text:p>
      <text:p text:style-name="P28"/>
      <text:p text:style-name="P1"><text:span text:style-name="T246">Antipatro di Sidone: </text:span><text:a xlink:type="simple" xlink:href="http://it.wikipedia.org/wiki/Antipatro_di_Sidone" text:style-name="Internet_20_link">http://it.wikipedia.org/wiki/Antipatro_di_Sidone</text:a> </text:p>
      <text:p text:style-name="P28"/>
      <text:p text:style-name="P28"><text:soft-page-break/>Emanuele Trevi: scrittore, critico letterario, saggista. Libro “Qualcosa di scritto”: saggio critico sull'ultimo romanzo, incompiuto, di Pier Paolo Pasolini “Petrolio”.</text:p>
      <text:p text:style-name="P28"/>
      <text:p text:style-name="P28"><text:span text:style-name="T15">Avram Noam Chomsky</text:span> : Grammatica Generativa</text:p>
      <text:p text:style-name="P28"/>
      <text:p text:style-name="P28">J. Fodor: Teoria della Mente Modulare</text:p>
      <text:p text:style-name="P28"/>
      <text:p text:style-name="P28">Frank Gehry</text:p>
      <text:p text:style-name="P28"/>
      <text:p text:style-name="P28">Zaha Hadid</text:p>
      <text:p text:style-name="P28"/>
      <text:p text:style-name="P28">John Keats</text:p>
      <text:p text:style-name="P28"/>
      <text:p text:style-name="P28">Isaac Asimov</text:p>
      <text:p text:style-name="P28"/>
      <text:p text:style-name="P1"><text:span text:style-name="T246">Alexa Meade: </text:span><text:span text:style-name="T95">based artist living in Washington who is developing an aesthetic that is playfully and skillfully combing paint, portraiture, photography and performance.</text:span> <text:span text:style-name="T234">Photographies of painted people as a paint.</text:span> <text:a xlink:type="simple" xlink:href="http://24flinching.com/word/gold-seal/inspiring-artists/still-life-still-alive/" text:style-name="Internet_20_link">http://24flinching.com/word/gold-seal/inspiring-artists/still-life-still-alive/</text:a> </text:p>
      <text:p text:style-name="P28"/>
      <text:p text:style-name="P28">Guillaume Apollinaire</text:p>
      <text:h text:style-name="P60" text:outline-level="1">Peter Zumthor</text:h>
      <text:h text:style-name="P35" text:outline-level="1"><text:bookmark text:name="firstHeading"/>Theodor W. Adorno</text:h>
      <text:p text:style-name="P18"/>
      <text:p text:style-name="P28"/>
      <text:p text:style-name="P1"><text:span text:style-name="T246">Aaron Cassidy: </text:span><text:a xlink:type="simple" xlink:href="http://aaroncassidy.com/" text:style-name="Internet_20_link">http://aaroncassidy.com/</text:a> <text:span text:style-name="T155">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8"/>
      <text:p text:style-name="P28"><text:span text:style-name="T15">Robert Smithson</text:span><text:span text:style-name="T67"> </text:span><text:span text:style-name="T10">(January 2, 1938 – July 20, 1973) was an American artist famous for his use of photography in relation to sculpture and </text:span><text:a xlink:type="simple" xlink:href="http://en.wikipedia.org/wiki/Land_art" text:style-name="Internet_20_link"><text:span text:style-name="T109">land art</text:span></text:a><text:span text:style-name="T10">.</text:span> </text:p>
      <text:h text:style-name="P36" text:outline-level="1"><text:span text:style-name="T37">Pāṇini: sanskrit </text:span><text:a xlink:type="simple" xlink:href="http://en.wikipedia.org/wiki/Pāṇini" text:style-name="Internet_20_link">http://en.wikipedia.org/wiki/P%C4%81%E1%B9%87ini</text:a><text:span text:style-name="T38"> </text:span></text:h>
      <text:p text:style-name="P28"/>
      <text:p text:style-name="P1"><text:span text:style-name="T246">Aung San Suu Kyi: (Birmania) Nobel per la pace </text:span><text:a xlink:type="simple" xlink:href="http://it.wikipedia.org/wiki/Aung_San_Suu_Kyi" text:style-name="Internet_20_link">http://it.wikipedia.org/wiki/Aung_San_Suu_Kyi</text:a> </text:p>
      <text:p text:style-name="P28"/>
      <text:p text:style-name="P28"/>
      <text:p text:style-name="P1"><text:span text:style-name="T28">Werner Karl Heisenberg</text:span><text:span text:style-name="T68"> </text:span><text:span text:style-name="T26">(5 December 1901 – 1 February 1976) was a </text:span><text:a xlink:type="simple" xlink:href="http://en.wikipedia.org/wiki/Germans" text:style-name="Internet_20_link"><text:span text:style-name="T115">German</text:span></text:a><text:span text:style-name="T68"> </text:span><text:a xlink:type="simple" xlink:href="http://en.wikipedia.org/wiki/Theoretical_physicist" text:style-name="Internet_20_link">theoretical </text:a><text:a xlink:type="simple" xlink:href="http://en.wikipedia.org/wiki/Theoretical_physicist" text:style-name="Internet_20_link">physicist</text:a><text:span text:style-name="T68"> </text:span><text:span text:style-name="T26">and one of the key creators of</text:span><text:a xlink:type="simple" xlink:href="http://en.wikipedia.org/wiki/Quantum_mechanics" text:style-name="Internet_20_link"><text:span text:style-name="T115">quantum mechanics</text:span></text:a><text:span text:style-name="T26">.</text:span><text:span text:style-name="T246"> </text:span><text:span text:style-name="T19">Heisenberg was awarded the</text:span><text:a xlink:type="simple" xlink:href="http://en.wikipedia.org/wiki/Nobel_Prize_in_Physics" text:style-name="Internet_20_link">Nobel Prize in </text:a><text:a xlink:type="simple" xlink:href="http://en.wikipedia.org/wiki/Nobel_Prize_in_Physics" text:style-name="Internet_20_link">Physics</text:a><text:span text:style-name="T69"> </text:span><text:span text:style-name="T19">in 1932 "for the creation of </text:span><text:a xlink:type="simple" xlink:href="http://en.wikipedia.org/wiki/Quantum_mechanics" text:style-name="Internet_20_link"><text:span text:style-name="T109">quantum mechanics</text:span></text:a><text:span text:style-name="T19">".</text:span><text:span text:style-name="T272"> </text:span></text:p>
      <text:p text:style-name="P28"/>
      <text:p text:style-name="P28"><text:soft-page-break/></text:p>
      <text:p text:style-name="P5">Grelling: autologico – eterologico</text:p>
      <text:p text:style-name="P2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ompositori:</text:p>
      <text:p text:style-name="P12"/>
      <text:p text:style-name="P1"><text:span text:style-name="T29">Krzysztof Eugeniusz Penderecki: </text:span><text:a xlink:type="simple" xlink:href="http://it.wikipedia.org/wiki/1933" text:style-name="Internet_20_link">1933</text:a><text:span text:style-name="T116">,</text:span><text:span text:style-name="T27"> </text:span><text:a xlink:type="simple" xlink:href="http://it.wikipedia.org/wiki/Compositore" text:style-name="Internet_20_link">compositore</text:a><text:span text:style-name="T116"> </text:span><text:a xlink:type="simple" xlink:href="http://it.wikipedia.org/wiki/Polonia" text:style-name="Internet_20_link">polacco</text:a><text:span text:style-name="T27">. La sua opera si colloca nell'ambito del </text:span><text:a xlink:type="simple" xlink:href="http://it.wikipedia.org/w/index.php?title=Postserialismo&amp;action=edit&amp;redlink=1" text:style-name="Internet_20_link"><text:span text:style-name="T159">postserialismo</text:span></text:a><text:span text:style-name="T27">.</text:span><text:span text:style-name="T79"> </text:span><text:span text:style-name="T30">La sua sperimentazione sonora destava e desta tuttora scalpore. Viene considerato il musicista di riferimento dell'</text:span><text:a xlink:type="simple" xlink:href="http://it.wikipedia.org/wiki/Avanguardia" text:style-name="Internet_20_link"><text:span text:style-name="T119">avanguardia</text:span></text:a><text:span text:style-name="T59"> </text:span><text:span text:style-name="T30">polacca e fra le varie etichette gli è stata assegnata anche quella di "classico </text:span><text:a xlink:type="simple" xlink:href="http://it.wikipedia.org/wiki/Postmoderno" text:style-name="Internet_20_link"><text:span text:style-name="T119">postmoderno</text:span></text:a><text:span text:style-name="T30">".</text:span><text:span text:style-name="T34"> </text:span></text:p>
      <text:h text:style-name="P36" text:outline-level="1"><text:bookmark text:name="firstHeading1"/><text:span text:style-name="T34">Arvo Pärt</text:span><text:span text:style-name="T35">: 1935, </text:span><text:a xlink:type="simple" xlink:href="http://it.wikipedia.org/wiki/Compositore" text:style-name="Internet_20_link">compositore</text:a><text:a xlink:type="simple" xlink:href="http://it.wikipedia.org/wiki/Estonia" text:style-name="Internet_20_link"> estone</text:a><text:span text:style-name="T109"> </text:span><text:span text:style-name="T20">di </text:span><text:a xlink:type="simple" xlink:href="http://it.wikipedia.org/wiki/Musica_contemporanea" text:style-name="Internet_20_link"><text:span text:style-name="T109">musica contemporanea</text:span></text:a><text:span text:style-name="T50"> </text:span><text:span text:style-name="T20">legato al </text:span><text:a xlink:type="simple" xlink:href="http://it.wikipedia.org/wiki/Minimalismo_musicale" text:style-name="Internet_20_link"><text:span text:style-name="T109">minimalismo</text:span></text:a><text:span text:style-name="T20">. Dopo gli esordi, in cui il suo linguaggio utilizzava tecniche come la </text:span><text:a xlink:type="simple" xlink:href="http://it.wikipedia.org/wiki/Dodecafonia" text:style-name="Internet_20_link">dodecafonia</text:a><text:span text:style-name="T109">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Henryk Górecki</text:a><text:span text:style-name="T109"> </text:span><text:span text:style-name="T20">e </text:span><text:a xlink:type="simple" xlink:href="http://it.wikipedia.org/wiki/John_Tavener" text:style-name="Internet_20_link"><text:span text:style-name="T109">John Tavener</text:span></text:a><text:span text:style-name="T20">. È un compositore apprezzato soprattutto per la semplicità dell'ascolto e la trasparenza emotiva delle sue opere. </text:span></text:h>
      <text:p text:style-name="P12"/>
      <text:p text:style-name="P12"><text:span text:style-name="T277">James Dillon: </text:span><text:span text:style-name="T276">1950, </text:span><text:a xlink:type="simple" xlink:href="http://en.wikipedia.org/wiki/Scottish_people" text:style-name="Internet_20_link">Scottish</text:a><text:span text:style-name="T264"> </text:span><text:span text:style-name="T276">composer who is often regarded as belonging to the </text:span><text:a xlink:type="simple" xlink:href="http://en.wikipedia.org/wiki/New_Complexity" text:style-name="Internet_20_link">New Complexity</text:a><text:span text:style-name="T264"> </text:span><text:span text:style-name="T276">school. Dillon studied </text:span><text:a xlink:type="simple" xlink:href="http://en.wikipedia.org/wiki/Art" text:style-name="Internet_20_link">art</text:a><text:span text:style-name="T264"> </text:span><text:span text:style-name="T276">and</text:span><text:a xlink:type="simple" xlink:href="http://en.wikipedia.org/wiki/Design" text:style-name="Internet_20_link"><text:span text:style-name="T264">design</text:span></text:a><text:span text:style-name="T276">, </text:span><text:a xlink:type="simple" xlink:href="http://en.wikipedia.org/wiki/Linguistics" text:style-name="Internet_20_link"><text:span text:style-name="T264">linguistics</text:span></text:a><text:span text:style-name="T276">, </text:span><text:a xlink:type="simple" xlink:href="http://en.wikipedia.org/wiki/Piano" text:style-name="Internet_20_link"><text:span text:style-name="T264">piano</text:span></text:a><text:span text:style-name="T276">, </text:span><text:a xlink:type="simple" xlink:href="http://en.wikipedia.org/wiki/Acoustics" text:style-name="Internet_20_link"><text:span text:style-name="T264">acoustics</text:span></text:a><text:span text:style-name="T276">, Indian rhythm, </text:span><text:a xlink:type="simple" xlink:href="http://en.wikipedia.org/wiki/Mathematics" text:style-name="Internet_20_link">mathematics</text:a><text:span text:style-name="T264"> </text:span><text:span text:style-name="T276">and </text:span><text:a xlink:type="simple" xlink:href="http://en.wikipedia.org/wiki/Computer_music" text:style-name="Internet_20_link"><text:span text:style-name="T264">computer music</text:span></text:a><text:span text:style-name="T276">, but is self-taught in </text:span><text:a xlink:type="simple" xlink:href="http://en.wikipedia.org/wiki/Musical_composition" text:style-name="Internet_20_link"><text:span text:style-name="T264">composition</text:span></text:a><text:span text:style-name="T276">.</text:span> </text:p>
      <text:p text:style-name="P12"/>
      <text:p text:style-name="P38"><text:span text:style-name="T277">Wolfgang Rihm: </text:span><text:span text:style-name="T276">1952, is a German composer. Rihm is Head of the Institute of Modern Music at the Karlsruhe Conservatory of Music. He was honoured as Officier of the </text:span><text:a xlink:type="simple" xlink:href="http://en.wikipedia.org/wiki/Ordre_des_Arts_et_des_Lettres" text:style-name="Internet_20_link">Ordre des Arts et des Lettres</text:a><text:span text:style-name="T263">.</text:span></text:p>
      <text:p text:style-name="P12"/>
      <text:p text:style-name="P12"><text:span text:style-name="T277">Beat Furrer: </text:span><text:span text:style-name="T276">1954, </text:span><text:a xlink:type="simple" xlink:href="http://en.wikipedia.org/wiki/Austria" text:style-name="Internet_20_link">Austrian</text:a><text:span text:style-name="T264"> </text:span><text:span text:style-name="T276">composer and conductor of </text:span><text:a xlink:type="simple" xlink:href="http://en.wikipedia.org/wiki/Switzerland" text:style-name="Internet_20_link">Swiss</text:a><text:span text:style-name="T264"> </text:span><text:span text:style-name="T276">birth.</text:span> </text:p>
      <text:p text:style-name="P12"/>
      <text:p text:style-name="P12"><text:span text:style-name="T277">Thomas Adès:</text:span><text:span text:style-name="T276"> 1971, </text:span><text:a xlink:type="simple" xlink:href="http://en.wikipedia.org/wiki/United_Kingdom" text:style-name="Internet_20_link">British</text:a><text:span text:style-name="T264"> </text:span><text:a xlink:type="simple" xlink:href="http://en.wikipedia.org/wiki/Composer" text:style-name="Internet_20_link">composer</text:a><text:span text:style-name="T276">, </text:span><text:a xlink:type="simple" xlink:href="http://en.wikipedia.org/wiki/Pianist" text:style-name="Internet_20_link">pianist</text:a><text:span text:style-name="T264"> </text:span><text:span text:style-name="T276">and </text:span><text:a xlink:type="simple" xlink:href="http://en.wikipedia.org/wiki/Conducting" text:style-name="Internet_20_link"><text:span text:style-name="T264">conductor</text:span></text:a><text:span text:style-name="T276">.</text:span> </text:p>
      <text:p text:style-name="P12"/>
      <text:p text:style-name="P1"><text:span text:style-name="T99">Paul Schneggenburger</text:span> </text:p>
      <text:p text:style-name="P15"/>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55">Dance:</text:p>
      <text:p text:style-name="P55"/>
      <text:p text:style-name="P55"><text:span text:style-name="T277">Stephan Koplowitz</text:span> <text:span text:style-name="T276">is an award-winning director and choreographer specializing in </text:span><text:a xlink:type="simple" xlink:href="http://en.wikipedia.org/wiki/Site-specific_theatre" text:style-name="Internet_20_link"><text:span text:style-name="T264">site-specific</text:span></text:a> <text:span text:style-name="T276">multimedia performances.</text:span> </text:p>
      <text:p text:style-name="P55"/>
      <text:p text:style-name="P55"><text:span text:style-name="T277">Angela Isadora Duncan</text:span> <text:span text:style-name="T276">(May 27, 1877 – September 14, 1927) was an American dancer. Born in California, she lived in Western Europe and the </text:span><text:a xlink:type="simple" xlink:href="http://en.wikipedia.org/wiki/Soviet_Union" text:style-name="Internet_20_link"><text:span text:style-name="T264">Soviet Union</text:span></text:a> <text:span text:style-name="T276">from the age of 22 until her death at age 50. She performed to acclaim throughout Europe after being exiled from the United States for her pro-Soviet sympathies.</text:span> </text:p>
      <text:p text:style-name="P55"/>
      <text:p text:style-name="P55"><text:span text:style-name="T277">Ruth Saint Denis</text:span> <text:span text:style-name="T276">(January 20, 1879 – July 21, 1968) was a </text:span><text:a xlink:type="simple" xlink:href="http://en.wikipedia.org/wiki/Modern_dance" text:style-name="Internet_20_link"><text:span text:style-name="T264">modern dance</text:span></text:a> <text:span text:style-name="T276">pioneer, introducing eastern ideas into the art. She was the co-founder of the American </text:span><text:a xlink:type="simple" xlink:href="http://en.wikipedia.org/wiki/Denishawn" text:style-name="Internet_20_link"><text:span text:style-name="T264">Denishawn</text:span></text:a> <text:span text:style-name="T276">School of Dance and the teacher of several notable performers.</text:span> </text:p>
      <text:p text:style-name="P55"/>
      <text:p text:style-name="P55"><text:span text:style-name="T277">Ted Shawn</text:span> <text:span text:style-name="T276">(21 October 1891 — 9 January 1972), originally </text:span><text:span text:style-name="T277">Edwin Myers Shawn</text:span><text:span text:style-name="T276">, was one of the first notable male pioneers of American </text:span><text:a xlink:type="simple" xlink:href="http://en.wikipedia.org/wiki/Modern_dance" text:style-name="Internet_20_link"><text:span text:style-name="T264">modern dance</text:span></text:a><text:span text:style-name="T276">. Along with creating </text:span><text:a xlink:type="simple" xlink:href="http://en.wikipedia.org/wiki/Denishawn" text:style-name="Internet_20_link"><text:span text:style-name="T264">Denishawn</text:span></text:a> <text:span text:style-name="T276">with former wife </text:span><text:a xlink:type="simple" xlink:href="http://en.wikipedia.org/wiki/Ruth_St._Denis" text:style-name="Internet_20_link"><text:span text:style-name="T264">Ruth St. Denis</text:span></text:a> <text:span text:style-name="T276">he is also responsible for the creation of the well known all-male company Ted Shawn and His Men Dancers.</text:span> </text:p>
      <text:p text:style-name="P55"/>
      <text:p text:style-name="P61"><text:span text:style-name="T29">Allan Kaprow</text:span><text:span text:style-name="T27"> (</text:span><text:a xlink:type="simple" xlink:href="http://it.wikipedia.org/wiki/23_agosto" text:style-name="Internet_20_link"><text:span text:style-name="T117">23 agosto</text:span></text:a><text:span text:style-name="T27"> </text:span><text:a xlink:type="simple" xlink:href="http://it.wikipedia.org/wiki/1927" text:style-name="Internet_20_link"><text:span text:style-name="T117">1927</text:span></text:a><text:span text:style-name="T27"> – </text:span><text:a xlink:type="simple" xlink:href="http://it.wikipedia.org/wiki/5_aprile" text:style-name="Internet_20_link"><text:span text:style-name="T117">5 aprile</text:span></text:a><text:span text:style-name="T27"> </text:span><text:a xlink:type="simple" xlink:href="http://it.wikipedia.org/wiki/2006" text:style-name="Internet_20_link"><text:span text:style-name="T117">2006</text:span></text:a><text:span text:style-name="T27">) è stato un </text:span><text:a xlink:type="simple" xlink:href="http://it.wikipedia.org/wiki/Artista" text:style-name="Internet_20_link"><text:span text:style-name="T117">artista</text:span></text:a><text:span text:style-name="T27"> </text:span><text:a xlink:type="simple" xlink:href="http://it.wikipedia.org/wiki/Stati_Uniti_d%27America" text:style-name="Internet_20_link"><text:span text:style-name="T117">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text:span text:style-name="T108">Happening</text:span></text:a><text:span text:style-name="T10">" nei tardi anni '50 e '60.</text:span></text:p>
      <text:p text:style-name="P62"/>
      <text:p text:style-name="P53"><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text:span text:style-name="T109">postmodern dance</text:span></text:a><text:span text:style-name="T10"> and referred to herself as the breaker of modern dance.</text:span><text:bookmark text:name="cite_ref-11"/><text:a xlink:type="simple" xlink:href="http://en.wikipedia.org/wiki/Anna_Halprin#cite_note-1" text:style-name="Internet_20_link"><text:span text:style-name="T108">[1]</text:span></text:a><text:span text:style-name="T10"> Halprin, along with her contemporaries such as </text:span><text:a xlink:type="simple" xlink:href="http://en.wikipedia.org/wiki/Trisha_Brown" text:style-name="Internet_20_link"><text:span text:style-name="T109">Trisha Brown</text:span></text:a><text:span text:style-name="T10">, </text:span><text:a xlink:type="simple" xlink:href="http://en.wikipedia.org/wiki/Simone_Forti" text:style-name="Internet_20_link"><text:span text:style-name="T109">Simone Forti</text:span></text:a><text:span text:style-name="T10">, </text:span><text:a xlink:type="simple" xlink:href="http://en.wikipedia.org/wiki/Yvonne_Rainer" text:style-name="Internet_20_link"><text:span text:style-name="T109">Yvonne Rainer</text:span></text:a><text:span text:style-name="T10">, </text:span><text:a xlink:type="simple" xlink:href="http://en.wikipedia.org/wiki/John_Cage" text:style-name="Internet_20_link"><text:span text:style-name="T109">John Cage</text:span></text:a><text:span text:style-name="T10">, and </text:span><text:a xlink:type="simple" xlink:href="http://en.wikipedia.org/wiki/Robert_Morris_(artist)" text:style-name="Internet_20_link"><text:span text:style-name="T109">Robert Morris</text:span></text:a><text:span text:style-name="T10">, collaborated and built a community based around the fundamentals of post-modern dance. </text:span></text:p>
      <text:p text:style-name="P56"/>
      <text:p text:style-name="P53"><text:span text:style-name="T15">Simone Forti</text:span><text:span text:style-name="T10"> (born 1935), a </text:span><text:a xlink:type="simple" xlink:href="http://en.wikipedia.org/wiki/Postmodern" text:style-name="Internet_20_link"><text:span text:style-name="T109">postmodern</text:span></text:a><text:span text:style-name="T10"> American </text:span><text:a xlink:type="simple" xlink:href="http://en.wikipedia.org/wiki/Choreographer" text:style-name="Internet_20_link"><text:span text:style-name="T109">choreographer</text:span></text:a><text:span text:style-name="T10"> and </text:span><text:a xlink:type="simple" xlink:href="http://en.wikipedia.org/wiki/Musician" text:style-name="Internet_20_link"><text:span text:style-name="T109">musician</text:span></text:a><text:span text:style-name="T10">, was born in Italy (</text:span><text:a xlink:type="simple" xlink:href="http://en.wikipedia.org/wiki/Florence" text:style-name="Internet_20_link"><text:span text:style-name="T109">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text:span text:style-name="T108">[1]</text:span></text:a><text:span text:style-name="T10"> and </text:span><text:a xlink:type="simple" xlink:href="http://en.wikipedia.org/wiki/Improvisation" text:style-name="Internet_20_link"><text:span text:style-name="T109">improvisation</text:span></text:a><text:span text:style-name="T10">. </text:span></text:p>
      <text:p text:style-name="P56"/>
      <text:p text:style-name="P56">Pina Bausch</text:p>
      <text:p text:style-name="P62"/>
      <text:p text:style-name="P55"/>
      <text:p text:style-name="P12"/>
      <text:p text:style-name="P12"/>
      <text:p text:style-name="P12"/>
      <text:p text:style-name="P12"/>
      <text:p text:style-name="P12"/>
      <text:p text:style-name="P28"/>
      <text:p text:style-name="P28"/>
      <text:p text:style-name="P28"/>
      <text:p text:style-name="P28"/>
      <text:p text:style-name="P28"/>
      <text:p text:style-name="P28"/>
      <text:p text:style-name="P28"/>
      <text:p text:style-name="P28">Movimenti:</text:p>
      <text:p text:style-name="P28"/>
      <text:p text:style-name="P28">Language Poets: avant garde group of poets in U.S. emerging in the late of '60s and and early '70s. Influenced by Gertrude Stein. Example of “poetic post-modernism”. <text:span text:style-name="T234">Its precursors were the “New American Poets”, a rubic which includes the New York School, the Objectivist poets, the Black Mountain School, the Beat poets and the San Francisco Renaissance. </text:span><text:span text:style-name="T1">Language poetry </text:span><text:soft-page-break/><text:span text:style-name="T1">emphasizes the reader's role in bringing meaning out of a work and came about, at least in part, in response to the sometimes uncritical use of expressive lyric sentiment among earlier poetry movements to which the Language poets felt a kinship.</text:span><text:span text:style-name="T241">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41"> </text:span></text:p>
      <text:p text:style-name="P28"/>
      <text:p text:style-name="P28">Visual Poetry: it is poetry or art where the arrangement in space of text, images and symbol is important in order to create and improve the sensation transmitted to the audience. <text:span text:style-name="T234">It is sometimes referred to the Concrete Poetry, a term that predates Visual Poetry. Was heavily influenced by Fluxus. People associated (examples): Babi Badalov, Joan Brossa i Cuervo, Walter Chiari, David Tomasi.</text:span></text:p>
      <text:p text:style-name="P22"/>
      <text:p text:style-name="P26">Net Poetry: born in several cities around 1995, it is a development of net.art and under the more general definition of Digital Poetry. <text:span text:style-name="T234">karenina.it (1998) was the first italian net poetry project by Caterina Davinio, Philadelpho Menezes, Eugenio Miccini, ecc. The first net poetry event was a Biennale di Venezia 2001, in the contest of Bunker Poetico, curated by Caterina Davinio.</text:span></text:p>
      <text:p text:style-name="P22"/>
      <text:p text:style-name="P26">Digital Poetry: electronic literature, presented through CD-ROM, art exhibitions, digital videos and internet. Types are: hypertext, kinetic poetry, visual poetry, interactive poetry, holographic poetry, </text:p>
      <text:p text:style-name="P28"/>
      <text:p text:style-name="P28">Still Life (Natura Morta) Painting: created in Hellenistic perion (II and III century b.C). <text:span text:style-name="T234">Often contained religious and allegoric symbolism. Dome modern still life paintings breaks the 2-D barrier and employs 3-D mixed media.</text:span></text:p>
      <text:p text:style-name="P28"/>
      <text:p text:style-name="P28">Existentialism: began in the mid-19 century, with Soren Kierkegaard, oppoesd to Hegel and Kant. <text:span text:style-name="T234">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45">Friedrich Nietzsche, Fyodor Dostoyevskij, Martin Heidegger, Jean-Paul Sartre. </text:span><text:span text:style-name="T234">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41">“</text:span><text:span text:style-name="T1">man first of all exists, encounters himself, surges up in the world – and defines himself afterwards."</text:span><text:span text:style-name="T241">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4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4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256">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pan text:style-name="T256">Novella: </text:span>tardo-medievale. Trae influenza dall'exemplum, </text:p>
      <text:p text:style-name="P22"/>
      <text:p text:style-name="P28">Modello standard: <text:span text:style-name="T234">Quadro di teorie che definiscono il mondo dell'infinitamente piccolo, pilastro della fisica contemporanea suddiviso in 12 particelle in 2 tipologie, “quark” e “leptoni” e in 12 particelle che sono </text:span><text:soft-page-break/><text:span text:style-name="T234">messaggeri delle 3 forze agenti nell'infinitamente piccolo, “forza forte”, “forza elettromagnetica” e “ forza debole”. Per ultimo la teoria prevede il Bosone di Higgs, capace di dare loro una massa per farle interagire tra loro.</text:span></text:p>
      <text:p text:style-name="P28"/>
      <text:p text:style-name="P1"><text:span text:style-name="T246">Gnosticismo: </text:span><text:span text:style-name="T26">Lo </text:span><text:span text:style-name="T28">gnosticismo </text:span><text:span text:style-name="T26">è un movimento </text:span><text:a xlink:type="simple" xlink:href="http://it.wikipedia.org/wiki/Filosofia" text:style-name="Internet_20_link"><text:span text:style-name="T115">filosofico</text:span></text:a><text:span text:style-name="T26">-</text:span><text:a xlink:type="simple" xlink:href="http://it.wikipedia.org/wiki/Religione" text:style-name="Internet_20_link">religioso</text:a><text:span text:style-name="T115">. </text:span><text:span text:style-name="T57">Mentre il </text:span><text:a xlink:type="simple" xlink:href="http://it.wikipedia.org/wiki/Giudaismo" text:style-name="Internet_20_link"><text:span text:style-name="T115">giudaismo</text:span></text:a><text:span text:style-name="T57"> sostiene che l'</text:span><text:a xlink:type="simple" xlink:href="http://it.wikipedia.org/wiki/Anima" text:style-name="Internet_20_link"><text:span text:style-name="T115">anima</text:span></text:a><text:span text:style-name="T57"> raggiunge la salvezza attraverso l'osservanza delle </text:span><text:a xlink:type="simple" xlink:href="http://it.wikipedia.org/wiki/613_mitzvòt" text:style-name="Internet_20_link"><text:span text:style-name="T115">613 mitzvòt</text:span></text:a><text:span text:style-name="T57"> e il </text:span><text:a xlink:type="simple" xlink:href="http://it.wikipedia.org/wiki/Cristianesimo" text:style-name="Internet_20_link"><text:span text:style-name="T115">cristianesimo</text:span></text:a><text:span text:style-name="T57"> sostiene che l'</text:span><text:a xlink:type="simple" xlink:href="http://it.wikipedia.org/wiki/Anima" text:style-name="Internet_20_link"><text:span text:style-name="T115">anima</text:span></text:a><text:span text:style-name="T57"> raggiunge la salvezza dalla dannazione eterna per </text:span><text:a xlink:type="simple" xlink:href="http://it.wikipedia.org/wiki/Grazia_(teologia)" text:style-name="Internet_20_link"><text:span text:style-name="T115">Grazia</text:span></text:a><text:span text:style-name="T57"> principalmente mediante la </text:span><text:a xlink:type="simple" xlink:href="http://it.wikipedia.org/wiki/Fede" text:style-name="Internet_20_link"><text:span text:style-name="T115">Fede</text:span></text:a><text:span text:style-name="T57"> e la </text:span><text:a xlink:type="simple" xlink:href="http://it.wikipedia.org/wiki/Carità" text:style-name="Internet_20_link"><text:span text:style-name="T115">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text:span text:style-name="T109">ontologicamente</text:span></text:a><text:span text:style-name="T50"> </text:span><text:span text:style-name="T10">che </text:span><text:a xlink:type="simple" xlink:href="http://it.wikipedia.org/wiki/Fenomenologia" text:style-name="Internet_20_link"><text:span text:style-name="T109">fenomenologicamente</text:span></text:a><text:span text:style-name="T50"> </text:span><text:span text:style-name="T10">dalla sfera divina (</text:span><text:a xlink:type="simple" xlink:href="http://it.wikipedia.org/wiki/Pleroma" text:style-name="Internet_20_link"><text:span text:style-name="T118">Pleroma</text:span></text:a><text:span text:style-name="T10">), un luogo atemporale ed adimensionale preesistente ad ogni cosa. Questa divisione si originò da un "</text:span><text:a xlink:type="simple" xlink:href="http://it.wikipedia.org/wiki/Peccato" text:style-name="Internet_20_link"><text:span text:style-name="T109">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text:span text:style-name="T109">Dio</text:span></text:a><text:span text:style-name="T50"> </text:span><text:span text:style-name="T10">superiore ed occulto. Nello gnosticismo di origine </text:span><text:a xlink:type="simple" xlink:href="http://it.wikipedia.org/wiki/Iran" text:style-name="Internet_20_link"><text:span text:style-name="T109">iranica</text:span></text:a><text:span text:style-name="T10">, dove il </text:span><text:a xlink:type="simple" xlink:href="http://it.wikipedia.org/wiki/Dualismo" text:style-name="Internet_20_link"><text:span text:style-name="T109">dualismo</text:span></text:a><text:span text:style-name="T50"> </text:span><text:span text:style-name="T10">raggiunge l'apice, si assiste allo scontro eterno e titanico tra due divinità, mentre in quello </text:span><text:a xlink:type="simple" xlink:href="http://it.wikipedia.org/wiki/Ellenismo" text:style-name="Internet_20_link"><text:span text:style-name="T109">ellenizzante</text:span></text:a><text:span text:style-name="T50"> </text:span><text:span text:style-name="T10">e </text:span><text:a xlink:type="simple" xlink:href="http://it.wikipedia.org/wiki/Giudaismo" text:style-name="Internet_20_link"><text:span text:style-name="T109">giudaizzante</text:span></text:a><text:span text:style-name="T10">, opposta al Dio occulto si erge la figura di un "dio minore", il </text:span><text:a xlink:type="simple" xlink:href="http://it.wikipedia.org/wiki/Demiurgo" text:style-name="Internet_20_link"><text:span text:style-name="T109">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text:span text:style-name="T109">leggi</text:span></text:a><text:span text:style-name="T50"> </text:span><text:span text:style-name="T10">che, per quanto in difetto, tendono a riprodurne la realtà: l'</text:span><text:a xlink:type="simple" xlink:href="http://it.wikipedia.org/wiki/Universo" text:style-name="Internet_20_link"><text:span text:style-name="T109">universo</text:span></text:a><text:span text:style-name="T50"> </text:span><text:span text:style-name="T10">è il ricordo di ciò che un tempo essi conobbero.</text:span> </text:p>
      <text:p text:style-name="P5">Scetticismo: Non si può definire ne dimostrare nulla per il “regresso all'infinito”</text:p>
      <text:p text:style-name="P5"><text:s/></text:p>
      <text:p text:style-name="P5">Scolastica:</text:p>
      <text:p text:style-name="P5"/>
      <text:p text:style-name="P2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8"/>
      <text:p text:style-name="P2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8"/>
      <text:p text:style-name="P1"><text:span text:style-name="T311">Teodicea:</text:span><text:span text:style-name="T312"> </text:span><text:span text:style-name="T313">è una branca della </text:span><text:a xlink:type="simple" xlink:href="http://it.wikipedia.org/wiki/Teologia" text:style-name="Internet_20_link"><text:span text:style-name="T340">teologia</text:span></text:a><text:span text:style-name="T313"> che studia il rapporto tra la giustizia di </text:span><text:a xlink:type="simple" xlink:href="http://it.wikipedia.org/wiki/Dio" text:style-name="Internet_20_link"><text:span text:style-name="T340">Dio</text:span></text:a><text:span text:style-name="T313"> e la presenza nel mondo del </text:span><text:a xlink:type="simple" xlink:href="http://it.wikipedia.org/wiki/Male" text:style-name="Internet_20_link"><text:span text:style-name="T340">male</text:span></text:a><text:span text:style-name="T313">; per tale motivo, è anche indicata come </text:span><text:a xlink:type="simple" xlink:href="http://it.wikipedia.org/wiki/Teologia_naturale" text:style-name="Internet_20_link"><text:span text:style-name="T341">teologia naturale</text:span></text:a><text:span text:style-name="T313"> e, nel </text:span><text:a xlink:type="simple" xlink:href="http://it.wikipedia.org/wiki/XIX_secolo" text:style-name="Internet_20_link"><text:span text:style-name="T340">XIX secolo</text:span></text:a><text:span text:style-name="T313"> limitatamente alla cultura francese, come </text:span><text:a xlink:type="simple" xlink:href="http://it.wikipedia.org/wiki/Teologia_razionale" text:style-name="Internet_20_link"><text:span text:style-name="T341">teologia razionale</text:span></text:a><text:span text:style-name="T313">. </text:span><text:span text:style-name="T314">I</text:span><text:span text:style-name="T315">l termine "teodicea" fu coniato dal filosofo tedesco </text:span><text:a xlink:type="simple" xlink:href="http://it.wikipedia.org/wiki/Gottfried_Wilhelm_Leibniz" text:style-name="Internet_20_link"><text:span text:style-name="T343">Gottfried Wilhelm Leibniz</text:span></text:a><text:span text:style-name="T315"> (1646-1716) nell'opera </text:span><text:span text:style-name="T316">Essais de Théodicée sur la bonté de Dieu, la liberté </text:span><text:soft-page-break/><text:span text:style-name="T316">de l'homme et l'origine du mal</text:span><text:span text:style-name="T315"> (</text:span><text:span text:style-name="T316">Saggi di teodicea sulla bontà di Dio, la libertà dell'uomo e l'origine del male</text:span><text:span text:style-name="T315">), opera redatta nel 1705 ma pubblicata per la prima volta ad </text:span><text:a xlink:type="simple" xlink:href="http://it.wikipedia.org/wiki/Amsterdam" text:style-name="Internet_20_link"><text:span text:style-name="T343">Amsterdam</text:span></text:a><text:span text:style-name="T315"> nel 1710.</text:span></text:p>
      <text:p text:style-name="P28"/>
      <text:p text:style-name="P1"><text:span text:style-name="T322">Samizdat: </text:span><text:span text:style-name="T323">was a key form of </text:span><text:a xlink:type="simple" xlink:href="https://en.wikipedia.org/wiki/Soviet_dissidents" text:style-name="Internet_20_link"><text:span text:style-name="T348">dissident</text:span></text:a><text:span text:style-name="T323"> activity across the </text:span><text:a xlink:type="simple" xlink:href="https://en.wikipedia.org/wiki/Soviet_bloc" text:style-name="Internet_20_link"><text:span text:style-name="T348">Soviet bloc</text:span></text:a><text:span text:style-name="T323"> in which individuals reproduced censored publications by hand and passed the documents from reader to reader. This </text:span><text:a xlink:type="simple" xlink:href="https://en.wikipedia.org/wiki/Grassroots" text:style-name="Internet_20_link"><text:span text:style-name="T348">grassroots</text:span></text:a><text:span text:style-name="T323"> practice to evade officially imposed </text:span><text:a xlink:type="simple" xlink:href="https://en.wikipedia.org/wiki/Censorship" text:style-name="Internet_20_link"><text:span text:style-name="T348">censorship</text:span></text:a><text:span text:style-name="T323"> was fraught with danger as harsh punishments were meted out to people caught possessing or copying censored materials. </text:span><text:a xlink:type="simple" xlink:href="https://en.wikipedia.org/wiki/Vladimir_Bukovsky" text:style-name="Internet_20_link"><text:span text:style-name="T347">Vladimir Bukovsky</text:span></text:a><text:span text:style-name="T321"> summarized it as, "I myself create it, edit it, censor it, publish it, distribute it, and get imprisoned for it."</text:span></text:p>
      <text:p text:style-name="P28"/>
      <text:p text:style-name="P28"/>
      <text:p text:style-name="P28"/>
      <text:p text:style-name="P28"/>
      <text:p text:style-name="P28"/>
      <text:p text:style-name="P28"/>
      <text:p text:style-name="P28"/>
      <text:p text:style-name="P28"/>
      <text:p text:style-name="P28"/>
      <text:p text:style-name="P28">Riviste:</text:p>
      <text:p text:style-name="P28"/>
      <text:p text:style-name="P28">L=A=N=G=U=A=G=E: magazine, 13 issues between (1978 to 1981), edited by Charles Bernstein and Bruce Andrews. Breading ground of the poets movement under the name “Language poe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Books:</text:p>
      <text:p text:style-name="P28"/>
      <text:p text:style-name="P1"><text:span text:style-name="T246">Cantico dei cantici: attribuito a Salomone (che sarebbe pure il personaggio principale) del X sec. </text:span><text:soft-page-break/><text:span text:style-name="T246">a.C. Testo laico ebraico derivato e copiato da poemi della Mesopotamia. </text:span><text:span text:style-name="T235">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41"> </text:span></text:p>
      <text:p text:style-name="P28"/>
      <text:p text:style-name="P28">Poemi Omerici: Iliade 800 a.C. Circa (corporazione degli Omeridi). Odissea 650 a.C. Circa. <text:span text:style-name="T234">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78">Iliade: parla degli ultimi 51 giorni dei 10 anni di guerra tra I greci e Troia (detta anche Ilio, da cui prende il poema nome).</text:p>
      <text:p text:style-name="P78"><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78"><text:tab/>Odissea: Per ulisse l'arco e la cetra cantano la stessa melodia: la morte e la poesia sono la stessa cosa. Per gli Omerici nella poesia è compresa la morte e I dolori. Senza questi non esiste poesia. Ma la poesia, nata e narrante il dolore, dà gioia.</text:p>
      <text:p text:style-name="P78"><text:tab/>Due dei importanti: Apollo ed Ermes. Iliade inizia con Apollo e finisce con Ermes, l'Odissea il contrario. Odissea come poema sinfonico: un primo tema, un secondo, ripresa del primo, terzo.. Armonia per I greci significa “intreccio, connessione”.</text:p>
      <text:p text:style-name="P28"/>
      <text:p text:style-name="P28">The Language Book: Bruce Andrews and prof. Charles Bernstein.</text:p>
      <text:p text:style-name="P28"/>
      <text:p text:style-name="P28">Decamerone (Boccaccio): Dedicato alle donne afflitte da pene d'amore per risollevarle, destinato quindi a persone non letterate. <text:span text:style-name="T234">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8"/>
      <text:p text:style-name="P28">Almagesto: Trattato scientifico fatto da Tolomeo nel II sec. d.C. Per spiegare il moto dei pianeti e dare all'astronomia caratterre scientifico. 13 capitoli. <text:span text:style-name="T234">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8"/>
      <text:p text:style-name="P28"><text:soft-page-break/>Corpus Ermeticus: </text:p>
      <text:p text:style-name="P28"/>
      <text:p text:style-name="P28">Gli Elementi di Euclide: più importante opera di geometria dell'antichità, 11 volumi. <text:span text:style-name="T234">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8"/>
      <text:p text:style-name="P28">Sulla Natura: Poema di Parmenide che diffonde le sue idee filosofiche. <text:span text:style-name="T234">Sono pervenuti 19 frammenti per un totale di 160 versi. Si compone di un </text:span><text:span text:style-name="T237">Proemio</text:span><text:span text:style-name="T234"> e di una trattazione in 2 parti: </text:span><text:span text:style-name="T237">La via della verità, </text:span><text:span text:style-name="T236">che attraverso la ragione conduce alla verità e all'essere, e</text:span><text:span text:style-name="T237"> La via dell'opinione, </text:span><text:span text:style-name="T236">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8"/>
      <text:p text:style-name="P28">Trattato sulle coniche: Apollonio. Le sezioni coniche.</text:p>
      <text:p text:style-name="P28"/>
      <text:p text:style-name="P28">Vangelo di San Nicodemo: vangelo apocrifo nel quale è narrata la battaglia di Gesù Cristo e gli dei del passato. Gesù Cristo va da Ade per sconfiggerlo e portare tutte le anime in paradiso.</text:p>
      <text:p text:style-name="P28"/>
      <text:p text:style-name="P1"><text:span text:style-name="T246">Do not stand at my grave and weep (1932): Poem written by Mary Elisabeth Frye, an </text:span><text:span text:style-name="T26">Baltimore housewife and florist.</text:span><text:span text:style-name="T246">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246">Del sublime:</text:span><text:span text:style-name="T257"> </text:span><text:span text:style-name="T283">trattato di poesia scritto in epoca ellenistica. Scritto da uno sconosciuto, al quale è stato dato il nome di Pseudo-Longino.</text:span><text:span text:style-name="T282"> </text:span><text:span text:style-name="T10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4">pathos </text:span></text:span><text:span text:style-name="T10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Luoghi</text:p>
      <text:p text:style-name="P28"/>
      <text:p text:style-name="P28">Martha's Vineyard: isola nel Massachussets, è stato girato “Lo Squalo” da Spielberg, tomba di John Belushi. Nell'inizio del '900 era popolata da un 25% di persone sorde. <text:span text:style-name="T234">Questo perché, pochi colonizzatori iniziarono a accoppiarsi tra loro dando libero spazio ai caratteri ereditari recessivi di presentarsi. (Paolini la spiega attraverso la figura di Alexander Graham Bell)</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p text:style-name="P26"/>
      <text:p text:style-name="P26"/>
      <text:p text:style-name="P26"><text:soft-page-break/></text:p>
      <text:p text:style-name="P26">Avvenimenti storici:</text:p>
      <text:p text:style-name="P26"/>
      <text:p text:style-name="P26">1183 – Pace di Costanza: tra Lega Lombarda (Lega dei comuni) e l'Impero di Federico I di Svevia (Barbarossa).</text:p>
      <text:p text:style-name="P26"/>
      <text:p text:style-name="P26">1309 – 1377: Cattività Avignonese. Il papa si trasferisce in Francia.</text:p>
      <text:p text:style-name="P26"/>
      <text:p text:style-name="P26">1324 – Tumulto di Bologna. I cittadini, dopo essere stati mandati in una disastrosa guerra contro Ferrara, i cittadini si ribellano ai capi generali francesi e clericali nel castello inespugnabile lanciando merda perché senza armi. Dura 11 giorni.</text:p>
      <text:p text:style-name="P26"/>
      <text:p text:style-name="P26">1440 – Johann Gutenberg: invenzione della stampa a caratteri mobili.</text:p>
      <text:p text:style-name="P26"/>
      <text:p text:style-name="P26">1444 – Cosimo de Medici: Biblioteca di San Marco a Firenze (culla dell'umanesimo) prima biblioteca pubblica europea.</text:p>
      <text:p text:style-name="P26"/>
      <text:p text:style-name="P2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6"/>
      <text:p text:style-name="P26">1839 d.C. - Nacita della fotografi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Miti:</text:p>
      <text:p text:style-name="P26"/>
      <text:p text:style-name="P47"><text:span text:style-name="Strong_20_Emphasis"><text:span text:style-name="T253">TECHNE</text:span></text:span><text:span text:style-name="T251"> </text:span><text:span text:style-name="T252">(Τέχνη). - Personificazione divina dell'arte, in contrapposizione alla Physis (Per il termine t. usato come equivalente di "arte" nel linguaggio critico, v. </text:span><text:span text:style-name="T254">critica</text:span><text:span text:style-name="T251"> </text:span><text:span text:style-name="T254">dell'arte</text:span><text:span text:style-name="T252">). </text:span><text:span text:style-name="T255">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1"/>
      <text:p text:style-name="P18"/>
      <text:p text:style-name="P87"><text:span text:style-name="T169">Calliope: In </text:span><text:a xlink:type="simple" xlink:href="https://en.wikipedia.org/wiki/Greek_mythology" text:style-name="Internet_20_link"><text:span text:style-name="T131">Greek mythology</text:span></text:a><text:span text:style-name="T169">, Calliope was the </text:span><text:a xlink:type="simple" xlink:href="https://en.wikipedia.org/wiki/Muse" text:style-name="Internet_20_link">muse</text:a><text:span text:style-name="T131"> </text:span><text:span text:style-name="T169">who presides over eloquence and </text:span><text:a xlink:type="simple" xlink:href="https://en.wikipedia.org/wiki/Epic_poetry" text:style-name="Internet_20_link"><text:span text:style-name="T131">epic poetry</text:span></text:a><text:span text:style-name="T169">; so called from the ecstatic harmony of her voice and is believed to be </text:span><text:a xlink:type="simple" xlink:href="https://en.wikipedia.org/wiki/Homer" text:style-name="Internet_20_link"><text:span text:style-name="T131">Homer</text:span></text:a><text:span text:style-name="T169">'s muse for the </text:span><text:a xlink:type="simple" xlink:href="https://en.wikipedia.org/wiki/Iliad" text:style-name="Internet_20_link">Iliad</text:a><text:span text:style-name="T131"> </text:span><text:span text:style-name="T169">and the </text:span><text:a xlink:type="simple" xlink:href="https://en.wikipedia.org/wiki/Odyssey" text:style-name="Internet_20_link"><text:span text:style-name="T131">Odyssey</text:span></text:a><text:span text:style-name="T169">. One account says Calliope was the lover of the war god </text:span><text:a xlink:type="simple" xlink:href="https://en.wikipedia.org/wiki/Ares" text:style-name="Internet_20_link"><text:span text:style-name="T131">Ares</text:span></text:a><text:span text:style-name="T169">, and bore him several sons</text:span><text:span text:style-name="T184">. </text:span><text:span text:style-name="T169">Calliope also had two famous sons, </text:span><text:a xlink:type="simple" xlink:href="https://en.wikipedia.org/wiki/Orpheus" text:style-name="Internet_20_link"><text:span text:style-name="T131">Orpheus</text:span></text:a><text:span text:style-name="T141"> </text:span><text:span text:style-name="T169">and </text:span><text:a xlink:type="simple" xlink:href="https://en.wikipedia.org/wiki/Linus_(mythology)" text:style-name="Internet_20_link">Linus</text:a><text:span text:style-name="T131"> </text:span><text:span text:style-name="T169">by either </text:span><text:a xlink:type="simple" xlink:href="https://en.wikipedia.org/wiki/Apollo" text:style-name="Internet_20_link">Apollo</text:a><text:span text:style-name="T131"> </text:span><text:span text:style-name="T169">or the king </text:span><text:a xlink:type="simple" xlink:href="https://en.wikipedia.org/wiki/Oeagrus" text:style-name="Internet_20_link">Oeagrus</text:a><text:span text:style-name="T131"> </text:span><text:span text:style-name="T169">of </text:span><text:a xlink:type="simple" xlink:href="https://en.wikipedia.org/wiki/Thrace" text:style-name="Internet_20_link"><text:span text:style-name="T131">Thrace</text:span></text:a><text:span text:style-name="T169">. She taught Orpheus verses for singing.</text:span><text:span text:style-name="T141"> </text:span><text:span text:style-name="T169">According to Hesiod, she was also the wisest of the </text:span><text:a xlink:type="simple" xlink:href="https://en.wikipedia.org/wiki/Muse" text:style-name="Internet_20_link"><text:span text:style-name="T131">Muses</text:span></text:a><text:span text:style-name="T169">, as well as the most assertive.</text:span></text:p>
      <text:p text:style-name="P26"/>
      <text:p text:style-name="P1"><text:span text:style-name="T257">Tiresia: </text:span><text:span text:style-name="T93">Secondo la mitologia greca, </text:span><text:span text:style-name="T94">Tiresia </text:span><text:span text:style-name="T9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36">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3"/>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text:soft-page-break/></text:p>
      <text:p text:style-name="P1">Amore e Psiche: Psiche in greco significa “anima” ed era bellissima, più bella di Afrodite. <text:span text:style-name="T234">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34">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7"><text:s/></text:span><text:span text:style-name="T10">Secondo Esiodo</text:span><text:span text:style-name="T50"> </text:span><text:span text:style-name="T10">Temi era una </text:span><text:a xlink:type="simple" xlink:href="http://it.wikipedia.org/wiki/Titano_(mitologia)" text:style-name="Internet_20_link"><text:span text:style-name="T50">titanide</text:span></text:a><text:span text:style-name="T10">, figlia di Urano</text:span><text:span text:style-name="T50"> </text:span><text:span text:style-name="T10">e </text:span><text:a xlink:type="simple" xlink:href="http://it.wikipedia.org/wiki/Gea" text:style-name="Internet_20_link"><text:span text:style-name="T50">Gea</text:span></text:a><text:span text:style-name="T10">, e fu una delle spose di </text:span><text:a xlink:type="simple" xlink:href="http://it.wikipedia.org/wiki/Zeus" text:style-name="Internet_20_link">Zeus</text:a><text:span text:style-name="T50">, personificazione dell'ordine, della giustizia e del diritto. Generò le Ore e le Moiree.</text:span></text:p>
      <text:p text:style-name="P1"/>
      <text:p text:style-name="P1">Apollo: è un dio malvagio, <text:span text:style-name="T234">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260">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82">nella </text:span><text:a xlink:type="simple" xlink:href="http://it.wikipedia.org/wiki/Mitologia_greca" text:style-name="Internet_20_link"><text:span text:style-name="T139">mitologia greca</text:span></text:a><text:span text:style-name="T196"> </text:span><text:span text:style-name="T182">era un leggendario re di </text:span><text:a xlink:type="simple" xlink:href="http://it.wikipedia.org/wiki/Atene" text:style-name="Internet_20_link"><text:span text:style-name="T139">Atene</text:span></text:a><text:span text:style-name="T182">, figlio di </text:span><text:a xlink:type="simple" xlink:href="http://it.wikipedia.org/wiki/Etra" text:style-name="Internet_20_link"><text:span text:style-name="T139">Etra</text:span></text:a><text:span text:style-name="T196"> </text:span><text:span text:style-name="T182">ed </text:span><text:a xlink:type="simple" xlink:href="http://it.wikipedia.org/wiki/Egeo" text:style-name="Internet_20_link"><text:span text:style-name="T139">Egeo</text:span></text:a>. <text:span text:style-name="T182">Teseo fu l’eroe fondatore degli </text:span><text:a xlink:type="simple" xlink:href="http://it.wikipedia.org/wiki/Ioni" text:style-name="Internet_20_link"><text:span text:style-name="T139">Ioni</text:span></text:a><text:span text:style-name="T196"> </text:span><text:span text:style-name="T182">e venne considerato dagli </text:span><text:a xlink:type="simple" xlink:href="http://it.wikipedia.org/wiki/Atene" text:style-name="Internet_20_link"><text:span text:style-name="T139">Ateniesi</text:span></text:a><text:span text:style-name="T196"> </text:span><text:span text:style-name="T182">come il loro grande riformatore, padre della patria e della democrazia in Occidente. Nella sua opera </text:span><text:a xlink:type="simple" xlink:href="http://it.wikipedia.org/wiki/Le_rane_(Aristofane)" text:style-name="Internet_20_link"><text:span text:style-name="T140">Le rane</text:span></text:a><text:span text:style-name="T182">, </text:span><text:a xlink:type="simple" xlink:href="http://it.wikipedia.org/wiki/Aristofane" text:style-name="Internet_20_link">Aristofane</text:a><text:span text:style-name="T139"> </text:span><text:span text:style-name="T182">lo indica come l’inventore di molte delle più note tradizioni ateniesi.</text:span> <text:span text:style-name="T178">Teseo è figlio di Egeo e Etra stessa. Il re poiché ubriacato dal padre di Etra, si unì con la donna sull'isola di </text:span><text:a xlink:type="simple" xlink:href="http://it.wikipedia.org/wiki/Samo_(isola)" text:style-name="Internet_20_link"><text:span text:style-name="T124">Samo</text:span></text:a><text:span text:style-name="T178">, in Asia Minore. Questa versione del mito sembra testimoniare l’origine orientale dell’eroe e dei riti a lui dedicati (le </text:span><text:a xlink:type="simple" xlink:href="http://it.wikipedia.org/wiki/Tesee" text:style-name="Internet_20_link"><text:span text:style-name="T124">Tesee</text:span></text:a><text:span text:style-name="T178">). Dopo che Etra rimase incinta, Egeo decise di tornare ad Atene ma, prima di partire, seppellì un suo </text:span><text:a xlink:type="simple" xlink:href="http://it.wikipedia.org/wiki/Sandalo" text:style-name="Internet_20_link"><text:span text:style-name="T124">sandalo</text:span></text:a><text:span text:style-name="T193"> </text:span><text:span text:style-name="T178">e la sua </text:span><text:a xlink:type="simple" xlink:href="http://it.wikipedia.org/wiki/Spada_(arma)" text:style-name="Internet_20_link"><text:span text:style-name="T124">spada</text:span></text:a><text:span text:style-name="T193"> </text:span><text:span text:style-name="T178">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text:span text:style-name="T124">Medea</text:span></text:a><text:span text:style-name="T178">, che era fuggita da </text:span><text:a xlink:type="simple" xlink:href="http://it.wikipedia.org/wiki/Corinto" text:style-name="Internet_20_link"><text:span text:style-name="T124">Corinto</text:span></text:a><text:span text:style-name="T193"> </text:span><text:span text:style-name="T178">dopo aver ucciso i figli che aveva avuto da </text:span><text:a xlink:type="simple" xlink:href="http://it.wikipedia.org/wiki/Giasone_(mitologia)" text:style-name="Internet_20_link"><text:span text:style-name="T124">Giasone</text:span></text:a><text:span text:style-name="T178">: lì dunque la sacerdotessa ed il re rappresentavano il potere ed il vecchio ordinamento sociale.</text:span><text:span text:style-name="T234"> Sconfigge il minotauro - </text:span><text:span text:style-name="T178">Il re di Creta </text:span><text:a xlink:type="simple" xlink:href="http://it.wikipedia.org/wiki/Minosse" text:style-name="Internet_20_link"><text:span text:style-name="T124">Minosse</text:span></text:a><text:span text:style-name="T193"> </text:span><text:span text:style-name="T178">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text:span text:style-name="T124">Minotauro</text:span></text:a><text:span text:style-name="T178">. Quando venne il momento di effettuare la terza spedizione sacrificale, Teseo si offrì subito volontario per andare ad uccidere il mostro.</text:span><text:span text:style-name="T234"> Arianna e la matassa di filo. </text:span><text:soft-page-break/><text:span text:style-name="T178">Teseo portò Arianna via da Creta con sé, ma poi la abbandonò sull’isola di </text:span><text:a xlink:type="simple" xlink:href="http://it.wikipedia.org/wiki/Nasso" text:style-name="Internet_20_link"><text:span text:style-name="T124">Nasso</text:span></text:a><text:span text:style-name="T193"> </text:span><text:span text:style-name="T178">e la ragazza, quando si accorse di ciò che era successo, lo maledisse e pianse talmente tanto che </text:span><text:a xlink:type="simple" xlink:href="http://it.wikipedia.org/wiki/Dioniso" text:style-name="Internet_20_link"><text:span text:style-name="T124">Dioniso</text:span></text:a><text:span text:style-name="T193"> </text:span><text:span text:style-name="T178">per confortarla le donò una corona d'oro, che venne poi mutata dal dio in una costellazione splendente alla sua morte: è la moderna costellazione della </text:span><text:a xlink:type="simple" xlink:href="http://it.wikipedia.org/wiki/Corona_Boreale" text:style-name="Internet_20_link"><text:span text:style-name="T124">Corona Boreale</text:span></text:a><text:span text:style-name="T178">.</text:span><text:span text:style-name="T234"> </text:span><text:span text:style-name="T178">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text:span text:style-name="T124">Capo Sunio</text:span></text:a><text:span text:style-name="T193"> </text:span><text:span text:style-name="T178">nel mare che da allora porta il suo nome. Morto il padre, Teseo viene proclamato re di Atene.</text:span> </text:p>
      <text:p text:style-name="P1">Perseo - <text:span text:style-name="T182">eroe della </text:span><text:a xlink:type="simple" xlink:href="http://it.wikipedia.org/wiki/Mitologia_greca" text:style-name="Internet_20_link"><text:span text:style-name="T139">mitologia greca</text:span></text:a><text:span text:style-name="T182">, figlio del re degli Dei </text:span><text:a xlink:type="simple" xlink:href="http://it.wikipedia.org/wiki/Zeus" text:style-name="Internet_20_link"><text:span text:style-name="T139">Zeus</text:span></text:a><text:span text:style-name="T196"> </text:span><text:span text:style-name="T182">e di </text:span><text:a xlink:type="simple" xlink:href="http://it.wikipedia.org/wiki/Danae" text:style-name="Internet_20_link"><text:span text:style-name="T139">Danae</text:span></text:a><text:span text:style-name="T182">, figlia del re di </text:span><text:a xlink:type="simple" xlink:href="http://it.wikipedia.org/wiki/Argo_(città)" text:style-name="Internet_20_link"><text:span text:style-name="T139">Argo</text:span></text:a><text:span text:style-name="T196"> </text:span><text:a xlink:type="simple" xlink:href="http://it.wikipedia.org/wiki/Acrisio" text:style-name="Internet_20_link"><text:span text:style-name="T139">Acrisio</text:span></text:a><text:span text:style-name="T182">.</text:span><text:span text:style-name="T212"> U</text:span><text:span text:style-name="T182">ccisione della </text:span><text:a xlink:type="simple" xlink:href="http://it.wikipedia.org/wiki/Gorgone" text:style-name="Internet_20_link"><text:span text:style-name="T139">Gorgone</text:span></text:a><text:span text:style-name="T196"> </text:span><text:a xlink:type="simple" xlink:href="http://it.wikipedia.org/wiki/Medusa_(mitologia)" text:style-name="Internet_20_link"><text:span text:style-name="T139">Medusa</text:span></text:a><text:span text:style-name="T182">, per aver salvato </text:span><text:a xlink:type="simple" xlink:href="http://it.wikipedia.org/wiki/Andromeda_(mitologia)" text:style-name="Internet_20_link"><text:span text:style-name="T139">Andromeda</text:span></text:a><text:span text:style-name="T182">, poi sua sposa, da un mostro marino e per essere stato re di </text:span><text:a xlink:type="simple" xlink:href="http://it.wikipedia.org/wiki/Tirinto" text:style-name="Internet_20_link"><text:span text:style-name="T139">Tirinto</text:span></text:a><text:span text:style-name="T182">, dopo aver rinunciato al trono di </text:span><text:a xlink:type="simple" xlink:href="http://it.wikipedia.org/wiki/Argo_(Grecia)" text:style-name="Internet_20_link"><text:span text:style-name="T139">Argo</text:span></text:a><text:span text:style-name="T196"> </text:span><text:span text:style-name="T182">a favore di </text:span><text:a xlink:type="simple" xlink:href="http://it.wikipedia.org/wiki/Megapente" text:style-name="Internet_20_link"><text:span text:style-name="T139">Megapente</text:span></text:a><text:span text:style-name="T182">, e di </text:span><text:a xlink:type="simple" xlink:href="http://it.wikipedia.org/wiki/Micene" text:style-name="Internet_20_link"><text:span text:style-name="T139">Micene</text:span></text:a><text:span text:style-name="T182">, città che fondò lui stesso.</text:span><text:span text:style-name="T212"> </text:span><text:a xlink:type="simple" xlink:href="http://it.wikipedia.org/wiki/Danae" text:style-name="Internet_20_link"><text:span text:style-name="T124">Danae</text:span></text:a><text:span text:style-name="T193"> </text:span><text:span text:style-name="T178">concepì un figlio.</text:span><text:span text:style-name="T234"> </text:span><text:span text:style-name="T213"><text:s/>I</text:span><text:span text:style-name="T178">l seduttore fu lo stesso </text:span><text:a xlink:type="simple" xlink:href="http://it.wikipedia.org/wiki/Zeus" text:style-name="Internet_20_link"><text:span text:style-name="T124">Zeus</text:span></text:a><text:span text:style-name="T178">, il quale, trasformato in pioggia d'oro, penetrò attraverso una fessura del tetto e ottenne l'amore della ragazza.</text:span><text:span text:style-name="T234"> </text:span><text:a xlink:type="simple" xlink:href="http://it.wikipedia.org/wiki/Danae" text:style-name="Internet_20_link"><text:span text:style-name="T124">Danae</text:span></text:a><text:span text:style-name="T178">, che la maturità aveva reso ancora più bella, era oggetto dei desideri del re </text:span><text:a xlink:type="simple" xlink:href="http://it.wikipedia.org/wiki/Polidette" text:style-name="Internet_20_link"><text:span text:style-name="T124">Polidette</text:span></text:a><text:span text:style-name="T193"> </text:span><text:span text:style-name="T178">che cercava in tutti i modi di convincerla a sposarlo; ma ella, il cui unico pensiero era il figlio Perseo, non ricambiava il suo amore.</text:span><text:span text:style-name="T234"> </text:span><text:span text:style-name="T178">Perseo affermò che se il re non avesse più insidiato sua madre Danae, gli avrebbe procurato la testa di </text:span><text:a xlink:type="simple" xlink:href="http://it.wikipedia.org/wiki/Medusa_(mitologia)" text:style-name="Internet_20_link"><text:span text:style-name="T124">Medusa</text:span></text:a><text:span text:style-name="T178">, una delle tre </text:span><text:a xlink:type="simple" xlink:href="http://it.wikipedia.org/wiki/Gorgoni" text:style-name="Internet_20_link"><text:span text:style-name="T124">Gorgoni</text:span></text:a><text:span text:style-name="T178">.</text:span><text:span text:style-name="T234"> </text:span><text:span text:style-name="T178">Per poter raggiungere Medusa, Perseo doveva procurarsi tre cose: dei sandali alati per spostarsi a gran velocità, una sacca magica (la </text:span><text:span text:style-name="T181">kibisis</text:span><text:span text:style-name="T178">) per riporvi la testa recisa e l'elmo di </text:span><text:a xlink:type="simple" xlink:href="http://it.wikipedia.org/wiki/Ade_(divinità)" text:style-name="Internet_20_link"><text:span text:style-name="T124">Ade</text:span></text:a><text:span text:style-name="T193"> </text:span><text:span text:style-name="T178">(</text:span><text:span text:style-name="T181">kunè</text:span><text:span text:style-name="T178">) che rende invisibili. Intanto Atena gli aveva fornito uno scudo lucido come uno specchio, raccomandando all'eroe di guardare Medusa solo di riflesso. Ermes gli regalò un falcetto di diamante affilatissimo, col quale l'eroe avrebbe decapitato il mostro.</text:span><text:span text:style-name="T234"> </text:span><text:span text:style-name="T178">Quegli oggetti erano custoditi dalle ninfe dello </text:span><text:a xlink:type="simple" xlink:href="http://it.wikipedia.org/wiki/Stige_(fiume)" text:style-name="Internet_20_link"><text:span text:style-name="T124">Stige</text:span></text:a><text:span text:style-name="T193"> </text:span><text:span text:style-name="T178">che abitavano in un luogo noto solo alle </text:span><text:a xlink:type="simple" xlink:href="http://it.wikipedia.org/wiki/Graie" text:style-name="Internet_20_link"><text:span text:style-name="T124">Graie</text:span></text:a><text:span text:style-name="T178">: nate già decrepite e grinzose, esse erano in tre, ma disponevano di un solo occhio e di un solo dente che usavano a turno, e abitavano in un palazzo custodito da </text:span><text:a xlink:type="simple" xlink:href="http://it.wikipedia.org/wiki/Atlante_(mitologia)" text:style-name="Internet_20_link"><text:span text:style-name="T124">Atlante</text:span></text:a><text:span text:style-name="T178">.</text:span><text:span text:style-name="T234"> </text:span><text:span text:style-name="T178">Dal collo mutilato della Medusa scaturirono un cavallo alato, </text:span><text:a xlink:type="simple" xlink:href="http://it.wikipedia.org/wiki/Pegaso_(mitologia)" text:style-name="Internet_20_link"><text:span text:style-name="T124">Pegaso</text:span></text:a><text:span text:style-name="T193"> </text:span><text:span text:style-name="T178">e un gigante, </text:span><text:a xlink:type="simple" xlink:href="http://it.wikipedia.org/wiki/Crisaore" text:style-name="Internet_20_link"><text:span text:style-name="T124">Crisaore</text:span></text:a><text:span text:style-name="T178">.</text:span><text:span text:style-name="T234"> </text:span><text:span text:style-name="T178">Perseo raccolse pure il sangue colato di Medusa, che aveva proprietà magiche: quello che era colato dalla vena sinistra era un veleno mortale, mentre quello colato dalla vena destra era un rimedio capace di resuscitare i morti.</text:span><text:span text:style-name="T234"> </text:span><text:span text:style-name="T178">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34"> </text:span><text:span text:style-name="T178">Mentre volteggiava sul territorio della Filistia, vide incatenata a uno scoglio una fanciulla, nuda e bellissima: </text:span><text:a xlink:type="simple" xlink:href="http://it.wikipedia.org/wiki/Andromeda_(mitologia)" text:style-name="Internet_20_link"><text:span text:style-name="T124">Andromeda</text:span></text:a><text:span text:style-name="T178">, figlia del re di </text:span><text:a xlink:type="simple" xlink:href="http://it.wikipedia.org/wiki/Etiopia" text:style-name="Internet_20_link"><text:span text:style-name="T124">Etiopia</text:span></text:a><text:span text:style-name="T193"> </text:span><text:a xlink:type="simple" xlink:href="http://it.wikipedia.org/wiki/Cefeo_(Belo)" text:style-name="Internet_20_link"><text:span text:style-name="T124">Cefeo</text:span></text:a><text:span text:style-name="T193"> </text:span><text:span text:style-name="T178">e di </text:span><text:a xlink:type="simple" xlink:href="http://it.wikipedia.org/wiki/Cassiopea_(mitologia)" text:style-name="Internet_20_link"><text:span text:style-name="T124">Cassiopea</text:span></text:a><text:span text:style-name="T178">. Era condannata a essere divorata da un mostro marino perché sua madre, orgogliosa dell'avvenenza di sua figlia, aveva affermato che superava in bellezza tutte le </text:span><text:a xlink:type="simple" xlink:href="http://it.wikipedia.org/wiki/Nereidi" text:style-name="Internet_20_link"><text:span text:style-name="T124">Nereidi</text:span></text:a><text:span text:style-name="T178">: le ninfe del mare si erano offese e </text:span><text:a xlink:type="simple" xlink:href="http://it.wikipedia.org/wiki/Poseidone" text:style-name="Internet_20_link"><text:span text:style-name="T124">Poseidone</text:span></text:a><text:span text:style-name="T178">,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Medusa</text:a><text:span text:style-name="T124"> </text:span><text:span text:style-name="T178">pietrificando il re Polidette e i suoi cortigiani. Perseo consegnò allora al padre adottivo </text:span><text:a xlink:type="simple" xlink:href="http://it.wikipedia.org/wiki/Ditti" text:style-name="Internet_20_link">Ditti</text:a><text:span text:style-name="T124"> </text:span><text:span text:style-name="T178">il potere sull'isola di Serifo. Donò poi gli oggetti che gli avevano permesso di uccidere la </text:span><text:a xlink:type="simple" xlink:href="http://it.wikipedia.org/wiki/Gorgone" text:style-name="Internet_20_link"><text:span text:style-name="T124">Gorgone</text:span></text:a><text:span text:style-name="T178">, ovvero i sandali, la bisaccia e l'elmo di Ade, ad Ermes, che li rese alle </text:span><text:a xlink:type="simple" xlink:href="http://it.wikipedia.org/wiki/Ninfe" text:style-name="Internet_20_link"><text:span text:style-name="T124">Ninfe</text:span></text:a><text:span text:style-name="T178">. La testa di </text:span><text:a xlink:type="simple" xlink:href="http://it.wikipedia.org/wiki/Medusa" text:style-name="Internet_20_link">Medusa</text:a><text:span text:style-name="T124"> </text:span><text:span text:style-name="T178">fu donata invece ad </text:span><text:a xlink:type="simple" xlink:href="http://it.wikipedia.org/wiki/Atena" text:style-name="Internet_20_link"><text:span text:style-name="T124">Atena</text:span></text:a><text:span text:style-name="T178">, che la pose in mezzo al proprio scudo (l'Egida). Perseo poi fondò </text:span><text:a xlink:type="simple" xlink:href="http://it.wikipedia.org/wiki/Micene" text:style-name="Internet_20_link"><text:span text:style-name="T124">Micene</text:span></text:a><text:span text:style-name="T178">, facendo costruire ai Ciclopi delle mura invincibili come quelle di Tirinto. Alla morte di Perseo, la dea </text:span><text:a xlink:type="simple" xlink:href="http://it.wikipedia.org/wiki/Atena" text:style-name="Internet_20_link"><text:span text:style-name="T124">Atena</text:span></text:a><text:span text:style-name="T178">, per onorare la sua gloria, lo trasformò in una </text:span><text:a xlink:type="simple" xlink:href="http://it.wikipedia.org/wiki/Perseo_(costellazione)" text:style-name="Internet_20_link">costellazione</text:a><text:span text:style-name="T124"> </text:span><text:span text:style-name="T178">cui pose a fianco la sua amata </text:span><text:a xlink:type="simple" xlink:href="http://it.wikipedia.org/wiki/Andromeda_(costellazione)" text:style-name="Internet_20_link"><text:span text:style-name="T124">Andromeda</text:span></text:a><text:span text:style-name="T178">, </text:span><text:a xlink:type="simple" xlink:href="http://it.wikipedia.org/wiki/Cefeo_(costellazione)" text:style-name="Internet_20_link">Cefeo</text:a><text:span text:style-name="T124"> </text:span><text:span text:style-name="T178">e </text:span><text:a xlink:type="simple" xlink:href="http://it.wikipedia.org/wiki/Cassiopea_(costellazione)" text:style-name="Internet_20_link"><text:span text:style-name="T124">Cassiopea</text:span></text:a><text:span text:style-name="T178">, la cui vanità aveva fatto sì che i due giovani si incontrassero. </text:span></text:p>
      <text:p text:style-name="P1">Cadmo - <text:span text:style-name="T182">figura della </text:span><text:a xlink:type="simple" xlink:href="http://it.wikipedia.org/wiki/Mitologia_greca" text:style-name="Internet_20_link">mitologia greca</text:a><text:span text:style-name="T139">.</text:span><text:span text:style-name="T182"> È considerato il fondatore della città greca di </text:span><text:a xlink:type="simple" xlink:href="http://it.wikipedia.org/wiki/Tebe_(Grecia)" text:style-name="Internet_20_link"><text:span text:style-name="T139">Tebe</text:span></text:a><text:span text:style-name="T182">.</text:span><text:span text:style-name="T234"> </text:span><text:span text:style-name="T178">L'oracolo di Delfi gli suggerì di interrompere la ricerca, poiché sarebbe stato il fondatore di una nuova città. Avrebbe dovuto seguire una vacca e, quand'essa si </text:span><text:soft-page-break/><text:span text:style-name="T178">fosse fermata, lì edificare la città.</text:span><text:span text:style-name="T234"> </text:span><text:span text:style-name="T178">Nel frattempo volle sacrificare la vacca alla dea </text:span><text:a xlink:type="simple" xlink:href="http://it.wikipedia.org/wiki/Atena" text:style-name="Internet_20_link"><text:span text:style-name="T124">Atena</text:span></text:a><text:span text:style-name="T178">, ma nel mentre i suoi compagni stavano per attingere l'acqua d'una sorgente lì vicina, il </text:span><text:a xlink:type="simple" xlink:href="http://it.wikipedia.org/wiki/Drago" text:style-name="Internet_20_link">drago</text:a><text:span text:style-name="T124"> </text:span><text:span text:style-name="T178">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text:span text:style-name="T124">sparti</text:span></text:a><text:span text:style-name="T178">). Cadmo sposò </text:span><text:a xlink:type="simple" xlink:href="http://it.wikipedia.org/wiki/Armonia_(mitologia)" text:style-name="Internet_20_link"><text:span text:style-name="T124">Armonia</text:span></text:a><text:span text:style-name="T178">, figlia di </text:span><text:a xlink:type="simple" xlink:href="http://it.wikipedia.org/wiki/Ares" text:style-name="Internet_20_link">Ares</text:a><text:span text:style-name="T124"> </text:span><text:span text:style-name="T178">e </text:span><text:a xlink:type="simple" xlink:href="http://it.wikipedia.org/wiki/Afrodite" text:style-name="Internet_20_link"><text:span text:style-name="T124">Afrodite</text:span></text:a><text:span text:style-name="T178">, e al matrimonio fu presente l'intero </text:span><text:a xlink:type="simple" xlink:href="http://it.wikipedia.org/wiki/Olimpo_(Grecia)" text:style-name="Internet_20_link"><text:span text:style-name="T124">Olimpo</text:span></text:a><text:span text:style-name="T178">. In vecchiaia Cadmo e Armonia, quando </text:span><text:a xlink:type="simple" xlink:href="http://it.wikipedia.org/wiki/Dioniso" text:style-name="Internet_20_link">Dioniso</text:a><text:span text:style-name="T124"> </text:span><text:span text:style-name="T178">distrusse la casa reale (vedi </text:span><text:a xlink:type="simple" xlink:href="http://it.wikipedia.org/wiki/Menadi" text:style-name="Internet_20_link"><text:span text:style-name="T124">Menadi</text:span></text:a><text:span text:style-name="T178">), furono esiliati in </text:span><text:a xlink:type="simple" xlink:href="http://it.wikipedia.org/wiki/Illiria" text:style-name="Internet_20_link">Illiria</text:a><text:span text:style-name="T124"> </text:span><text:span text:style-name="T178">dove furono trasformati in serpenti.</text:span></text:p>
      <text:p text:style-name="P25"/>
      <text:p text:style-name="P1">Eracle - <text:span text:style-name="T182">è un </text:span><text:a xlink:type="simple" xlink:href="http://it.wikipedia.org/wiki/Heros" text:style-name="Internet_20_link"><text:span text:style-name="T139">eroe</text:span></text:a><text:span text:style-name="T196"> </text:span><text:span text:style-name="T182">e semidio della </text:span><text:a xlink:type="simple" xlink:href="http://it.wikipedia.org/wiki/Mitologia_greca" text:style-name="Internet_20_link">mitologia greca</text:a><text:span text:style-name="T139">.</text:span><text:span text:style-name="T182"> Figlio di </text:span><text:a xlink:type="simple" xlink:href="http://it.wikipedia.org/wiki/Alcmena" text:style-name="Internet_20_link"><text:span text:style-name="T139">Alcmena</text:span></text:a><text:span text:style-name="T196"> </text:span><text:span text:style-name="T182">e di </text:span><text:a xlink:type="simple" xlink:href="http://it.wikipedia.org/wiki/Zeus" text:style-name="Internet_20_link"><text:span text:style-name="T139">Zeus</text:span></text:a><text:span text:style-name="T182">, egli nacque a </text:span><text:a xlink:type="simple" xlink:href="http://it.wikipedia.org/wiki/Tebe_(Grecia)" text:style-name="Internet_20_link"><text:span text:style-name="T139">Tebe</text:span></text:a><text:span text:style-name="T196"> </text:span><text:span text:style-name="T182">ed era dotato di una forza sovrumana. Rimase imbattuto sino alla propria fine terrena, che avvenne dopo che egli si diede fuoco presso un rogo, dilaniato dal dolore che </text:span><text:a xlink:type="simple" xlink:href="http://it.wikipedia.org/wiki/Deianira" text:style-name="Internet_20_link"><text:span text:style-name="T139">Deianira</text:span></text:a><text:span text:style-name="T182">, sua moglie, ignara del tradimento del centauro Nesso, aveva causato intingendo la sua tunica in un veleno mortale. Nell'Ade andò solo la sua ombra: egli salì nell'</text:span><text:a xlink:type="simple" xlink:href="http://it.wikipedia.org/wiki/Olimpo_(Grecia)" text:style-name="Internet_20_link">Olimpo</text:a><text:span text:style-name="T139"> </text:span><text:span text:style-name="T182">dove sposò </text:span><text:a xlink:type="simple" xlink:href="http://it.wikipedia.org/wiki/Ebe" text:style-name="Internet_20_link"><text:span text:style-name="T139">Ebe</text:span></text:a><text:span text:style-name="T196">.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text:span text:style-name="T139">Giochi olimpici</text:span></text:a><text:span text:style-name="T196">. </text:span><text:span text:style-name="T193">Quando era infante, Era gli mandò due serpenti velenosi ad ucciderlo, e lui li strangolò uno per mano. Lino, discendente del divino </text:span><text:a xlink:type="simple" xlink:href="http://it.wikipedia.org/wiki/Apollo" text:style-name="Internet_20_link"><text:span text:style-name="T124">Apollo</text:span></text:a><text:span text:style-name="T193">,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78">Durante un viaggio Eracle trovò rifugio nel palazzo del re di </text:span><text:a xlink:type="simple" xlink:href="http://it.wikipedia.org/wiki/Fere" text:style-name="Internet_20_link"><text:span text:style-name="T124">Fere</text:span></text:a><text:span text:style-name="T178">, </text:span><text:a xlink:type="simple" xlink:href="http://it.wikipedia.org/wiki/Admeto_(mitologia)" text:style-name="Internet_20_link"><text:span text:style-name="T124">Admeto</text:span></text:a><text:span text:style-name="T178">, che lo accolse con tutti gli onori. Questi però nascondeva al nobile ospite un triste segreto:</text:span><text:a xlink:type="simple" xlink:href="http://it.wikipedia.org/wiki/Apollo" text:style-name="Internet_20_link">Apollo</text:a><text:span text:style-name="T124"> </text:span><text:span text:style-name="T178">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text:span text:style-name="T124">Alcesti</text:span></text:a><text:span text:style-name="T178">,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Ade</text:a><text:span text:style-name="T124"> </text:span><text:span text:style-name="T178">e a </text:span><text:a xlink:type="simple" xlink:href="http://it.wikipedia.org/wiki/Persefone" text:style-name="Internet_20_link">Persefone</text:a><text:span text:style-name="T124"> </text:span><text:span text:style-name="T178">la struggente </text:span><text:soft-page-break/><text:span text:style-name="T178">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256">La statua di Zeus</text:span><text:span text:style-name="T234"> al tempio di Olimpia, alta quasi 20 metri in oro ed avorio. Ad Olimpia avvenivano I giochi olimpici, più grande evento sportivo dell'antica grecia dal grande valore culturale. Scolpito da Fidia (che aveva fatto I bassorilievi del Partenone di Atene).</text:span></text:p>
      <text:p text:style-name="P25"><text:tab/>- <text:span text:style-name="T256">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79">- <text:span text:style-name="T256">La tomba di Mausolo</text:span> (Mausoleo) ad Alicarnasso. Creato verso il 350 a.C. Era alto circa 40 metri. Impreziosito da statue esterne e bassorilievi: sormontato da 400 figure scolpite. Distrutto dai Crociati.</text:p>
      <text:p text:style-name="P79">- <text:span text:style-name="T256">La piramide di Keope</text:span> (Egitto). 2 milioni e mezzo di blocchi di pietra posizionati in 20 anni (in media 1 ogni 2 minuti).</text:p>
      <text:p text:style-name="P79">- <text:span text:style-name="T256">Il faro di Alessandria</text:span>, il più grande porto marittimo del mediterraneo. Alto poco meno di 100 metri, con una porta principale di altezza 12 metri e raffigurazioni in granito rosso. Rivestito di calcare bianco.</text:p>
      <text:p text:style-name="P79">- <text:span text:style-name="T256">I giardini pensili di Babilonia</text:span>, un'oasi artificiale rialzata. Non esistono resti archeologi. La leggenda indica Nabucodonosor come il creatore.</text:p>
      <text:p text:style-name="P79">- <text:span text:style-name="T256">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34">Sovietic Project starte in 1970 which tries to drill though the earth's crust as much as possible just to see what could happen. Reached 12000 m.</text:span></text:p>
      <text:p text:style-name="P1">Il cimitero delle balene in Tasmania: <text:span text:style-name="T234">2011, spiaggiamento di massa di 24 balene.</text:span></text:p>
      <text:p text:style-name="P1">Arca dell'Alleanza: <text:span text:style-name="T1">era una cassa di legno rivestita d'oro e riccamente decorata, la cui costruzione fu ordinata da Dio a Mosé.</text:span></text:p>
      <text:p text:style-name="P1"><text:soft-page-break/><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text:span text:style-name="T114">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Genesi</text:a><text:span text:style-name="T118">, </text:span><text:a xlink:type="simple" xlink:href="http://it.wikipedia.org/wiki/Libro_dell%27Esodo" text:style-name="Internet_20_link">Esodo</text:a><text:span text:style-name="T118">,</text:span><text:span text:style-name="T10"> </text:span><text:a xlink:type="simple" xlink:href="http://it.wikipedia.org/wiki/Levitico" text:style-name="Internet_20_link">Levitico</text:a><text:span text:style-name="T118">,</text:span><text:span text:style-name="T10"> </text:span><text:a xlink:type="simple" xlink:href="http://it.wikipedia.org/wiki/Numeri_(Bibbia)" text:style-name="Internet_20_link"><text:span text:style-name="T118">Numeri</text:span></text:a><text:span text:style-name="T10"> e </text:span><text:a xlink:type="simple" xlink:href="http://it.wikipedia.org/wiki/Deuteronomio" text:style-name="Internet_20_link"><text:span text:style-name="T118">Deuteronomio</text:span></text:a><text:span text:style-name="T49">.</text:span></text:p>
      <text:p text:style-name="P1"><text:span text:style-name="T49">Tanàkh: I testi sacri</text:span><text:span text:style-name="T109">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9"/>
      <text:p text:style-name="P80"><text:span text:style-name="T49">Haiku: </text:span><text:span text:style-name="T7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49"> </text:span><text:span text:style-name="T7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49"> </text:span></text:p>
      <text:p text:style-name="P1">I tripodi: Narrati nei poemi omerici sono I maggiori premi di gara dei poemi omerici. I comandanti degli eserciti propongono questi oggetti alle gare di poesia.</text:p>
      <text:p text:style-name="P5">Il <text:span text:style-name="T261">papiro di Rhin: </text:span>è il più esteso <text:a xlink:type="simple" xlink:href="http://it.wikipedia.org/wiki/Papiro" text:style-name="Internet_20_link">papiro</text:a><text:span text:style-name="T262"> </text:span>egizio di argomento <text:a xlink:type="simple" xlink:href="http://it.wikipedia.org/wiki/Matematica" text:style-name="Internet_20_link">matematico</text:a><text:span text:style-name="T262">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7"> </text:span><text:span text:style-name="T10">è un limite cognitivo teorico che concerne il numero di persone con cui un individuo è in grado di mantenere </text:span><text:a xlink:type="simple" xlink:href="http://it.wikipedia.org/wiki/Relazioni_interpersonali" text:style-name="Internet_20_link"><text:span text:style-name="T109">relazioni sociali</text:span></text:a><text:span text:style-name="T67"> </text:span><text:span text:style-name="T10">stabili, ossia relazioni nelle quali un individuo conosce l'identità di ciascuna persona e come queste persone si relazionano con ognuna delle altre.</text:span> Dimensione relativa della neocorteccia.</text:p>
      <text:p text:style-name="P71"><text:a xlink:type="simple" xlink:href="http://it.wikipedia.org/w/index.php?title=Dialoghi_tra_Hylas_e_Philonous&amp;action=edit&amp;redlink=1" text:style-name="Internet_20_link">Dialoghi tra Hylas e Philonous</text:a><text:span text:style-name="T274">: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3"><text:span text:style-name="T82">Mamihlapinatapai:</text:span><text:span text:style-name="T84"> è una parola del lessico Yaghan, la lingua degli Y</text:span><text:span text:style-name="T85">amana, una popolazione autoctona della Terra del Fuoco prossima all'estinzione. </text:span><text:span text:style-name="T234">Il vocabolo è noto per essere una delle parole più concise e di difficile traduzione al mondo. Il termine descrive l'atto di </text:span><text:span text:style-name="T238">«guardarsi reciprocamente negli occhi sperando che l'altra persona faccia qualcosa che entrambi desiderano ardentemente, ma che nessuno dei due vuole fare per primo»</text:span></text:p>
      <text:p text:style-name="P5"><text:span text:style-name="Strong_20_Emphasis"><text:span text:style-name="T279">Rana Dendrobatidae</text:span></text:span> </text:p>
      <text:p text:style-name="P5">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text:soft-page-break/>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261">Lari: </text:span>(dal latino <text:span text:style-name="T258">lar(es)</text:span>, "focolare", derivato dall'etrusco <text:span text:style-name="T258">lar</text:span>, "padre") sono figure della <text:a xlink:type="simple" xlink:href="http://it.wikipedia.org/wiki/Mitologia_romana" text:style-name="Internet_20_link">mitologia romana</text:a><text:span text:style-name="T262"> </text:span>che rappresentano gli spiriti protettori degli antenati defunti che, secondo le tradizioni romane, vegliavano sul buon andamento della famiglia, della proprietà o delle attività in generale </text:p>
      <text:p text:style-name="P46"><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text:span text:style-name="T108">quantistico</text:span></text:a><text:span text:style-name="T10">, privo di analogo </text:span><text:a xlink:type="simple" xlink:href="http://it.wikipedia.org/wiki/Fisica_classica" text:style-name="Internet_20_link"><text:span text:style-name="T108">classico</text:span></text:a><text:span text:style-name="T10">, in cui ogni </text:span><text:a xlink:type="simple" xlink:href="http://it.wikipedia.org/wiki/Stato_quantico" text:style-name="Internet_20_link">stato quantico</text:a><text:span text:style-name="T108"> </text:span><text:span text:style-name="T10">di un insieme di due o più </text:span><text:a xlink:type="simple" xlink:href="http://it.wikipedia.org/wiki/Sistema_(fisica)" text:style-name="Internet_20_link">sistemi </text:a><text:a xlink:type="simple" xlink:href="http://it.wikipedia.org/wiki/Sistema_(fisica)" text:style-name="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8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5"><text:span text:style-name="T24">Mahābhārata</text:span><text:span text:style-name="T88">: </text:span><text:span text:style-name="T10">one of the two major </text:span><text:a xlink:type="simple" xlink:href="http://en.wikipedia.org/wiki/Sanskrit_literature" text:style-name="Internet_20_link"><text:span text:style-name="T109">Sanskrit</text:span></text:a><text:span text:style-name="T65"> </text:span><text:a xlink:type="simple" xlink:href="http://en.wikipedia.org/wiki/Indian_epic_poetry" text:style-name="Internet_20_link">epics</text:a><text:span text:style-name="T109"> </text:span><text:span text:style-name="T10">of </text:span><text:a xlink:type="simple" xlink:href="http://en.wikipedia.org/wiki/History_of_India" text:style-name="Internet_20_link"><text:span text:style-name="T109">ancient India</text:span></text:a><text:span text:style-name="T10">, the other being the </text:span><text:a xlink:type="simple" xlink:href="http://en.wikipedia.org/wiki/Ramayana" text:style-name="Internet_20_link"><text:span text:style-name="T118">Ramayana</text:span></text:a><text:span text:style-name="T10">.</text:span><text:span text:style-name="T108"> </text:span><text:span text:style-name="T49">The first section of the </text:span><text:span text:style-name="T55">Mahabharata </text:span><text:span text:style-name="T49">states that it was </text:span><text:a xlink:type="simple" xlink:href="http://en.wikipedia.org/wiki/Ganesha" text:style-name="Internet_20_link">Ganesha</text:a><text:span text:style-name="T109">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08"> </text:span></text:p>
      <text:p text:style-name="P44"><text:span text:style-name="T246">Do not stand at my grave and weep (1932): Poem written by Mary Elisabeth Frye, an </text:span><text:span text:style-name="T278">Baltimore housewife and florist.</text:span><text:span text:style-name="T246"> </text:span><text:span text:style-name="T278">The identity of the author of the poem was unknown until the late 1990s</text:span><text:span text:style-name="T275">.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3"><text:span text:style-name="T241">La foresta di Aokigahara: è la destinazione più popolare fra i suicidi in Giappone. Da quando è stato pubblicato il romanzo </text:span><text:span text:style-name="Emphasis"><text:span text:style-name="T243">Kuroi Jukai</text:span></text:span><text:span text:style-name="T241">, in cui un giovane innamorato si suicida nella foresta, la gente ha cominciato a togliersi la vita lì ad un ritmo di 100 morti all'anno. http://www.vice.com/it/vice-news/aokigahara-suicide-forest-v3</text:span></text:p>
      <text:p text:style-name="P37"><text:span text:style-name="T101">Ghūl: (</text:span><text:span text:style-name="T100">Arabic) in popular legend, demonic being believed to inhabit burial grounds and other deserted places. In ancient Arabic folklore, </text:span><text:span text:style-name="Emphasis"><text:span text:style-name="T102">ghūl</text:span></text:span><text:span text:style-name="T10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2">ghūl </text:span></text:span><text:span text:style-name="T100">was often confused with the</text:span><text:bookmark text:name="ref92471"/><text:span text:style-name="T100"> </text:span><text:span text:style-name="Emphasis"><text:span text:style-name="T102">sílā, </text:span></text:span><text:span text:style-name="T100">also female; the </text:span><text:span text:style-name="Emphasis"><text:span text:style-name="T102">sílā, </text:span></text:span><text:span text:style-name="T100">however, was a witchlike species of jinn, immutable in shape. A </text:span><text:span text:style-name="Emphasis"><text:span text:style-name="T102">ghūl </text:span></text:span><text:span text:style-name="T100">stalked the </text:span><text:a xlink:type="simple" xlink:href="http://www.britannica.com/EBchecked/topic/158992/desert" text:style-name="Internet_20_link"><text:span text:style-name="T218">desert</text:span></text:a><text:span text:style-name="T100">, often in the guise of an attractive woman, trying to distract travelers, and, when successful, killed and ate them. The sole defense that one had against a </text:span><text:span text:style-name="Emphasis"><text:span text:style-name="T102">ghūl </text:span></text:span><text:span text:style-name="T100">was to strike it dead in one blow; a second blow would only bring it back to life again. The </text:span><text:span text:style-name="Emphasis"><text:span text:style-name="T102">ghūl, </text:span></text:span><text:span text:style-name="T10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text:span text:style-name="T129">Book of Genesis</text:span></text:a><text:span text:style-name="T66"> </text:span><text:span text:style-name="T39">and throughout the </text:span><text:a xlink:type="simple" xlink:href="http://en.wikipedia.org/wiki/Hebrew_Bible" text:style-name="Internet_20_link"><text:span text:style-name="T129">Hebrew Bible</text:span></text:a><text:span text:style-name="T39">, the </text:span><text:a xlink:type="simple" xlink:href="http://en.wikipedia.org/wiki/New_Testament" text:style-name="Internet_20_link"><text:span text:style-name="T129">New Testament</text:span></text:a><text:span text:style-name="T66"> </text:span><text:span text:style-name="T39">and in </text:span><text:a xlink:type="simple" xlink:href="http://en.wikipedia.org/wiki/Deuterocanonical_books" text:style-name="Internet_20_link"><text:span text:style-name="T129">deuterocanonical sources</text:span></text:a><text:span text:style-name="T39">, as well as the </text:span><text:a xlink:type="simple" xlink:href="http://en.wikipedia.org/wiki/Qur%27an" text:style-name="Internet_20_link"><text:span text:style-name="T129">Qur'an</text:span></text:a><text:span text:style-name="T39">. </text:span><text:span text:style-name="T32">Whether or not they ever existed is disputed by archaeologists. </text:span><text:a xlink:type="simple" xlink:href="http://en.wikipedia.org/wiki/Divine_judgment" text:style-name="Internet_20_link">Divine judgment</text:a><text:span text:style-name="T123"> </text:span><text:span text:style-name="T32">by </text:span><text:a xlink:type="simple" xlink:href="http://en.wikipedia.org/wiki/God" text:style-name="Internet_20_link">God</text:a><text:span text:style-name="T123"> </text:span><text:span text:style-name="T32">was then passed upon Sodom and Gomorrah and two neighboring cities, which were completely consumed by </text:span><text:a xlink:type="simple" xlink:href="http://en.wikipedia.org/wiki/Fire_and_brimstone" text:style-name="Internet_20_link"><text:span text:style-name="T123">fire and brimstone</text:span></text:a><text:span text:style-name="T32">. Neighboring </text:span><text:a xlink:type="simple" xlink:href="http://en.wikipedia.org/wiki/Zoara" text:style-name="Internet_20_link">Zoar</text:a><text:span text:style-name="T123"> </text:span><text:span text:style-name="T32">(Bela) was the only city to be spared. In </text:span><text:a xlink:type="simple" xlink:href="http://en.wikipedia.org/wiki/Abrahamic_religions" text:style-name="Internet_20_link"><text:span text:style-name="T123">Abrahamic religions</text:span></text:a><text:span text:style-name="T32">, Sodom and Gomorrah have become synonymous with impenitent sin, and their fall with a proverbial manifestation of </text:span><text:a xlink:type="simple" xlink:href="http://en.wikipedia.org/wiki/Divine_retribution" text:style-name="Internet_20_link"><text:span text:style-name="T123">divine retribution</text:span></text:a><text:span text:style-name="T32">.</text:span></text:p>
      <text:p text:style-name="P8"/>
      <text:p text:style-name="P37"><text:soft-page-break/><text:span text:style-name="T204">Il </text:span><text:span text:style-name="T205">Massacro di Katyń: </text:span><text:a xlink:type="simple" xlink:href="http://it.wikipedia.org/wiki/Seconda_guerra_mondiale" text:style-name="Internet_20_link">seconda guerra mondiale</text:a><text:span text:style-name="T150">,</text:span><text:span text:style-name="T204"> consistette nell'esecuzione di massa, da parte dell'</text:span><text:a xlink:type="simple" xlink:href="http://it.wikipedia.org/wiki/Armata_Rossa" text:style-name="Internet_20_link"><text:span text:style-name="T150">Armata Rossa</text:span></text:a><text:span text:style-name="T204">, di soldati e civili polacchi. </text:span><text:span text:style-name="T206">L'espressione si riferiva inizialmente al massacro dei soli ufficiali polacchi detenuti del </text:span><text:a xlink:type="simple" xlink:href="http://it.wikipedia.org/w/index.php?title=Campo_di_prigionia_di_Kozielsk&amp;action=edit&amp;redlink=1" text:style-name="Internet_20_link">campo di </text:a><text:a xlink:type="simple" xlink:href="http://it.wikipedia.org/w/index.php?title=Campo_di_prigionia_di_Kozielsk&amp;action=edit&amp;redlink=1" text:style-name="Internet_20_link">prigionia di Kozielsk</text:a><text:span text:style-name="T206">, che avvenne nella foresta di </text:span><text:a xlink:type="simple" xlink:href="http://it.wikipedia.org/wiki/Katyń" text:style-name="Internet_20_link">Katyń</text:a><text:span text:style-name="T151">. </text:span><text:span text:style-name="T206">Attualmente l'espressione denota invece l'uccisione di 21.857 cittadini polacchi: i prigionieri di guerra dei campi di </text:span><text:a xlink:type="simple" xlink:href="http://it.wikipedia.org/w/index.php?title=Kozielsk&amp;action=edit&amp;redlink=1" text:style-name="Internet_20_link"><text:span text:style-name="T161">Kozielsk</text:span></text:a><text:span text:style-name="T206">, </text:span><text:a xlink:type="simple" xlink:href="http://it.wikipedia.org/w/index.php?title=Starobielsk&amp;action=edit&amp;redlink=1" text:style-name="Internet_20_link">Starobielsk</text:a><text:span text:style-name="T161"> </text:span><text:span text:style-name="T206">e </text:span><text:a xlink:type="simple" xlink:href="http://it.wikipedia.org/wiki/Ostashkov" text:style-name="Internet_20_link">Ostashkov</text:a><text:span text:style-name="T151"> </text:span><text:span text:style-name="T206">e i detenuti delle prigioni della </text:span><text:a xlink:type="simple" xlink:href="http://it.wikipedia.org/wiki/Bielorussia" text:style-name="Internet_20_link">Bielorussia</text:a><text:span text:style-name="T151"> </text:span><text:span text:style-name="T206">e </text:span><text:a xlink:type="simple" xlink:href="http://it.wikipedia.org/wiki/Ucraina" text:style-name="Internet_20_link">Ucraina</text:a><text:span text:style-name="T151"> </text:span><text:span text:style-name="T206">occidentali, fatti uccidere su ordine di </text:span><text:a xlink:type="simple" xlink:href="http://it.wikipedia.org/wiki/Stalin" text:style-name="Internet_20_link">Stalin</text:a><text:span text:style-name="T151"> </text:span><text:span text:style-name="T206">nella foresta di Katyń e nelle prigioni di </text:span><text:a xlink:type="simple" xlink:href="http://it.wikipedia.org/wiki/Kalinin" text:style-name="Internet_20_link">Kalinin</text:a><text:span text:style-name="T151"> </text:span><text:span text:style-name="T206">(Tver), </text:span><text:a xlink:type="simple" xlink:href="http://it.wikipedia.org/wiki/Kharkov" text:style-name="Internet_20_link">Kharkov</text:a><text:span text:style-name="T151"> </text:span><text:span text:style-name="T206">e di altre città </text:span><text:a xlink:type="simple" xlink:href="http://it.wikipedia.org/wiki/Sovietiche" text:style-name="Internet_20_link"><text:span text:style-name="T151">sovietiche</text:span></text:a><text:span text:style-name="T206">.</text:span></text:p>
      <text:p text:style-name="P14"><text:span text:style-name="T287">Comprachicos: </text:span><text:span text:style-name="T286">is a compound </text:span><text:a xlink:type="simple" xlink:href="http://en.wikipedia.org/wiki/Spanish_language" text:style-name="Internet_20_link"><text:span text:style-name="T266">Spanish</text:span></text:a><text:span text:style-name="T290"> </text:span><text:a xlink:type="simple" xlink:href="http://en.wikipedia.org/wiki/Neologism" text:style-name="Internet_20_link"><text:span text:style-name="T266">neologism</text:span></text:a><text:span text:style-name="T290"> </text:span><text:span text:style-name="T286">meaning "child-buyers," which was coined by </text:span><text:a xlink:type="simple" xlink:href="http://en.wikipedia.org/wiki/Victor_Hugo" text:style-name="Internet_20_link"><text:span text:style-name="T266">Victor Hugo</text:span></text:a><text:span text:style-name="T290"> </text:span><text:span text:style-name="T286">in his novel </text:span><text:a xlink:type="simple" xlink:href="http://en.wikipedia.org/wiki/The_Man_Who_Laughs" text:style-name="Internet_20_link"><text:span text:style-name="T267">The Man Who Laughs</text:span></text:a><text:span text:style-name="T286">.</text:span><text:span text:style-name="T265"> </text:span><text:span text:style-name="T286">It refers to various groups in </text:span><text:a xlink:type="simple" xlink:href="http://en.wikipedia.org/wiki/Folklore" text:style-name="Internet_20_link"><text:span text:style-name="T266">folklore</text:span></text:a><text:span text:style-name="T290"> </text:span><text:span text:style-name="T286">who were said to change the physical appearance of human beings by manipulating growing children, in a similar way to the horticultural method of </text:span><text:a xlink:type="simple" xlink:href="http://en.wikipedia.org/wiki/Bonsai" text:style-name="Internet_20_link">bonsai</text:a><text:span text:style-name="T266"> </text:span><text:span text:style-name="T284">– </text:span><text:span text:style-name="T286">that is, deliberate </text:span><text:a xlink:type="simple" xlink:href="http://en.wikipedia.org/wiki/Mutilation" text:style-name="Internet_20_link"><text:span text:style-name="T266">mutilation</text:span></text:a><text:span text:style-name="T286">. </text:span><text:span text:style-name="T292">The most common methods said to be used in this practice included stunting children's growth by physical </text:span><text:a xlink:type="simple" xlink:href="http://en.wikipedia.org/wiki/Restraint" text:style-name="Internet_20_link"><text:span text:style-name="T268">restraint</text:span></text:a><text:span text:style-name="T292">, </text:span><text:a xlink:type="simple" xlink:href="http://en.wikipedia.org/wiki/Muzzle_(device)" text:style-name="Internet_20_link"><text:span text:style-name="T268">muzzling</text:span></text:a><text:span text:style-name="T291"> </text:span><text:span text:style-name="T292">their faces to deform them, slitting their eyes, dislocating their joints, and malforming their bones.</text:span><text:span text:style-name="T269"> </text:span><text:span text:style-name="T292">The resulting dwarfed and deformed adults made their living as </text:span><text:a xlink:type="simple" xlink:href="http://en.wikipedia.org/wiki/Charlatan" text:style-name="Internet_20_link"><text:span text:style-name="T268">mountebanks</text:span></text:a><text:span text:style-name="T291"> </text:span><text:span text:style-name="T292">or were sold to lords and ladies to be used as pages or </text:span><text:a xlink:type="simple" xlink:href="http://en.wikipedia.org/wiki/Jester" text:style-name="Internet_20_link"><text:span text:style-name="T268">court fools</text:span></text:a><text:span text:style-name="T292">. Much that seems unimaginable today may have authentic roots in common practices of the seventeenth century.</text:span></text:p>
      <text:p text:style-name="P41"/>
      <text:p text:style-name="P37"><text:span text:style-name="T167">Amaterasu-ō-mi-kami </text:span><text:span text:style-name="T169">(</text:span><text:span text:style-name="T207">天照大御神</text:span><text:span text:style-name="T169">): letteralmente "Grande dea che splende nei cieli"), generalmente abbreviato in </text:span><text:span text:style-name="T167">Amaterasu</text:span><text:span text:style-name="T169">, è la </text:span><text:a xlink:type="simple" xlink:href="http://it.wikipedia.org/wiki/Divinità" text:style-name="Internet_20_link"><text:span text:style-name="T132">dea</text:span></text:a><text:span text:style-name="T187"> </text:span><text:span text:style-name="T169">del </text:span><text:a xlink:type="simple" xlink:href="http://it.wikipedia.org/wiki/Sole" text:style-name="Internet_20_link"><text:span text:style-name="T132">Sole</text:span></text:a><text:span text:style-name="T187"> </text:span><text:span text:style-name="T169">(divinità da cui discendono tutte le cose) nella religione </text:span><text:a xlink:type="simple" xlink:href="http://it.wikipedia.org/wiki/Shinto" text:style-name="Internet_20_link"><text:span text:style-name="T132">shintoista</text:span></text:a><text:span text:style-name="T169">. È considerata la mitica antenata diretta della </text:span><text:a xlink:type="simple" xlink:href="http://it.wikipedia.org/wiki/Imperatore_del_Giappone" text:style-name="Internet_20_link"><text:span text:style-name="T132">famiglia imperiale</text:span></text:a><text:span text:style-name="T187"> </text:span><text:a xlink:type="simple" xlink:href="http://it.wikipedia.org/wiki/Giappone" text:style-name="Internet_20_link"><text:span text:style-name="T132">giapponese</text:span></text:a><text:span text:style-name="T169">. </text:span><text:span text:style-name="T208">Esistono tre differenti leggende sulla sua nascita: Secondo quanto narrato nel </text:span><text:span text:style-name="T209">Kojiki </text:span><text:span text:style-name="T208">("</text:span><text:span text:style-name="T209">Memorie degli eventi antichi</text:span><text:span text:style-name="T208">") ed in un testo alternativo del </text:span><text:a xlink:type="simple" xlink:href="http://it.wikipedia.org/wiki/Nihonshoki" text:style-name="Internet_20_link">Nihonshoki</text:a><text:span text:style-name="T148"> </text:span><text:span text:style-name="T208">("</text:span><text:span text:style-name="T209">Annali del Giappone</text:span><text:span text:style-name="T208">"), Amaterasu, la prima dei tre figli nobili di </text:span><text:a xlink:type="simple" xlink:href="http://it.wikipedia.org/wiki/Izanagi" text:style-name="Internet_20_link"><text:span text:style-name="T149">Izanagi</text:span></text:a><text:span text:style-name="T208">, nacque dal suo occhio sinistro mentre questi stava purificando sé stesso in un fiume dopo la sua visita al mondo sotterraneo (</text:span><text:a xlink:type="simple" xlink:href="http://it.wikipedia.org/w/index.php?title=Yomi-Tsu-Kumi&amp;action=edit&amp;redlink=1" text:style-name="Internet_20_link"><text:span text:style-name="T162">Yomi-Tsu-Kumi</text:span></text:a><text:span text:style-name="T208">). Izanagi le affidò il governo delle Alte Pianure Celestiali (</text:span><text:a xlink:type="simple" xlink:href="http://it.wikipedia.org/wiki/Takamagahara_(mitologia)" text:style-name="Internet_20_link"><text:span text:style-name="T149">Takamagahara</text:span></text:a><text:span text:style-name="T208">) ed il gioiello </text:span><text:a xlink:type="simple" xlink:href="http://it.wikipedia.org/w/index.php?title=Mikuratana_no_Kami&amp;action=edit&amp;redlink=1" text:style-name="Internet_20_link"><text:span text:style-name="T162">Mikuratana no Kami</text:span></text:a><text:span text:style-name="T208">. Il testo principale del </text:span><text:span text:style-name="T209">Nihonshoki </text:span><text:span text:style-name="T208">racconta invece che Izanagi e </text:span><text:a xlink:type="simple" xlink:href="http://it.wikipedia.org/wiki/Izanami" text:style-name="Internet_20_link">Izanami</text:a><text:span text:style-name="T149"> </text:span><text:span text:style-name="T208">crearono tutti I </text:span><text:a xlink:type="simple" xlink:href="http://it.wikipedia.org/wiki/Kami" text:style-name="Internet_20_link">kami</text:a><text:span text:style-name="T149"> </text:span><text:span text:style-name="T208">della terra, quindi per dare loro un "Signore di tutti" crearono insieme </text:span><text:a xlink:type="simple" xlink:href="http://it.wikipedia.org/w/index.php?title=Taiyo_no_Kami&amp;action=edit&amp;redlink=1" text:style-name="Internet_20_link">Taiyo no Kami</text:a><text:span text:style-name="T162"> </text:span><text:span text:style-name="T208">("Divinità del Sole"), a cui affidarono il compito di governare sugli affari dei cieli. In una terza versione (contenuta sempre nel </text:span><text:span text:style-name="T209">Nihonshoki</text:span><text:span text:style-name="T208">) Amaterasu viene creata da uno </text:span><text:a xlink:type="simple" xlink:href="http://it.wikipedia.org/wiki/Sacro_Specchio" text:style-name="Internet_20_link">specchio</text:a><text:span text:style-name="T149"> </text:span><text:span text:style-name="T208">di rame bianco tenuto in mano da Izanagi.</text:span></text:p>
      <text:p text:style-name="P42"/>
      <text:p text:style-name="P37"><text:span text:style-name="T167">Moai: </text:span><text:a xlink:type="simple" xlink:href="http://en.wikipedia.org/wiki/Monolith" text:style-name="Internet_20_link">monolithic</text:a><text:span text:style-name="T131"> </text:span><text:span text:style-name="T169">human figures carved by the </text:span><text:a xlink:type="simple" xlink:href="http://en.wikipedia.org/wiki/Rapa_Nui_people" text:style-name="Internet_20_link">Rapa Nui people</text:a><text:span text:style-name="T131"> </text:span><text:span text:style-name="T169">from rock on the </text:span><text:a xlink:type="simple" xlink:href="http://en.wikipedia.org/wiki/Chile" text:style-name="Internet_20_link">Chilean</text:a><text:span text:style-name="T131"> </text:span><text:a xlink:type="simple" xlink:href="http://en.wikipedia.org/wiki/Polynesia" text:style-name="Internet_20_link">Polynesian</text:a><text:span text:style-name="T131"> </text:span><text:span text:style-name="T169">island of </text:span><text:a xlink:type="simple" xlink:href="http://en.wikipedia.org/wiki/Easter_Island" text:style-name="Internet_20_link">Easter Island</text:a><text:span text:style-name="T131"> </text:span><text:span text:style-name="T169">between the years 1250 and 1500.</text:span><text:bookmark text:name="cite_ref-fischer_1-0"/><text:a xlink:type="simple" xlink:href="http://en.wikipedia.org/wiki/Moai#cite_note-fischer-1" text:style-name="Internet_20_link">[1]</text:a><text:span text:style-name="T131"> </text:span><text:span text:style-name="T169">Nearly half are still at </text:span><text:a xlink:type="simple" xlink:href="http://en.wikipedia.org/wiki/Rano_Raraku" text:style-name="Internet_20_link"><text:span text:style-name="T131">Rano Raraku</text:span></text:a><text:span text:style-name="T169">, the main moai quarry, but hundreds were transported from there and set on stone platforms called </text:span><text:a xlink:type="simple" xlink:href="http://en.wikipedia.org/wiki/Easter_Island#Ahu" text:style-name="Internet_20_link">ahu</text:a><text:span text:style-name="T131"> </text:span><text:span text:style-name="T169">around the island's perimeter. Almost all moai have overly large heads three-eighths the size of the whole statue. The moai are chiefly the living faces (</text:span><text:span text:style-name="T172">aringa ora</text:span><text:span text:style-name="T169">) of deified ancestors (</text:span><text:span text:style-name="T172">aringa ora ata tepuna</text:span><text:span text:style-name="T169">).</text:span><text:bookmark text:name="cite_ref-2"/><text:a xlink:type="simple" xlink:href="http://en.wikipedia.org/wiki/Moai#cite_note-2" text:style-name="Internet_20_link">[2]</text:a><text:span text:style-name="T131"> </text:span><text:span text:style-name="T169">The statues still gazed inland across their clan lands when Europeans first visited the island, but most were cast down during later conflicts between clans. The production and transportation of the 887 statues</text:span><text:span text:style-name="T131"> </text:span><text:span text:style-name="T169">are considered remarkable creative and physical feats.</text:span><text:span text:style-name="T131"> </text:span><text:span text:style-name="T169">The tallest moai erected, called </text:span><text:span text:style-name="T172">Paro</text:span><text:span text:style-name="T169">, was almost 10 metres (33 ft) high and weighed 82 </text:span><text:a xlink:type="simple" xlink:href="http://en.wikipedia.org/wiki/Ton" text:style-name="Internet_20_link"><text:span text:style-name="T131">tons</text:span></text:a><text:bookmark text:name="cite_ref-5"/><text:span text:style-name="T186">.</text:span></text:p>
      <text:p text:style-name="P42">Uroboro: il serpente che si morde la coda</text:p>
      <text:p text:style-name="P1"><text:span text:style-name="T10">Aquilone: utilizzato in Corea per segnalare la nascita di un figlio. </text:span><text:span text:style-name="T105">Sebbene gli aquiloni arrivarono in </text:span><text:span text:style-name="Strong_20_Emphasis"><text:span text:style-name="T106">Corea dalla Cina</text:span></text:span><text:span text:style-name="T105">, anche qui vi furono sviluppi. Una leggenda affascinante racconta di </text:span><text:soft-page-break/><text:span text:style-name="T105">come il generale Gim Yu-Sin, vissuto nel</text:span><text:span text:style-name="Strong_20_Emphasis"><text:span text:style-name="T107"> </text:span></text:span><text:span text:style-name="Strong_20_Emphasis"><text:span text:style-name="T106">VII secolo</text:span></text:span><text:span text:style-name="T10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34"> </text:span><text:span text:style-name="T9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39">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69">Wallace delivered the commencement address to the 2005 graduating class at </text:span><text:a xlink:type="simple" xlink:href="http://en.wikipedia.org/wiki/Kenyon_College" text:style-name="Internet_20_link"><text:span text:style-name="T132">Kenyon College</text:span></text:a><text:span text:style-name="T169">. The speech was published as a book called </text:span><text:a xlink:type="simple" xlink:href="http://en.wikipedia.org/wiki/This_Is_Water" text:style-name="Internet_20_link"><text:span text:style-name="T137">This Is Water</text:span></text:a><text:span text:style-name="T212"> </text:span><text:span text:style-name="T169">in 2009.</text:span><text:bookmark text:name="cite_ref-15"/><text:a xlink:type="simple" xlink:href="http://en.wikipedia.org/wiki/David_Foster_Wallace#cite_note-15" text:style-name="Internet_20_link"><text:span text:style-name="T141">[15]</text:span></text:a><text:span text:style-name="T212"> </text:span><text:span text:style-name="T169">In May 2013, portions of the speech were used in a popular online video also titled "This is Water".</text:span></text:p>
      <text:p text:style-name="P18"/>
      <text:p text:style-name="P1"><text:span text:style-name="T167">Abelardo ed Eloisa: </text:span><text:span text:style-name="T169">sono una coppia amorosa entrata a far parte dell'</text:span><text:a xlink:type="simple" xlink:href="http://it.wikipedia.org/wiki/Immaginario_collettivo" text:style-name="Internet_20_link">immaginario collettivo</text:a><text:span text:style-name="T132"> </text:span><text:span text:style-name="T169">europeo, come </text:span><text:a xlink:type="simple" xlink:href="http://it.wikipedia.org/wiki/Tristano_e_Isotta_(mito)" text:style-name="Internet_20_link"><text:span text:style-name="T132">Tristano e Isotta</text:span></text:a><text:span text:style-name="T169">, </text:span><text:a xlink:type="simple" xlink:href="http://it.wikipedia.org/wiki/Paolo_e_Francesca" text:style-name="Internet_20_link"><text:span text:style-name="T132">Paolo e Francesca</text:span></text:a><text:span text:style-name="T169">, </text:span><text:a xlink:type="simple" xlink:href="http://it.wikipedia.org/wiki/Romeo_e_Giulietta" text:style-name="Internet_20_link"><text:span text:style-name="T132">Romeo e Giulietta</text:span></text:a><text:span text:style-name="T169">, ma rispetto alle altre vicende ha fondamento storico. Lui doveva fare il tutore di lei, ma la mise incinta <text:s/>e poi la mandò in convento. Per questo fu evirato.</text:span></text:p>
      <text:p text:style-name="P18"/>
      <text:p text:style-name="P19"/>
      <text:p text:style-name="P57"/>
      <text:p text:style-name="P57"/>
      <text:p text:style-name="P57"/>
      <text:h text:style-name="P36" text:outline-level="1"><text:bookmark text:name="firstHeading2"/><text:soft-page-break/><text:span text:style-name="T92">Hausdorff dimension: </text:span><text:span text:style-name="T44">introduced in 1918</text:span><text:span text:style-name="T92">. </text:span><text:span text:style-name="T169">In </text:span><text:a xlink:type="simple" xlink:href="http://en.wikipedia.org/wiki/Mathematics" text:style-name="Internet_20_link"><text:span text:style-name="T132">mathematics</text:span></text:a><text:span text:style-name="T169">, the </text:span><text:span text:style-name="T167">Hausdorff dimension </text:span><text:span text:style-name="T169">(also known as the </text:span><text:span text:style-name="T167">Hausdorff–Besicovitch dimension</text:span><text:span text:style-name="T169">) is an </text:span><text:a xlink:type="simple" xlink:href="http://en.wikipedia.org/wiki/Extended_real_number_line" text:style-name="Internet_20_link"><text:span text:style-name="T132">extended</text:span></text:a><text:span text:style-name="T187"> </text:span><text:span text:style-name="T169">non-negative </text:span><text:a xlink:type="simple" xlink:href="http://en.wikipedia.org/wiki/Real_number" text:style-name="Internet_20_link"><text:span text:style-name="T132">real number</text:span></text:a><text:span text:style-name="T187"> </text:span><text:span text:style-name="T169">associated with any </text:span><text:a xlink:type="simple" xlink:href="http://en.wikipedia.org/wiki/Metric_space" text:style-name="Internet_20_link"><text:span text:style-name="T132">metric space</text:span></text:a><text:span text:style-name="T169">. The Hausdorff dimension generalizes the notion of the dimension of a real </text:span><text:a xlink:type="simple" xlink:href="http://en.wikipedia.org/wiki/Vector_space" text:style-name="Internet_20_link"><text:span text:style-name="T132">vector space</text:span></text:a><text:span text:style-name="T169">. That is, the Hausdorff dimension of an </text:span><text:span text:style-name="T172">n</text:span><text:span text:style-name="T169">-dimensional </text:span><text:a xlink:type="simple" xlink:href="http://en.wikipedia.org/wiki/Inner_product_space" text:style-name="Internet_20_link"><text:span text:style-name="T132">inner product space</text:span></text:a><text:span text:style-name="T187"> </text:span><text:span text:style-name="T169">equals </text:span><text:span text:style-name="T172">n</text:span><text:span text:style-name="T169">. This means, for example, the Hausdorff dimension of a point is zero, the Hausdorff dimension of a line is one, and the Hausdorff dimension of the plane is two. There are, however, many </text:span><text:a xlink:type="simple" xlink:href="http://en.wikipedia.org/wiki/Fractal" text:style-name="Internet_20_link"><text:span text:style-name="T132">irregular sets</text:span></text:a><text:span text:style-name="T187"> </text:span><text:span text:style-name="T169">that have noninteger Hausdorff dimension. (Applied also to fractal) </text:span><text:a xlink:type="simple" xlink:href="http://en.wikipedia.org/wiki/Hausdorff_dimension" text:style-name="Internet_20_link">http://en.wikipedia.org/wiki/Hausdorff_dimension</text:a></text:h>
      <text:h text:style-name="P36" text:outline-level="1"><text:bookmark text:name="firstHeading3"/><text:span text:style-name="T92">Minkowski–Bouligand dimension: </text:span><text:span text:style-name="T169">In </text:span><text:a xlink:type="simple" xlink:href="http://en.wikipedia.org/wiki/Fractal_geometry" text:style-name="Internet_20_link"><text:span text:style-name="T132">fractal geometry</text:span></text:a><text:span text:style-name="T169">, the </text:span><text:span text:style-name="T167">Minkowski–Bouligand dimension</text:span><text:span text:style-name="T169">, also known as</text:span><text:span text:style-name="T167">Minkowski dimension </text:span><text:span text:style-name="T169">or </text:span><text:span text:style-name="T167">box-counting dimension</text:span><text:span text:style-name="T169">, is a way of determining the </text:span><text:a xlink:type="simple" xlink:href="http://en.wikipedia.org/wiki/Fractal_dimension" text:style-name="Internet_20_link"><text:span text:style-name="T132">fractal dimension</text:span></text:a><text:span text:style-name="T187"> </text:span><text:span text:style-name="T169">of a </text:span><text:a xlink:type="simple" xlink:href="http://en.wikipedia.org/wiki/Set_(mathematics)" text:style-name="Internet_20_link"><text:span text:style-name="T132">set</text:span></text:a><text:span text:style-name="T187"> </text:span><text:span text:style-name="T172">S </text:span><text:span text:style-name="T169">in a </text:span><text:a xlink:type="simple" xlink:href="http://en.wikipedia.org/wiki/Euclidean_space" text:style-name="Internet_20_link"><text:span text:style-name="T132">Euclidean space</text:span></text:a><text:span text:style-name="T187"> </text:span><text:span text:style-name="T167">R</text:span><text:span text:style-name="T183">n</text:span><text:span text:style-name="T169">, or more generally in a </text:span><text:a xlink:type="simple" xlink:href="http://en.wikipedia.org/wiki/Metric_space" text:style-name="Internet_20_link"><text:span text:style-name="T132">metric space</text:span></text:a><text:span text:style-name="T187"> </text:span><text:span text:style-name="T169">(</text:span><text:span text:style-name="T172">X</text:span><text:span text:style-name="T169">, </text:span><text:span text:style-name="T172">d</text:span><text:span text:style-name="T169">). </text:span><text:a xlink:type="simple" xlink:href="http://en.wikipedia.org/wiki/Minkowski–Bouligand_dimension" text:style-name="Internet_20_link">http://en.wikipedia.org/wiki/Minkowski%E2%80%93Bouligand_dimension</text:a></text:h>
      <text:p text:style-name="P4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http://interactivedesign.it/blog/interactive-design/2012/09/20/jacques-andre-dupont-i</text:a><text:a xlink:type="simple" xlink:href="http://interactivedesign.it/blog/interactive-design/2012/09/20/jacques-andre-dupont-immersive-light-installation/" text:style-name="Internet_20_link">mmersive-light-installation/</text:a> <text:span text:style-name="T154">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http://www.youtube.com/watch?</text:a><text:soft-page-break/><text:a xlink:type="simple" xlink:href="http://www.youtube.com/watch?v=-wVq41Bi2yE&amp;feature=relmfu" text:style-name="Internet_20_link">v=-wVq41Bi2yE&amp;feature=relmfu</text:a> <text:s/>dance-visual interaction performance</text:p>
      <text:p text:style-name="P1"/>
      <text:p text:style-name="P1">Wavesilk: Programma web di disegno grafico e music interaction well done: <text:a xlink:type="simple" xlink:href="http://new.weavesilk.com/" text:style-name="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http://interactivedesign.it/blog/interactive-design/2012/10/10/porcelana-innovadora-</text:a><text:a xlink:type="simple" xlink:href="http://interactivedesign.it/blog/interactive-design/2012/10/10/porcelana-innovadora-video-mapping-sculpture/" text:style-name="Internet_20_link">video-mapping-sculpture/</text:a> </text:p>
      <text:p text:style-name="P1"/>
      <text:p text:style-name="P1">Anarchy Dance Theatre + UltraCombos: (Japan) Seventh Sense <text:a xlink:type="simple" xlink:href="http://www.youtube.com/watch?v=iQlDEPLHPyQ&amp;feature=related" text:style-name="Internet_20_link">http://www.youtube.com/watch?</text:a><text:a xlink:type="simple" xlink:href="http://www.youtube.com/watch?v=iQlDEPLHPyQ&amp;feature=related" text:style-name="Internet_20_link">v=iQlDEPLHPyQ&amp;feature=related</text:a> </text:p>
      <text:p text:style-name="P1"/>
      <text:p text:style-name="P1">MIDAS Project: <text:span text:style-name="T9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http://www.youtube.com/watch?v=lF2AR_y9s3s&amp;feature=related</text:a></text:p>
      <text:p text:style-name="P28"/>
      <text:p text:style-name="P28">Amoeba: prototype 1997. Etsuro Okuyama (Japanese, 1977). <text:span text:style-name="T234">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2"/>
      <text:p text:style-name="P1"><text:s/>Klaus Obermaier: The concept of (here and now). Light &amp; dance performance. <text:a xlink:type="simple" xlink:href="http://www.youtube.com/watch?v=afbQQM6RTe8&amp;feature=related" text:style-name="Internet_20_link">http://www.youtube.com/watch?v=afbQQM6RTe8&amp;feature=related</text:a> </text:p>
      <text:p text:style-name="P1"/>
      <text:p text:style-name="P1"><text:span text:style-name="T97">Gideon Obarzaneks:</text:span><text:span text:style-name="T96"> choreographer. </text:span><text:span text:style-name="T97">Chunky Move</text:span><text:span text:style-name="T244">: </text:span><text:s/><text:span text:style-name="T96">Obarzanek's avant-garde performances explore the tensions between the rational world we live in and richness of our imagination.</text:span> I<text:span text:style-name="T96">nstallations and interactive sound and light technologies. </text:span><text:a xlink:type="simple" xlink:href="http://www.youtube.com/watch?v=qaT64TYsVgA&amp;feature=related" text:style-name="Internet_20_link">http://www.youtube.com/watch?</text:a><text:a xlink:type="simple" xlink:href="http://www.youtube.com/watch?v=qaT64TYsVgA&amp;feature=related" text:style-name="Internet_20_link">v=qaT64TYsVgA&amp;feature=related</text:a><text:span text:style-name="T96"> </text:span></text:p>
      <text:p text:style-name="P13"/>
      <text:p text:style-name="P1"><text:span text:style-name="T96">Ruben D'Hers: Playa – Installazione con </text:span><text:span text:style-name="T154">14 chitarre acustiche, 31 motori di corrente continua</text:span><text:span text:style-name="T96">. </text:span><text:a xlink:type="simple" xlink:href="http://interactivedesign.it/blog/interactive-design/2012/10/08/playa-sound-installation/" text:style-name="Internet_20_link">http://interactivedesign.it/blog/interactive-design/2012/10/08/playa-sound-</text:a><text:a xlink:type="simple" xlink:href="http://interactivedesign.it/blog/interactive-design/2012/10/08/playa-sound-installation/" text:style-name="Internet_20_link">installation/</text:a><text:span text:style-name="T96"> </text:span></text:p>
      <text:p text:style-name="P13"/>
      <text:p text:style-name="P1"><text:span text:style-name="T96">Vaslav Nijinsky: La Pavillon d'Armide </text:span><text:a xlink:type="simple" xlink:href="http://www.youtube.com/watch?v=7SZCMDGBrOo&amp;list=PLFC2A6C7B56ACCF6B" text:style-name="Internet_20_link">http://www.youtube.com/watch?</text:a><text:a xlink:type="simple" xlink:href="http://www.youtube.com/watch?v=7SZCMDGBrOo&amp;list=PLFC2A6C7B56ACCF6B" text:style-name="Internet_20_link">v=7SZCMDGBrOo&amp;list=PLFC2A6C7B56ACCF6B</text:a></text:p>
      <text:p text:style-name="P54"/>
      <text:p text:style-name="P65"><text:span text:style-name="T15">Christopher Edward "Chris" Mars: </text:span><text:span text:style-name="T10">(born April 26, 1961) is an </text:span><text:a xlink:type="simple" xlink:href="http://en.wikipedia.org/wiki/United_States" text:style-name="Internet_20_link"><text:span text:style-name="T109">American</text:span></text:a><text:span text:style-name="T50"> </text:span><text:a xlink:type="simple" xlink:href="http://en.wikipedia.org/wiki/Artist" text:style-name="Internet_20_link"><text:span text:style-name="T109">artist</text:span></text:a><text:span text:style-name="T50"> </text:span><text:span text:style-name="T10">and </text:span><text:a xlink:type="simple" xlink:href="http://en.wikipedia.org/wiki/Musician" text:style-name="Internet_20_link"><text:span text:style-name="T109">musician</text:span></text:a><text:span text:style-name="T10">.</text:span><text:span text:style-name="T96"> Film: In Hanford </text:span><text:a xlink:type="simple" xlink:href="http://www.chrismarspublishing.com/home.htm" text:style-name="Internet_20_link">http://www.chrismarspublishing.com/home.htm</text:a> </text:p>
      <text:p text:style-name="P54"/>
      <text:p text:style-name="P65"><text:span text:style-name="T96">Liza Lim: The Navigator (2008) </text:span><text:a xlink:type="simple" xlink:href="http://www.sas.ac.uk/videos-and-podcasts/music/navigator-2006-08" text:style-name="Internet_20_link">http://www.sas.ac.uk/videos-and-podcasts/music/navigator-2006-08</text:a> , <text:a xlink:type="simple" xlink:href="http://www.youtube.com/watch?v=5pNo0PoP3sg" text:style-name="Internet_20_link">http://www.youtube.com/watch?v=5pNo0PoP3sg</text:a> </text:p>
      <text:p text:style-name="P65"/>
      <text:p text:style-name="P65">Housing for Health (HFH): Project done in the sud of Australia for reducing the poverty and illnesses through the improvement of the environment (Paul Pholeros: architect).</text:p>
      <text:p text:style-name="P65"/>
      <text:p text:style-name="P65"/>
      <text:p text:style-name="P65"/>
      <text:p text:style-name="P65"/>
      <text:p text:style-name="P65"/>
      <text:p text:style-name="P65"/>
      <text:p text:style-name="P65">Video:</text:p>
      <text:p text:style-name="P65"/>
      <text:p text:style-name="P65">Gold Panda: Hong Kong <text:soft-page-break/><text:a xlink:type="simple" xlink:href="http://prodcn.nowness.com/day/2013/6/3/3075/gold-panda-my-father-in-hong-kong-1961" text:style-name="Internet_20_link">http://prodcn.nowness.com/day/2013/6/3/3075/gold-panda-my-father-in-hong-kong-1961</text:a> </text:p>
      <text:p text:style-name="P65"/>
      <text:p text:style-name="P53">Nicolas Perony: TED. Complexity vs. Complicated. Complexity in behaviors. Simple behaviors realizing complex models. http://www.youtube.com/watch?v=0Y8-IzP01lw</text:p>
      <text:p text:style-name="P65"/>
      <text:p text:style-name="P65"/>
      <text:p text:style-name="P65"/>
      <text:p text:style-name="P65"/>
      <text:p text:style-name="P65"/>
      <text:p text:style-name="P65"/>
      <text:p text:style-name="P65"/>
      <text:p text:style-name="P65"/>
      <text:p text:style-name="P65"/>
      <text:p text:style-name="P65"/>
      <text:p text:style-name="P65">History:</text:p>
      <text:p text:style-name="P65"/>
      <text:p text:style-name="P65"><text:span text:style-name="T167">Uruk: </text:span><text:span text:style-name="T171">IV millennio a.C.</text:span><text:span text:style-name="T167"> </text:span><text:span text:style-name="T169">antica città dei </text:span><text:a xlink:type="simple" xlink:href="http://it.wikipedia.org/wiki/Sumeri" text:style-name="Internet_20_link"><text:span text:style-name="T132">Sumeri</text:span></text:a><text:span text:style-name="T187"> </text:span><text:span text:style-name="T169">e successivamente dei </text:span><text:a xlink:type="simple" xlink:href="http://it.wikipedia.org/wiki/Babilonesi" text:style-name="Internet_20_link"><text:span text:style-name="T132">Babilonesi</text:span></text:a><text:span text:style-name="T169">, situata nella </text:span><text:a xlink:type="simple" xlink:href="http://it.wikipedia.org/wiki/Mesopotamia" text:style-name="Internet_20_link"><text:span text:style-name="T132">Mesopotamia</text:span></text:a><text:span text:style-name="T187"> </text:span><text:span text:style-name="T169">meridionale. Nel </text:span><text:a xlink:type="simple" xlink:href="http://it.wikipedia.org/wiki/IV_millennio_a.C." text:style-name="Internet_20_link"><text:span text:style-name="T132">IV millennio a.C.</text:span></text:a><text:span text:style-name="T187"> </text:span><text:span text:style-name="T169">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text:span text:style-name="T132">stratificazione sociale</text:span></text:a><text:span text:style-name="T187"> </text:span><text:span text:style-name="T169">e la </text:span><text:a xlink:type="simple" xlink:href="http://it.wikipedia.org/wiki/Specializzazione_del_lavoro" text:style-name="Internet_20_link"><text:span text:style-name="T132">specializzazione del lavoro</text:span></text:a><text:span text:style-name="T169">.</text:span><text:span text:style-name="T131"> Le ricerche testimoniano la successione di più di 18 livelli di insediamenti urbani e sono stati riportati alla luce alcuni dei più antichi documenti sumerici. Tra I principali livelli, uno molto importante è il: </text:span><text:span text:style-name="T137">Uruk IV</text:span><text:span text:style-name="T131">, periodo in cui fu costruito il "tempio rosso" e inventata la scrittura. Si trattò, in generale, di un periodo molto fiorente. </text:span><text:span text:style-name="T186">La zona sacra di Eanna era separata dal resto della città con un muraglione. Fu dapprima consacrata al dio Anu, in seguito alla dea </text:span><text:a xlink:type="simple" xlink:href="http://it.wikipedia.org/wiki/Inanna" text:style-name="Internet_20_link"><text:span text:style-name="T132">Inanna</text:span></text:a><text:span text:style-name="T186">. Il principale monumento di questa zona era lo </text:span><text:a xlink:type="simple" xlink:href="http://it.wikipedia.org/wiki/Ziqqurat" text:style-name="Internet_20_link"><text:span text:style-name="T132">ziqqurat</text:span></text:a><text:span text:style-name="T186">, oggi quasi totalmente eroso. Il primo documento scritto della Mesopotamia fu scoperto proprio nell'Eanna, benché sia difficile datarlo con precisione.</text:span><text:span text:style-name="T13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text:span><text:soft-page-break/><text:span text:style-name="T131">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5"/>
      <text:p text:style-name="P65"/>
      <text:p text:style-name="P65"/>
      <text:p text:style-name="P65"/>
      <text:p text:style-name="P65"/>
      <text:p text:style-name="P65"/>
      <text:p text:style-name="P65"/>
      <text:p text:style-name="P65"/>
      <text:p text:style-name="P65">Various Paper:</text:p>
      <text:p text:style-name="P65"/>
      <text:p text:style-name="P65"><text:span text:style-name="T74">Edward A. Shanken - Technology and Intuition: A Love Story? Roy Ascott's Telematic Embrace. </text:span><text:span text:style-name="T7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http://www.leonardo.info/isast/articles/shanken.html</text:a><text:span text:style-name="T1"> </text:span></text:p>
      <text:p text:style-name="P76"/>
      <text:p text:style-name="P76"/>
      <text:p text:style-name="P76"/>
      <text:p text:style-name="P76"/>
      <text:p text:style-name="P59"/>
      <text:p text:style-name="P76"/>
      <text:p text:style-name="P76"/>
      <text:p text:style-name="P76"/>
      <text:p text:style-name="P76">Siti fighi:</text:p>
      <text:p text:style-name="P76"/>
      <text:p text:style-name="P76">Materiale sulla filosofia contemporanea: <text:a xlink:type="simple" xlink:href="http://www.bedeutung.co.uk/library/academic/" text:style-name="Internet_20_link">http://www.bedeutung.co.uk/library/academic/</text:a></text:p>
      <text:p text:style-name="P76">Chaitin's and Godel's Incompleteness Theorems: <text:a xlink:type="simple" xlink:href="http://math.ucr.edu/home/baez/surprises.html" text:style-name="Internet_20_link">http://math.ucr.edu/home/baez/surprises.html</text:a></text:p>
      <text:p text:style-name="P76">Website about Philosophy&gt; <text:a xlink:type="simple" xlink:href="http://www.the-philosopher.co.uk/" text:style-name="Internet_20_link">http://www.the-philosopher.co.uk/</text:a></text:p>
      <text:p text:style-name="P63">Site on suistainable technologies and art, featuring works that combine neurobiology, biotechnology and arts: <text:a xlink:type="simple" xlink:href="http://www.elniuton.com/" text:style-name="Internet_20_link">http://www.elniuton.com/</text:a></text:p>
      <text:p text:style-name="P76"/>
      <text:p text:style-name="P76"/>
      <text:p text:style-name="P76">Comics sulla matematica <text:a xlink:type="simple" xlink:href="http://spikedmath.com/math-comics.html" text:style-name="Internet_20_link">http://spikedmath.com/math-comics.html</text:a></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Music Competitions:</text:p>
      <text:p text:style-name="P76"/>
      <text:p text:style-name="P76"><text:a xlink:type="simple" xlink:href="http://www.womeninmusic.org.uk/compsandops.asp" text:style-name="Internet_20_link">http://www.womeninmusic.org.uk/compsandops.asp</text:a></text:p>
      <text:p text:style-name="P76"/>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6T14:11:36.920558600</meta:creation-date>
    <meta:editing-duration>PT3M</meta:editing-duration>
    <meta:editing-cycles>10</meta:editing-cycles>
    <meta:generator>LibreOffice/4.1.3.2$Linux_X86_64 LibreOffice_project/410m0$Build-2</meta:generator>
    <dc:date>2015-08-02T10:44:46.761819662</dc:date>
    <dc:creator>Luca Danieli</dc:creator>
    <meta:document-statistic meta:table-count="0" meta:image-count="0" meta:object-count="0" meta:page-count="43" meta:paragraph-count="323" meta:word-count="23947" meta:character-count="157066" meta:non-whitespace-character-count="133231"/>
  </office:meta>
</office:document-meta>
</file>